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">
      <style:table-cell-properties fo:border="thin solid #000000"/>
    </style:style>
    <style:style style:name="ce4" style:family="table-cell" style:parent-style-name="Default" style:data-style-name="N14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3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5.45041666666667cm" style:use-optimal-column-width="true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55763888888889cm" style:use-optimal-column-width="true"/>
    </style:style>
    <style:style style:name="co6" style:family="table-column">
      <style:table-column-properties fo:break-before="auto" style:column-width="2.804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rksheet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2" table:number-columns-repeated="16368" table:default-cell-style-name="ce1"/>
        <table:table-row table:style-name="ro1">
          <table:table-cell office:value-type="string" table:number-columns-spanned="5" table:number-rows-spanned="1" table:style-name="ce8">
            <text:p>旅館名稱</text:p>
          </table:table-cell>
          <table:covered-table-cell table:number-columns-repeated="4"/>
          <table:table-cell office:value-type="string" table:style-name="ce2">
            <text:p>Hotel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Room</text:p>
          </table:table-cell>
          <table:table-cell office:value-type="string" table:number-columns-spanned="2" table:number-rows-spanned="1" table:style-name="ce8">
            <text:p>Demand</text:p>
          </table:table-cell>
          <table:covered-table-cell/>
          <table:table-cell office:value-type="string" table:style-name="ce2">
            <text:p>Occupancy</text:p>
          </table:table-cell>
          <table:table-cell office:value-type="string" table:number-columns-spanned="2" table:number-rows-spanned="1" table:style-name="ce8">
            <text:p>ADR</text:p>
          </table:table-cell>
          <table:covered-table-cell/>
          <table:table-cell office:value-type="string" table:style-name="ce2">
            <text:p>Room_Revenue</text:p>
          </table:table-cell>
          <table:table-cell office:value-type="string" table:style-name="ce2">
            <text:p>F&amp;B_Revenue</text:p>
          </table:table-cell>
          <table:table-cell office:value-type="string" table:style-name="ce2">
            <text:p>Total_Revenue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圓山大飯店</text:p>
          </table:table-cell>
          <table:covered-table-cell table:number-columns-repeated="4"/>
          <table:table-cell office:value-type="string" office:string-value="圓山大飯店" table:formula="of:=SUBSTITUTE([.A2];&quot;*&quot;;&quot;&quot;)" table:style-name="ce5">
            <text:p>圓山大飯店</text:p>
          </table:table-cell>
          <table:table-cell office:value-type="string" table:style-name="ce5">
            <text:p>Taipei</text:p>
          </table:table-cell>
          <table:table-cell office:value-type="float" office:value="500" table:style-name="ce3">
            <text:p>500</text:p>
          </table:table-cell>
          <table:table-cell office:value-type="float" office:value="9428" table:number-columns-spanned="2" table:number-rows-spanned="1" table:style-name="ce7">
            <text:p>9,428</text:p>
          </table:table-cell>
          <table:covered-table-cell/>
          <table:table-cell office:value-type="percentage" office:value="0.62853333333333339" table:style-name="ce4">
            <text:p>62.85%</text:p>
          </table:table-cell>
          <table:table-cell office:value-type="float" office:value="3850.8096096733129" table:number-columns-spanned="2" table:number-rows-spanned="1" table:style-name="ce7">
            <text:p>3,851</text:p>
          </table:table-cell>
          <table:covered-table-cell/>
          <table:table-cell office:value-type="float" office:value="36305433" table:style-name="ce3">
            <text:p>36,305,433</text:p>
          </table:table-cell>
          <table:table-cell office:value-type="float" office:value="50712548" table:style-name="ce3">
            <text:p>50,712,548</text:p>
          </table:table-cell>
          <table:table-cell office:value-type="float" office:value="97595589" table:style-name="ce3">
            <text:p>97,595,58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賓大飯店</text:p>
          </table:table-cell>
          <table:covered-table-cell table:number-columns-repeated="4"/>
          <table:table-cell office:value-type="string" office:string-value="國賓大飯店" table:formula="of:=SUBSTITUTE([.A3];&quot;*&quot;;&quot;&quot;)" table:style-name="ce5">
            <text:p>國賓大飯店</text:p>
          </table:table-cell>
          <table:table-cell office:value-type="string" table:style-name="ce5">
            <text:p>Taipei</text:p>
          </table:table-cell>
          <table:table-cell office:value-type="float" office:value="316" table:style-name="ce3">
            <text:p>316</text:p>
          </table:table-cell>
          <table:table-cell office:value-type="float" office:value="6070" table:number-columns-spanned="2" table:number-rows-spanned="1" table:style-name="ce7">
            <text:p>6,070</text:p>
          </table:table-cell>
          <table:covered-table-cell/>
          <table:table-cell office:value-type="percentage" office:value="0.64029535864978904" table:style-name="ce4">
            <text:p>64.03%</text:p>
          </table:table-cell>
          <table:table-cell office:value-type="float" office:value="3695.4647446457989" table:number-columns-spanned="2" table:number-rows-spanned="1" table:style-name="ce7">
            <text:p>3,695</text:p>
          </table:table-cell>
          <table:covered-table-cell/>
          <table:table-cell office:value-type="float" office:value="22431471" table:style-name="ce3">
            <text:p>22,431,471</text:p>
          </table:table-cell>
          <table:table-cell office:value-type="float" office:value="87200960" table:style-name="ce3">
            <text:p>87,200,960</text:p>
          </table:table-cell>
          <table:table-cell office:value-type="float" office:value="115506088" table:style-name="ce3">
            <text:p>115,506,0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華國大飯店</text:p>
          </table:table-cell>
          <table:covered-table-cell table:number-columns-repeated="4"/>
          <table:table-cell office:value-type="string" office:string-value="台北華國大飯店" table:formula="of:=SUBSTITUTE([.A4];&quot;*&quot;;&quot;&quot;)" table:style-name="ce5">
            <text:p>台北華國大飯店</text:p>
          </table:table-cell>
          <table:table-cell office:value-type="string" table:style-name="ce5">
            <text:p>Taipei</text:p>
          </table:table-cell>
          <table:table-cell office:value-type="float" office:value="326" table:style-name="ce3">
            <text:p>326</text:p>
          </table:table-cell>
          <table:table-cell office:value-type="float" office:value="7385" table:number-columns-spanned="2" table:number-rows-spanned="1" table:style-name="ce7">
            <text:p>7,385</text:p>
          </table:table-cell>
          <table:covered-table-cell/>
          <table:table-cell office:value-type="percentage" office:value="0.75511247443762786" table:style-name="ce4">
            <text:p>75.51%</text:p>
          </table:table-cell>
          <table:table-cell office:value-type="float" office:value="2838.841976980365" table:number-columns-spanned="2" table:number-rows-spanned="1" table:style-name="ce7">
            <text:p>2,839</text:p>
          </table:table-cell>
          <table:covered-table-cell/>
          <table:table-cell office:value-type="float" office:value="20964848" table:style-name="ce3">
            <text:p>20,964,848</text:p>
          </table:table-cell>
          <table:table-cell office:value-type="float" office:value="10429936" table:style-name="ce3">
            <text:p>10,429,936</text:p>
          </table:table-cell>
          <table:table-cell office:value-type="float" office:value="33061914" table:style-name="ce3">
            <text:p>33,061,91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泰王子大飯店</text:p>
          </table:table-cell>
          <table:covered-table-cell table:number-columns-repeated="4"/>
          <table:table-cell office:value-type="string" office:string-value="華泰王子大飯店" table:formula="of:=SUBSTITUTE([.A5];&quot;*&quot;;&quot;&quot;)" table:style-name="ce5">
            <text:p>華泰王子大飯店</text:p>
          </table:table-cell>
          <table:table-cell office:value-type="string" table:style-name="ce5">
            <text:p>Taipei</text:p>
          </table:table-cell>
          <table:table-cell office:value-type="float" office:value="204" table:style-name="ce3">
            <text:p>204</text:p>
          </table:table-cell>
          <table:table-cell office:value-type="float" office:value="4419" table:number-columns-spanned="2" table:number-rows-spanned="1" table:style-name="ce7">
            <text:p>4,419</text:p>
          </table:table-cell>
          <table:covered-table-cell/>
          <table:table-cell office:value-type="percentage" office:value="0.72205882352941175" table:style-name="ce4">
            <text:p>72.21%</text:p>
          </table:table-cell>
          <table:table-cell office:value-type="float" office:value="2739.7965603077619" table:number-columns-spanned="2" table:number-rows-spanned="1" table:style-name="ce7">
            <text:p>2,740</text:p>
          </table:table-cell>
          <table:covered-table-cell/>
          <table:table-cell office:value-type="float" office:value="12107161" table:style-name="ce3">
            <text:p>12,107,161</text:p>
          </table:table-cell>
          <table:table-cell office:value-type="float" office:value="9103932" table:style-name="ce3">
            <text:p>9,103,932</text:p>
          </table:table-cell>
          <table:table-cell office:value-type="float" office:value="23465006" table:style-name="ce3">
            <text:p>23,465,00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豪景大酒店</text:p>
          </table:table-cell>
          <table:covered-table-cell table:number-columns-repeated="4"/>
          <table:table-cell office:value-type="string" office:string-value="豪景大酒店" table:formula="of:=SUBSTITUTE([.A6];&quot;*&quot;;&quot;&quot;)" table:style-name="ce5">
            <text:p>豪景大酒店</text:p>
          </table:table-cell>
          <table:table-cell office:value-type="string" table:style-name="ce5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2988" table:number-columns-spanned="2" table:number-rows-spanned="1" table:style-name="ce7">
            <text:p>2,988</text:p>
          </table:table-cell>
          <table:covered-table-cell/>
          <table:table-cell office:value-type="percentage" office:value="0.47655502392344501" table:style-name="ce4">
            <text:p>47.66%</text:p>
          </table:table-cell>
          <table:table-cell office:value-type="float" office:value="2097.8119143239619" table:number-columns-spanned="2" table:number-rows-spanned="1" table:style-name="ce7">
            <text:p>2,098</text:p>
          </table:table-cell>
          <table:covered-table-cell/>
          <table:table-cell office:value-type="float" office:value="6268262" table:style-name="ce3">
            <text:p>6,268,262</text:p>
          </table:table-cell>
          <table:table-cell office:value-type="float" office:value="805845" table:style-name="ce3">
            <text:p>805,845</text:p>
          </table:table-cell>
          <table:table-cell office:value-type="float" office:value="7339129" table:style-name="ce3">
            <text:p>7,339,12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王大飯店</text:p>
          </table:table-cell>
          <table:covered-table-cell table:number-columns-repeated="4"/>
          <table:table-cell office:value-type="string" office:string-value="國王大飯店" table:formula="of:=SUBSTITUTE([.A7];&quot;*&quot;;&quot;&quot;)" table:style-name="ce5">
            <text:p>國王大飯店</text:p>
          </table:table-cell>
          <table:table-cell office:value-type="string" table:style-name="ce5">
            <text:p>Taipei</text:p>
          </table:table-cell>
          <table:table-cell office:value-type="float" office:value="97" table:style-name="ce3">
            <text:p>97</text:p>
          </table:table-cell>
          <table:table-cell office:value-type="float" office:value="2431" table:number-columns-spanned="2" table:number-rows-spanned="1" table:style-name="ce7">
            <text:p>2,431</text:p>
          </table:table-cell>
          <table:covered-table-cell/>
          <table:table-cell office:value-type="percentage" office:value="0.83539518900343646" table:style-name="ce4">
            <text:p>83.54%</text:p>
          </table:table-cell>
          <table:table-cell office:value-type="float" office:value="1525.7791032496909" table:number-columns-spanned="2" table:number-rows-spanned="1" table:style-name="ce7">
            <text:p>1,526</text:p>
          </table:table-cell>
          <table:covered-table-cell/>
          <table:table-cell office:value-type="float" office:value="3709169" table:style-name="ce3">
            <text:p>3,709,169</text:p>
          </table:table-cell>
          <table:table-cell office:value-type="float" office:value="1096236" table:style-name="ce3">
            <text:p>1,096,236</text:p>
          </table:table-cell>
          <table:table-cell office:value-type="float" office:value="4856996" table:style-name="ce3">
            <text:p>4,856,99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凱撒大飯店</text:p>
          </table:table-cell>
          <table:covered-table-cell table:number-columns-repeated="4"/>
          <table:table-cell office:value-type="string" office:string-value="台北凱撒大飯店" table:formula="of:=SUBSTITUTE([.A8];&quot;*&quot;;&quot;&quot;)" table:style-name="ce5">
            <text:p>台北凱撒大飯店</text:p>
          </table:table-cell>
          <table:table-cell office:value-type="string" table:style-name="ce5">
            <text:p>Taipei</text:p>
          </table:table-cell>
          <table:table-cell office:value-type="float" office:value="478" table:style-name="ce3">
            <text:p>478</text:p>
          </table:table-cell>
          <table:table-cell office:value-type="float" office:value="12192" table:number-columns-spanned="2" table:number-rows-spanned="1" table:style-name="ce7">
            <text:p>12,192</text:p>
          </table:table-cell>
          <table:covered-table-cell/>
          <table:table-cell office:value-type="percentage" office:value="0.85020920502092046" table:style-name="ce4">
            <text:p>85.02%</text:p>
          </table:table-cell>
          <table:table-cell office:value-type="float" office:value="3530.4809711286089" table:number-columns-spanned="2" table:number-rows-spanned="1" table:style-name="ce7">
            <text:p>3,530</text:p>
          </table:table-cell>
          <table:covered-table-cell/>
          <table:table-cell office:value-type="float" office:value="43043624" table:style-name="ce3">
            <text:p>43,043,624</text:p>
          </table:table-cell>
          <table:table-cell office:value-type="float" office:value="16431389" table:style-name="ce3">
            <text:p>16,431,389</text:p>
          </table:table-cell>
          <table:table-cell office:value-type="float" office:value="64554631" table:style-name="ce3">
            <text:p>64,554,6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康華大飯店</text:p>
          </table:table-cell>
          <table:covered-table-cell table:number-columns-repeated="4"/>
          <table:table-cell office:value-type="string" office:string-value="康華大飯店" table:formula="of:=SUBSTITUTE([.A9];&quot;*&quot;;&quot;&quot;)" table:style-name="ce5">
            <text:p>康華大飯店</text:p>
          </table:table-cell>
          <table:table-cell office:value-type="string" table:style-name="ce5">
            <text:p>Taipei</text:p>
          </table:table-cell>
          <table:table-cell office:value-type="float" office:value="215" table:style-name="ce3">
            <text:p>215</text:p>
          </table:table-cell>
          <table:table-cell office:value-type="float" office:value="4028" table:number-columns-spanned="2" table:number-rows-spanned="1" table:style-name="ce7">
            <text:p>4,028</text:p>
          </table:table-cell>
          <table:covered-table-cell/>
          <table:table-cell office:value-type="percentage" office:value="0.62449612403100774" table:style-name="ce4">
            <text:p>62.45%</text:p>
          </table:table-cell>
          <table:table-cell office:value-type="float" office:value="2418.8853028798412" table:number-columns-spanned="2" table:number-rows-spanned="1" table:style-name="ce7">
            <text:p>2,419</text:p>
          </table:table-cell>
          <table:covered-table-cell/>
          <table:table-cell office:value-type="float" office:value="9743270" table:style-name="ce3">
            <text:p>9,743,270</text:p>
          </table:table-cell>
          <table:table-cell office:value-type="float" office:value="9875858" table:style-name="ce3">
            <text:p>9,875,858</text:p>
          </table:table-cell>
          <table:table-cell office:value-type="float" office:value="20314849" table:style-name="ce3">
            <text:p>20,314,8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兄弟大飯店</text:p>
          </table:table-cell>
          <table:covered-table-cell table:number-columns-repeated="4"/>
          <table:table-cell office:value-type="string" office:string-value="兄弟大飯店" table:formula="of:=SUBSTITUTE([.A10];&quot;*&quot;;&quot;&quot;)" table:style-name="ce5">
            <text:p>兄弟大飯店</text:p>
          </table:table-cell>
          <table:table-cell office:value-type="string" table:style-name="ce5">
            <text:p>Taipei</text:p>
          </table:table-cell>
          <table:table-cell office:value-type="float" office:value="250" table:style-name="ce3">
            <text:p>250</text:p>
          </table:table-cell>
          <table:table-cell office:value-type="float" office:value="4216" table:number-columns-spanned="2" table:number-rows-spanned="1" table:style-name="ce7">
            <text:p>4,216</text:p>
          </table:table-cell>
          <table:covered-table-cell/>
          <table:table-cell office:value-type="percentage" office:value="0.56213333333333337" table:style-name="ce4">
            <text:p>56.21%</text:p>
          </table:table-cell>
          <table:table-cell office:value-type="float" office:value="3508.8401328273239" table:number-columns-spanned="2" table:number-rows-spanned="1" table:style-name="ce7">
            <text:p>3,509</text:p>
          </table:table-cell>
          <table:covered-table-cell/>
          <table:table-cell office:value-type="float" office:value="14793270" table:style-name="ce3">
            <text:p>14,793,270</text:p>
          </table:table-cell>
          <table:table-cell office:value-type="float" office:value="38010500" table:style-name="ce3">
            <text:p>38,010,500</text:p>
          </table:table-cell>
          <table:table-cell office:value-type="float" office:value="57047335" table:style-name="ce3">
            <text:p>57,047,3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三德大飯店</text:p>
          </table:table-cell>
          <table:covered-table-cell table:number-columns-repeated="4"/>
          <table:table-cell office:value-type="string" office:string-value="三德大飯店" table:formula="of:=SUBSTITUTE([.A11];&quot;*&quot;;&quot;&quot;)" table:style-name="ce5">
            <text:p>三德大飯店</text:p>
          </table:table-cell>
          <table:table-cell office:value-type="string" table:style-name="ce5">
            <text:p>Taipei</text:p>
          </table:table-cell>
          <table:table-cell office:value-type="float" office:value="287" table:style-name="ce3">
            <text:p>287</text:p>
          </table:table-cell>
          <table:table-cell office:value-type="float" office:value="2732" table:number-columns-spanned="2" table:number-rows-spanned="1" table:style-name="ce7">
            <text:p>2,732</text:p>
          </table:table-cell>
          <table:covered-table-cell/>
          <table:table-cell office:value-type="percentage" office:value="0.31730545876887339" table:style-name="ce4">
            <text:p>31.73%</text:p>
          </table:table-cell>
          <table:table-cell office:value-type="float" office:value="1959.9740117130309" table:number-columns-spanned="2" table:number-rows-spanned="1" table:style-name="ce7">
            <text:p>1,960</text:p>
          </table:table-cell>
          <table:covered-table-cell/>
          <table:table-cell office:value-type="float" office:value="5354649" table:style-name="ce3">
            <text:p>5,354,649</text:p>
          </table:table-cell>
          <table:table-cell office:value-type="float" office:value="365600" table:style-name="ce3">
            <text:p>365,600</text:p>
          </table:table-cell>
          <table:table-cell office:value-type="float" office:value="8105035" table:style-name="ce3">
            <text:p>8,105,0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亞都麗緻大飯店</text:p>
          </table:table-cell>
          <table:covered-table-cell table:number-columns-repeated="4"/>
          <table:table-cell office:value-type="string" office:string-value="亞都麗緻大飯店" table:formula="of:=SUBSTITUTE([.A12];&quot;*&quot;;&quot;&quot;)" table:style-name="ce5">
            <text:p>亞都麗緻大飯店</text:p>
          </table:table-cell>
          <table:table-cell office:value-type="string" table:style-name="ce5">
            <text:p>Taipei</text:p>
          </table:table-cell>
          <table:table-cell office:value-type="float" office:value="209" table:style-name="ce3">
            <text:p>209</text:p>
          </table:table-cell>
          <table:table-cell office:value-type="float" office:value="4186" table:number-columns-spanned="2" table:number-rows-spanned="1" table:style-name="ce7">
            <text:p>4,186</text:p>
          </table:table-cell>
          <table:covered-table-cell/>
          <table:table-cell office:value-type="percentage" office:value="0.66762360446570967" table:style-name="ce4">
            <text:p>66.76%</text:p>
          </table:table-cell>
          <table:table-cell office:value-type="float" office:value="3864.1975633062589" table:number-columns-spanned="2" table:number-rows-spanned="1" table:style-name="ce7">
            <text:p>3,864</text:p>
          </table:table-cell>
          <table:covered-table-cell/>
          <table:table-cell office:value-type="float" office:value="16175531" table:style-name="ce3">
            <text:p>16,175,531</text:p>
          </table:table-cell>
          <table:table-cell office:value-type="float" office:value="11477199" table:style-name="ce3">
            <text:p>11,477,199</text:p>
          </table:table-cell>
          <table:table-cell office:value-type="float" office:value="33539246" table:style-name="ce3">
            <text:p>33,539,24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聯大飯店</text:p>
          </table:table-cell>
          <table:covered-table-cell table:number-columns-repeated="4"/>
          <table:table-cell office:value-type="string" office:string-value="國聯大飯店" table:formula="of:=SUBSTITUTE([.A13];&quot;*&quot;;&quot;&quot;)" table:style-name="ce5">
            <text:p>國聯大飯店</text:p>
          </table:table-cell>
          <table:table-cell office:value-type="string" table:style-name="ce5">
            <text:p>Taipei</text:p>
          </table:table-cell>
          <table:table-cell office:value-type="float" office:value="243" table:style-name="ce3">
            <text:p>243</text:p>
          </table:table-cell>
          <table:table-cell office:value-type="float" office:value="4042" table:number-columns-spanned="2" table:number-rows-spanned="1" table:style-name="ce7">
            <text:p>4,042</text:p>
          </table:table-cell>
          <table:covered-table-cell/>
          <table:table-cell office:value-type="percentage" office:value="0.55445816186556929" table:style-name="ce4">
            <text:p>55.45%</text:p>
          </table:table-cell>
          <table:table-cell office:value-type="float" office:value="2018.2451756556161" table:number-columns-spanned="2" table:number-rows-spanned="1" table:style-name="ce7">
            <text:p>2,018</text:p>
          </table:table-cell>
          <table:covered-table-cell/>
          <table:table-cell office:value-type="float" office:value="8157747" table:style-name="ce3">
            <text:p>8,157,747</text:p>
          </table:table-cell>
          <table:table-cell office:value-type="float" office:value="967510" table:style-name="ce3">
            <text:p>967,510</text:p>
          </table:table-cell>
          <table:table-cell office:value-type="float" office:value="10083660" table:style-name="ce3">
            <text:p>10,083,66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喜來登大飯店</text:p>
          </table:table-cell>
          <table:covered-table-cell table:number-columns-repeated="4"/>
          <table:table-cell office:value-type="string" office:string-value="台北寒舍喜來登大飯店" table:formula="of:=SUBSTITUTE([.A14];&quot;*&quot;;&quot;&quot;)" table:style-name="ce5">
            <text:p>台北寒舍喜來登大飯店</text:p>
          </table:table-cell>
          <table:table-cell office:value-type="string" table:style-name="ce5">
            <text:p>Taipei</text:p>
          </table:table-cell>
          <table:table-cell office:value-type="float" office:value="688" table:style-name="ce3">
            <text:p>688</text:p>
          </table:table-cell>
          <table:table-cell office:value-type="float" office:value="12853" table:number-columns-spanned="2" table:number-rows-spanned="1" table:style-name="ce7">
            <text:p>12,853</text:p>
          </table:table-cell>
          <table:covered-table-cell/>
          <table:table-cell office:value-type="percentage" office:value="0.62272286821705425" table:style-name="ce4">
            <text:p>62.27%</text:p>
          </table:table-cell>
          <table:table-cell office:value-type="float" office:value="5157.8095386291134" table:number-columns-spanned="2" table:number-rows-spanned="1" table:style-name="ce7">
            <text:p>5,158</text:p>
          </table:table-cell>
          <table:covered-table-cell/>
          <table:table-cell office:value-type="float" office:value="66293326" table:style-name="ce3">
            <text:p>66,293,326</text:p>
          </table:table-cell>
          <table:table-cell office:value-type="float" office:value="126285944" table:style-name="ce3">
            <text:p>126,285,944</text:p>
          </table:table-cell>
          <table:table-cell office:value-type="float" office:value="212963640" table:style-name="ce3">
            <text:p>212,963,64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老爺大酒店</text:p>
          </table:table-cell>
          <table:covered-table-cell table:number-columns-repeated="4"/>
          <table:table-cell office:value-type="string" office:string-value="老爺大酒店" table:formula="of:=SUBSTITUTE([.A15];&quot;*&quot;;&quot;&quot;)" table:style-name="ce5">
            <text:p>老爺大酒店</text:p>
          </table:table-cell>
          <table:table-cell office:value-type="string" table:style-name="ce5">
            <text:p>Taipei</text:p>
          </table:table-cell>
          <table:table-cell office:value-type="float" office:value="202" table:style-name="ce3">
            <text:p>202</text:p>
          </table:table-cell>
          <table:table-cell office:value-type="float" office:value="5522" table:number-columns-spanned="2" table:number-rows-spanned="1" table:style-name="ce7">
            <text:p>5,522</text:p>
          </table:table-cell>
          <table:covered-table-cell/>
          <table:table-cell office:value-type="percentage" office:value="0.91122112211221118" table:style-name="ce4">
            <text:p>91.12%</text:p>
          </table:table-cell>
          <table:table-cell office:value-type="float" office:value="4798.8241579137994" table:number-columns-spanned="2" table:number-rows-spanned="1" table:style-name="ce7">
            <text:p>4,799</text:p>
          </table:table-cell>
          <table:covered-table-cell/>
          <table:table-cell office:value-type="float" office:value="26499107" table:style-name="ce3">
            <text:p>26,499,107</text:p>
          </table:table-cell>
          <table:table-cell office:value-type="float" office:value="30082371" table:style-name="ce3">
            <text:p>30,082,371</text:p>
          </table:table-cell>
          <table:table-cell office:value-type="float" office:value="62909665" table:style-name="ce3">
            <text:p>62,909,6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華大飯店</text:p>
          </table:table-cell>
          <table:covered-table-cell table:number-columns-repeated="4"/>
          <table:table-cell office:value-type="string" office:string-value="福華大飯店" table:formula="of:=SUBSTITUTE([.A16];&quot;*&quot;;&quot;&quot;)" table:style-name="ce5">
            <text:p>福華大飯店</text:p>
          </table:table-cell>
          <table:table-cell office:value-type="string" table:style-name="ce5">
            <text:p>Taipei</text:p>
          </table:table-cell>
          <table:table-cell office:value-type="float" office:value="606" table:style-name="ce3">
            <text:p>606</text:p>
          </table:table-cell>
          <table:table-cell office:value-type="float" office:value="11371" table:number-columns-spanned="2" table:number-rows-spanned="1" table:style-name="ce7">
            <text:p>11,371</text:p>
          </table:table-cell>
          <table:covered-table-cell/>
          <table:table-cell office:value-type="percentage" office:value="0.62546754675467542" table:style-name="ce4">
            <text:p>62.55%</text:p>
          </table:table-cell>
          <table:table-cell office:value-type="float" office:value="3516.6652009497839" table:number-columns-spanned="2" table:number-rows-spanned="1" table:style-name="ce7">
            <text:p>3,517</text:p>
          </table:table-cell>
          <table:covered-table-cell/>
          <table:table-cell office:value-type="float" office:value="39988000" table:style-name="ce3">
            <text:p>39,988,000</text:p>
          </table:table-cell>
          <table:table-cell office:value-type="float" office:value="43377000" table:style-name="ce3">
            <text:p>43,377,000</text:p>
          </table:table-cell>
          <table:table-cell office:value-type="float" office:value="106173000" table:style-name="ce3">
            <text:p>106,173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君悅酒店</text:p>
          </table:table-cell>
          <table:covered-table-cell table:number-columns-repeated="4"/>
          <table:table-cell office:value-type="string" office:string-value="台北君悅酒店" table:formula="of:=SUBSTITUTE([.A17];&quot;*&quot;;&quot;&quot;)" table:style-name="ce5">
            <text:p>台北君悅酒店</text:p>
          </table:table-cell>
          <table:table-cell office:value-type="string" table:style-name="ce5">
            <text:p>Taipei</text:p>
          </table:table-cell>
          <table:table-cell office:value-type="float" office:value="850" table:style-name="ce3">
            <text:p>850</text:p>
          </table:table-cell>
          <table:table-cell office:value-type="float" office:value="17473" table:number-columns-spanned="2" table:number-rows-spanned="1" table:style-name="ce7">
            <text:p>17,473</text:p>
          </table:table-cell>
          <table:covered-table-cell/>
          <table:table-cell office:value-type="percentage" office:value="0.68521568627450979" table:style-name="ce4">
            <text:p>68.52%</text:p>
          </table:table-cell>
          <table:table-cell office:value-type="float" office:value="5904.5402621186977" table:number-columns-spanned="2" table:number-rows-spanned="1" table:style-name="ce7">
            <text:p>5,905</text:p>
          </table:table-cell>
          <table:covered-table-cell/>
          <table:table-cell office:value-type="float" office:value="103170032" table:style-name="ce3">
            <text:p>103,170,032</text:p>
          </table:table-cell>
          <table:table-cell office:value-type="float" office:value="101554869" table:style-name="ce3">
            <text:p>101,554,869</text:p>
          </table:table-cell>
          <table:table-cell office:value-type="float" office:value="229943794" table:style-name="ce3">
            <text:p>229,943,79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西華大飯店</text:p>
          </table:table-cell>
          <table:covered-table-cell table:number-columns-repeated="4"/>
          <table:table-cell office:value-type="string" office:string-value="西華大飯店" table:formula="of:=SUBSTITUTE([.A18];&quot;*&quot;;&quot;&quot;)" table:style-name="ce5">
            <text:p>西華大飯店</text:p>
          </table:table-cell>
          <table:table-cell office:value-type="string" table:style-name="ce5">
            <text:p>Taipei</text:p>
          </table:table-cell>
          <table:table-cell office:value-type="float" office:value="343" table:style-name="ce3">
            <text:p>343</text:p>
          </table:table-cell>
          <table:table-cell office:value-type="float" office:value="6968" table:number-columns-spanned="2" table:number-rows-spanned="1" table:style-name="ce7">
            <text:p>6,968</text:p>
          </table:table-cell>
          <table:covered-table-cell/>
          <table:table-cell office:value-type="percentage" office:value="0.67716229348882406" table:style-name="ce4">
            <text:p>67.72%</text:p>
          </table:table-cell>
          <table:table-cell office:value-type="float" office:value="4147.8369690011477" table:number-columns-spanned="2" table:number-rows-spanned="1" table:style-name="ce7">
            <text:p>4,148</text:p>
          </table:table-cell>
          <table:covered-table-cell/>
          <table:table-cell office:value-type="float" office:value="28902128" table:style-name="ce3">
            <text:p>28,902,128</text:p>
          </table:table-cell>
          <table:table-cell office:value-type="float" office:value="19783009" table:style-name="ce3">
            <text:p>19,783,009</text:p>
          </table:table-cell>
          <table:table-cell office:value-type="float" office:value="53323470" table:style-name="ce3">
            <text:p>53,323,47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晶華酒店</text:p>
          </table:table-cell>
          <table:covered-table-cell table:number-columns-repeated="4"/>
          <table:table-cell office:value-type="string" office:string-value="晶華酒店" table:formula="of:=SUBSTITUTE([.A19];&quot;*&quot;;&quot;&quot;)" table:style-name="ce5">
            <text:p>晶華酒店</text:p>
          </table:table-cell>
          <table:table-cell office:value-type="string" table:style-name="ce5">
            <text:p>Taipei</text:p>
          </table:table-cell>
          <table:table-cell office:value-type="float" office:value="538" table:style-name="ce3">
            <text:p>538</text:p>
          </table:table-cell>
          <table:table-cell office:value-type="float" office:value="11331" table:number-columns-spanned="2" table:number-rows-spanned="1" table:style-name="ce7">
            <text:p>11,331</text:p>
          </table:table-cell>
          <table:covered-table-cell/>
          <table:table-cell office:value-type="percentage" office:value="0.70204460966542748" table:style-name="ce4">
            <text:p>70.20%</text:p>
          </table:table-cell>
          <table:table-cell office:value-type="float" office:value="5633.3238019592272" table:number-columns-spanned="2" table:number-rows-spanned="1" table:style-name="ce7">
            <text:p>5,633</text:p>
          </table:table-cell>
          <table:covered-table-cell/>
          <table:table-cell office:value-type="float" office:value="63831192" table:style-name="ce3">
            <text:p>63,831,192</text:p>
          </table:table-cell>
          <table:table-cell office:value-type="float" office:value="143905708" table:style-name="ce3">
            <text:p>143,905,708</text:p>
          </table:table-cell>
          <table:table-cell office:value-type="float" office:value="283290768" table:style-name="ce3">
            <text:p>283,290,7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北遠東國際大飯店</text:p>
          </table:table-cell>
          <table:covered-table-cell table:number-columns-repeated="4"/>
          <table:table-cell office:value-type="string" office:string-value="香格里拉台北遠東國際大飯店" table:formula="of:=SUBSTITUTE([.A20];&quot;*&quot;;&quot;&quot;)" table:style-name="ce5">
            <text:p>香格里拉台北遠東國際大飯店</text:p>
          </table:table-cell>
          <table:table-cell office:value-type="string" table:style-name="ce5">
            <text:p>Taipei</text:p>
          </table:table-cell>
          <table:table-cell office:value-type="float" office:value="420" table:style-name="ce3">
            <text:p>420</text:p>
          </table:table-cell>
          <table:table-cell office:value-type="float" office:value="8323" table:number-columns-spanned="2" table:number-rows-spanned="1" table:style-name="ce7">
            <text:p>8,323</text:p>
          </table:table-cell>
          <table:covered-table-cell/>
          <table:table-cell office:value-type="percentage" office:value="0.66055555555555556" table:style-name="ce4">
            <text:p>66.06%</text:p>
          </table:table-cell>
          <table:table-cell office:value-type="float" office:value="5579.1131803436256" table:number-columns-spanned="2" table:number-rows-spanned="1" table:style-name="ce7">
            <text:p>5,579</text:p>
          </table:table-cell>
          <table:covered-table-cell/>
          <table:table-cell office:value-type="float" office:value="46434959" table:style-name="ce3">
            <text:p>46,434,959</text:p>
          </table:table-cell>
          <table:table-cell office:value-type="float" office:value="48767805" table:style-name="ce3">
            <text:p>48,767,805</text:p>
          </table:table-cell>
          <table:table-cell office:value-type="float" office:value="109515249" table:style-name="ce3">
            <text:p>109,515,2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神旺大飯店</text:p>
          </table:table-cell>
          <table:covered-table-cell table:number-columns-repeated="4"/>
          <table:table-cell office:value-type="string" office:string-value="神旺大飯店" table:formula="of:=SUBSTITUTE([.A21];&quot;*&quot;;&quot;&quot;)" table:style-name="ce5">
            <text:p>神旺大飯店</text:p>
          </table:table-cell>
          <table:table-cell office:value-type="string" table:style-name="ce5">
            <text:p>Taipei</text:p>
          </table:table-cell>
          <table:table-cell office:value-type="float" office:value="268" table:style-name="ce3">
            <text:p>268</text:p>
          </table:table-cell>
          <table:table-cell office:value-type="float" office:value="6340" table:number-columns-spanned="2" table:number-rows-spanned="1" table:style-name="ce7">
            <text:p>6,340</text:p>
          </table:table-cell>
          <table:covered-table-cell/>
          <table:table-cell office:value-type="percentage" office:value="0.78855721393034828" table:style-name="ce4">
            <text:p>78.86%</text:p>
          </table:table-cell>
          <table:table-cell office:value-type="float" office:value="1959.7689274447951" table:number-columns-spanned="2" table:number-rows-spanned="1" table:style-name="ce7">
            <text:p>1,960</text:p>
          </table:table-cell>
          <table:covered-table-cell/>
          <table:table-cell office:value-type="float" office:value="12424935" table:style-name="ce3">
            <text:p>12,424,935</text:p>
          </table:table-cell>
          <table:table-cell office:value-type="float" office:value="25792551" table:style-name="ce3">
            <text:p>25,792,551</text:p>
          </table:table-cell>
          <table:table-cell office:value-type="float" office:value="41098099" table:style-name="ce3">
            <text:p>41,098,09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麗信花園酒店</text:p>
          </table:table-cell>
          <table:covered-table-cell table:number-columns-repeated="4"/>
          <table:table-cell office:value-type="string" office:string-value="美麗信花園酒店" table:formula="of:=SUBSTITUTE([.A22];&quot;*&quot;;&quot;&quot;)" table:style-name="ce5">
            <text:p>美麗信花園酒店</text:p>
          </table:table-cell>
          <table:table-cell office:value-type="string" table:style-name="ce5">
            <text:p>Taipei</text:p>
          </table:table-cell>
          <table:table-cell office:value-type="float" office:value="203" table:style-name="ce3">
            <text:p>203</text:p>
          </table:table-cell>
          <table:table-cell office:value-type="float" office:value="5061" table:number-columns-spanned="2" table:number-rows-spanned="1" table:style-name="ce7">
            <text:p>5,061</text:p>
          </table:table-cell>
          <table:covered-table-cell/>
          <table:table-cell office:value-type="percentage" office:value="0.83103448275862069" table:style-name="ce4">
            <text:p>83.10%</text:p>
          </table:table-cell>
          <table:table-cell office:value-type="float" office:value="2077.8510175854581" table:number-columns-spanned="2" table:number-rows-spanned="1" table:style-name="ce7">
            <text:p>2,078</text:p>
          </table:table-cell>
          <table:covered-table-cell/>
          <table:table-cell office:value-type="float" office:value="10516004" table:style-name="ce3">
            <text:p>10,516,004</text:p>
          </table:table-cell>
          <table:table-cell office:value-type="float" office:value="6291881" table:style-name="ce3">
            <text:p>6,291,881</text:p>
          </table:table-cell>
          <table:table-cell office:value-type="float" office:value="22775175" table:style-name="ce3">
            <text:p>22,775,17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艾美酒店</text:p>
          </table:table-cell>
          <table:covered-table-cell table:number-columns-repeated="4"/>
          <table:table-cell office:value-type="string" office:string-value="台北寒舍艾美酒店" table:formula="of:=SUBSTITUTE([.A23];&quot;*&quot;;&quot;&quot;)" table:style-name="ce5">
            <text:p>台北寒舍艾美酒店</text:p>
          </table:table-cell>
          <table:table-cell office:value-type="string" table:style-name="ce5">
            <text:p>Taipei</text:p>
          </table:table-cell>
          <table:table-cell office:value-type="float" office:value="160" table:style-name="ce3">
            <text:p>160</text:p>
          </table:table-cell>
          <table:table-cell office:value-type="float" office:value="3659" table:number-columns-spanned="2" table:number-rows-spanned="1" table:style-name="ce7">
            <text:p>3,659</text:p>
          </table:table-cell>
          <table:covered-table-cell/>
          <table:table-cell office:value-type="percentage" office:value="0.7622916666666667" table:style-name="ce4">
            <text:p>76.23%</text:p>
          </table:table-cell>
          <table:table-cell office:value-type="float" office:value="8105.6441650724246" table:number-columns-spanned="2" table:number-rows-spanned="1" table:style-name="ce7">
            <text:p>8,106</text:p>
          </table:table-cell>
          <table:covered-table-cell/>
          <table:table-cell office:value-type="float" office:value="29658552" table:style-name="ce3">
            <text:p>29,658,552</text:p>
          </table:table-cell>
          <table:table-cell office:value-type="float" office:value="49759273" table:style-name="ce3">
            <text:p>49,759,273</text:p>
          </table:table-cell>
          <table:table-cell office:value-type="float" office:value="92723907" table:style-name="ce3">
            <text:p>92,723,90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W飯店</text:p>
          </table:table-cell>
          <table:covered-table-cell table:number-columns-repeated="4"/>
          <table:table-cell office:value-type="string" office:string-value="台北W飯店" table:formula="of:=SUBSTITUTE([.A24];&quot;*&quot;;&quot;&quot;)" table:style-name="ce5">
            <text:p>台北W飯店</text:p>
          </table:table-cell>
          <table:table-cell office:value-type="string" table:style-name="ce5">
            <text:p>Taipei</text:p>
          </table:table-cell>
          <table:table-cell office:value-type="float" office:value="405" table:style-name="ce3">
            <text:p>405</text:p>
          </table:table-cell>
          <table:table-cell office:value-type="float" office:value="9999" table:number-columns-spanned="2" table:number-rows-spanned="1" table:style-name="ce7">
            <text:p>9,999</text:p>
          </table:table-cell>
          <table:covered-table-cell/>
          <table:table-cell office:value-type="percentage" office:value="0.82296296296296301" table:style-name="ce4">
            <text:p>82.30%</text:p>
          </table:table-cell>
          <table:table-cell office:value-type="float" office:value="8111.2324232423243" table:number-columns-spanned="2" table:number-rows-spanned="1" table:style-name="ce7">
            <text:p>8,111</text:p>
          </table:table-cell>
          <table:covered-table-cell/>
          <table:table-cell office:value-type="float" office:value="81104213" table:style-name="ce3">
            <text:p>81,104,213</text:p>
          </table:table-cell>
          <table:table-cell office:value-type="float" office:value="48429063" table:style-name="ce3">
            <text:p>48,429,063</text:p>
          </table:table-cell>
          <table:table-cell office:value-type="float" office:value="146819667" table:style-name="ce3">
            <text:p>146,819,6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萬豪酒店</text:p>
          </table:table-cell>
          <table:covered-table-cell table:number-columns-repeated="4"/>
          <table:table-cell office:value-type="string" office:string-value="台北萬豪酒店" table:formula="of:=SUBSTITUTE([.A25];&quot;*&quot;;&quot;&quot;)" table:style-name="ce5">
            <text:p>台北萬豪酒店</text:p>
          </table:table-cell>
          <table:table-cell office:value-type="string" table:style-name="ce5">
            <text:p>Taipei</text:p>
          </table:table-cell>
          <table:table-cell office:value-type="float" office:value="318" table:style-name="ce3">
            <text:p>318</text:p>
          </table:table-cell>
          <table:table-cell office:value-type="float" office:value="7637" table:number-columns-spanned="2" table:number-rows-spanned="1" table:style-name="ce7">
            <text:p>7,637</text:p>
          </table:table-cell>
          <table:covered-table-cell/>
          <table:table-cell office:value-type="percentage" office:value="0.80052410901467508" table:style-name="ce4">
            <text:p>80.05%</text:p>
          </table:table-cell>
          <table:table-cell office:value-type="float" office:value="5661" table:number-columns-spanned="2" table:number-rows-spanned="1" table:style-name="ce7">
            <text:p>5,661</text:p>
          </table:table-cell>
          <table:covered-table-cell/>
          <table:table-cell office:value-type="float" office:value="43233057" table:style-name="ce3">
            <text:p>43,233,057</text:p>
          </table:table-cell>
          <table:table-cell office:value-type="float" office:value="57488174" table:style-name="ce3">
            <text:p>57,488,174</text:p>
          </table:table-cell>
          <table:table-cell office:value-type="float" office:value="137958580" table:style-name="ce3">
            <text:p>137,958,58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美福大飯店</text:p>
          </table:table-cell>
          <table:covered-table-cell table:number-columns-repeated="4"/>
          <table:table-cell office:value-type="string" office:string-value="台北美福大飯店" table:formula="of:=SUBSTITUTE([.A26];&quot;*&quot;;&quot;&quot;)" table:style-name="ce5">
            <text:p>台北美福大飯店</text:p>
          </table:table-cell>
          <table:table-cell office:value-type="string" table:style-name="ce5">
            <text:p>Taipei</text:p>
          </table:table-cell>
          <table:table-cell office:value-type="float" office:value="146" table:style-name="ce3">
            <text:p>146</text:p>
          </table:table-cell>
          <table:table-cell office:value-type="float" office:value="2605" table:number-columns-spanned="2" table:number-rows-spanned="1" table:style-name="ce7">
            <text:p>2,605</text:p>
          </table:table-cell>
          <table:covered-table-cell/>
          <table:table-cell office:value-type="percentage" office:value="0.59474885844748859" table:style-name="ce4">
            <text:p>59.47%</text:p>
          </table:table-cell>
          <table:table-cell office:value-type="float" office:value="6196.9197696737046" table:number-columns-spanned="2" table:number-rows-spanned="1" table:style-name="ce7">
            <text:p>6,197</text:p>
          </table:table-cell>
          <table:covered-table-cell/>
          <table:table-cell office:value-type="float" office:value="16142976" table:style-name="ce3">
            <text:p>16,142,976</text:p>
          </table:table-cell>
          <table:table-cell office:value-type="float" office:value="45308692" table:style-name="ce3">
            <text:p>45,308,692</text:p>
          </table:table-cell>
          <table:table-cell office:value-type="float" office:value="65626001" table:style-name="ce3">
            <text:p>65,626,00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亞士都飯店</text:p>
          </table:table-cell>
          <table:covered-table-cell table:number-columns-repeated="4"/>
          <table:table-cell office:value-type="string" office:string-value="亞士都飯店" table:formula="of:=SUBSTITUTE([.A27];&quot;*&quot;;&quot;&quot;)" table:style-name="ce5">
            <text:p>亞士都飯店</text:p>
          </table:table-cell>
          <table:table-cell office:value-type="string" table:style-name="ce5">
            <text:p>Taipei</text:p>
          </table:table-cell>
          <table:table-cell office:value-type="float" office:value="40" table:style-name="ce3">
            <text:p>40</text:p>
          </table:table-cell>
          <table:table-cell office:value-type="float" office:value="297" table:number-columns-spanned="2" table:number-rows-spanned="1" table:style-name="ce7">
            <text:p>297</text:p>
          </table:table-cell>
          <table:covered-table-cell/>
          <table:table-cell office:value-type="percentage" office:value="0.2475" table:style-name="ce4">
            <text:p>24.75%</text:p>
          </table:table-cell>
          <table:table-cell office:value-type="float" office:value="2345.5858585858591" table:number-columns-spanned="2" table:number-rows-spanned="1" table:style-name="ce7">
            <text:p>2,346</text:p>
          </table:table-cell>
          <table:covered-table-cell/>
          <table:table-cell office:value-type="float" office:value="696639" table:style-name="ce3">
            <text:p>696,639</text:p>
          </table:table-cell>
          <table:table-cell office:value-type="float" office:value="0" table:style-name="ce3">
            <text:p>0</text:p>
          </table:table-cell>
          <table:table-cell office:value-type="float" office:value="696639" table:style-name="ce3">
            <text:p>696,6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天成大飯店</text:p>
          </table:table-cell>
          <table:covered-table-cell table:number-columns-repeated="4"/>
          <table:table-cell office:value-type="string" office:string-value="天成大飯店" table:formula="of:=SUBSTITUTE([.A28];&quot;*&quot;;&quot;&quot;)" table:style-name="ce5">
            <text:p>天成大飯店</text:p>
          </table:table-cell>
          <table:table-cell office:value-type="string" table:style-name="ce5">
            <text:p>Taipei</text:p>
          </table:table-cell>
          <table:table-cell office:value-type="float" office:value="226" table:style-name="ce3">
            <text:p>226</text:p>
          </table:table-cell>
          <table:table-cell office:value-type="float" office:value="6327" table:number-columns-spanned="2" table:number-rows-spanned="1" table:style-name="ce7">
            <text:p>6,327</text:p>
          </table:table-cell>
          <table:covered-table-cell/>
          <table:table-cell office:value-type="percentage" office:value="0.93318584070796462" table:style-name="ce4">
            <text:p>93.32%</text:p>
          </table:table-cell>
          <table:table-cell office:value-type="float" office:value="2904.1567883673151" table:number-columns-spanned="2" table:number-rows-spanned="1" table:style-name="ce7">
            <text:p>2,904</text:p>
          </table:table-cell>
          <table:covered-table-cell/>
          <table:table-cell office:value-type="float" office:value="18374600" table:style-name="ce3">
            <text:p>18,374,600</text:p>
          </table:table-cell>
          <table:table-cell office:value-type="float" office:value="30119526" table:style-name="ce3">
            <text:p>30,119,526</text:p>
          </table:table-cell>
          <table:table-cell office:value-type="float" office:value="51097640" table:style-name="ce3">
            <text:p>51,097,64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六福客棧</text:p>
          </table:table-cell>
          <table:covered-table-cell table:number-columns-repeated="4"/>
          <table:table-cell office:value-type="string" office:string-value="六福客棧" table:formula="of:=SUBSTITUTE([.A29];&quot;*&quot;;&quot;&quot;)" table:style-name="ce5">
            <text:p>六福客棧</text:p>
          </table:table-cell>
          <table:table-cell office:value-type="string" table:style-name="ce5">
            <text:p>Taipei</text:p>
          </table:table-cell>
          <table:table-cell office:value-type="float" office:value="230" table:style-name="ce3">
            <text:p>230</text:p>
          </table:table-cell>
          <table:table-cell office:value-type="float" office:value="5162" table:number-columns-spanned="2" table:number-rows-spanned="1" table:style-name="ce7">
            <text:p>5,162</text:p>
          </table:table-cell>
          <table:covered-table-cell/>
          <table:table-cell office:value-type="percentage" office:value="0.74811594202898546" table:style-name="ce4">
            <text:p>74.81%</text:p>
          </table:table-cell>
          <table:table-cell office:value-type="float" office:value="1390.298140255715" table:number-columns-spanned="2" table:number-rows-spanned="1" table:style-name="ce7">
            <text:p>1,390</text:p>
          </table:table-cell>
          <table:covered-table-cell/>
          <table:table-cell office:value-type="float" office:value="7176719" table:style-name="ce3">
            <text:p>7,176,719</text:p>
          </table:table-cell>
          <table:table-cell office:value-type="float" office:value="6554142" table:style-name="ce3">
            <text:p>6,554,142</text:p>
          </table:table-cell>
          <table:table-cell office:value-type="float" office:value="14172078" table:style-name="ce3">
            <text:p>14,172,07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第一大飯店</text:p>
          </table:table-cell>
          <table:covered-table-cell table:number-columns-repeated="4"/>
          <table:table-cell office:value-type="string" office:string-value="第一大飯店" table:formula="of:=SUBSTITUTE([.A30];&quot;*&quot;;&quot;&quot;)" table:style-name="ce5">
            <text:p>第一大飯店</text:p>
          </table:table-cell>
          <table:table-cell office:value-type="string" table:style-name="ce5">
            <text:p>Taipei</text:p>
          </table:table-cell>
          <table:table-cell office:value-type="float" office:value="176" table:style-name="ce3">
            <text:p>176</text:p>
          </table:table-cell>
          <table:table-cell office:value-type="float" office:value="2743" table:number-columns-spanned="2" table:number-rows-spanned="1" table:style-name="ce7">
            <text:p>2,743</text:p>
          </table:table-cell>
          <table:covered-table-cell/>
          <table:table-cell office:value-type="percentage" office:value="0.51950757575757578" table:style-name="ce4">
            <text:p>51.95%</text:p>
          </table:table-cell>
          <table:table-cell office:value-type="float" office:value="1629.7736055413779" table:number-columns-spanned="2" table:number-rows-spanned="1" table:style-name="ce7">
            <text:p>1,630</text:p>
          </table:table-cell>
          <table:covered-table-cell/>
          <table:table-cell office:value-type="float" office:value="4470469" table:style-name="ce3">
            <text:p>4,470,469</text:p>
          </table:table-cell>
          <table:table-cell office:value-type="float" office:value="2473014" table:style-name="ce3">
            <text:p>2,473,014</text:p>
          </table:table-cell>
          <table:table-cell office:value-type="float" office:value="26608926" table:style-name="ce3">
            <text:p>26,608,92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慶泰大飯店</text:p>
          </table:table-cell>
          <table:covered-table-cell table:number-columns-repeated="4"/>
          <table:table-cell office:value-type="string" office:string-value="慶泰大飯店" table:formula="of:=SUBSTITUTE([.A31];&quot;*&quot;;&quot;&quot;)" table:style-name="ce5">
            <text:p>慶泰大飯店</text:p>
          </table:table-cell>
          <table:table-cell office:value-type="string" table:style-name="ce5">
            <text:p>Taipei</text:p>
          </table:table-cell>
          <table:table-cell office:value-type="float" office:value="150" table:style-name="ce3">
            <text:p>150</text:p>
          </table:table-cell>
          <table:table-cell office:value-type="float" office:value="3263" table:number-columns-spanned="2" table:number-rows-spanned="1" table:style-name="ce7">
            <text:p>3,263</text:p>
          </table:table-cell>
          <table:covered-table-cell/>
          <table:table-cell office:value-type="percentage" office:value="0.72511111111111115" table:style-name="ce4">
            <text:p>72.51%</text:p>
          </table:table-cell>
          <table:table-cell office:value-type="float" office:value="2805.5277352129938" table:number-columns-spanned="2" table:number-rows-spanned="1" table:style-name="ce7">
            <text:p>2,806</text:p>
          </table:table-cell>
          <table:covered-table-cell/>
          <table:table-cell office:value-type="float" office:value="9154437" table:style-name="ce3">
            <text:p>9,154,437</text:p>
          </table:table-cell>
          <table:table-cell office:value-type="float" office:value="4721565" table:style-name="ce3">
            <text:p>4,721,565</text:p>
          </table:table-cell>
          <table:table-cell office:value-type="float" office:value="14893067" table:style-name="ce3">
            <text:p>14,893,0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洛碁大飯店花華本館</text:p>
          </table:table-cell>
          <table:covered-table-cell table:number-columns-repeated="4"/>
          <table:table-cell office:value-type="string" office:string-value="洛碁大飯店花華本館" table:formula="of:=SUBSTITUTE([.A32];&quot;*&quot;;&quot;&quot;)" table:style-name="ce5">
            <text:p>洛碁大飯店花華本館</text:p>
          </table:table-cell>
          <table:table-cell office:value-type="string" table:style-name="ce5">
            <text:p>Taipei</text:p>
          </table:table-cell>
          <table:table-cell office:value-type="float" office:value="112" table:style-name="ce3">
            <text:p>112</text:p>
          </table:table-cell>
          <table:table-cell office:value-type="float" office:value="2985" table:number-columns-spanned="2" table:number-rows-spanned="1" table:style-name="ce7">
            <text:p>2,985</text:p>
          </table:table-cell>
          <table:covered-table-cell/>
          <table:table-cell office:value-type="percentage" office:value="0.8883928571428571" table:style-name="ce4">
            <text:p>88.84%</text:p>
          </table:table-cell>
          <table:table-cell office:value-type="float" office:value="1827.6164154103849" table:number-columns-spanned="2" table:number-rows-spanned="1" table:style-name="ce7">
            <text:p>1,828</text:p>
          </table:table-cell>
          <table:covered-table-cell/>
          <table:table-cell office:value-type="float" office:value="5455435" table:style-name="ce3">
            <text:p>5,455,435</text:p>
          </table:table-cell>
          <table:table-cell office:value-type="float" office:value="0" table:style-name="ce3">
            <text:p>0</text:p>
          </table:table-cell>
          <table:table-cell office:value-type="float" office:value="5455435" table:style-name="ce3">
            <text:p>5,455,4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歐華酒店</text:p>
          </table:table-cell>
          <table:covered-table-cell table:number-columns-repeated="4"/>
          <table:table-cell office:value-type="string" office:string-value="歐華酒店" table:formula="of:=SUBSTITUTE([.A33];&quot;*&quot;;&quot;&quot;)" table:style-name="ce5">
            <text:p>歐華酒店</text:p>
          </table:table-cell>
          <table:table-cell office:value-type="string" table:style-name="ce5">
            <text:p>Taipei</text:p>
          </table:table-cell>
          <table:table-cell office:value-type="float" office:value="112" table:style-name="ce3">
            <text:p>112</text:p>
          </table:table-cell>
          <table:table-cell office:value-type="float" office:value="1293" table:number-columns-spanned="2" table:number-rows-spanned="1" table:style-name="ce7">
            <text:p>1,293</text:p>
          </table:table-cell>
          <table:covered-table-cell/>
          <table:table-cell office:value-type="percentage" office:value="0.38482142857142859" table:style-name="ce4">
            <text:p>38.48%</text:p>
          </table:table-cell>
          <table:table-cell office:value-type="float" office:value="3077.109048723898" table:number-columns-spanned="2" table:number-rows-spanned="1" table:style-name="ce7">
            <text:p>3,077</text:p>
          </table:table-cell>
          <table:covered-table-cell/>
          <table:table-cell office:value-type="float" office:value="3978702" table:style-name="ce3">
            <text:p>3,978,702</text:p>
          </table:table-cell>
          <table:table-cell office:value-type="float" office:value="6359731" table:style-name="ce3">
            <text:p>6,359,731</text:p>
          </table:table-cell>
          <table:table-cell office:value-type="float" office:value="11381665" table:style-name="ce3">
            <text:p>11,381,6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/>台北一館</text:p>
          </table:table-cell>
          <table:covered-table-cell table:number-columns-repeated="4"/>
          <table:table-cell office:value-type="string" office:string-value="福容大飯店  台北一館" table:formula="of:=SUBSTITUTE([.A34];&quot;*&quot;;&quot;&quot;)" table:style-name="ce5">
            <text:p>福容大飯店 <text:s/>台北一館</text:p>
          </table:table-cell>
          <table:table-cell office:value-type="string" table:style-name="ce5">
            <text:p>Taipei</text:p>
          </table:table-cell>
          <table:table-cell office:value-type="float" office:value="120" table:style-name="ce3">
            <text:p>120</text:p>
          </table:table-cell>
          <table:table-cell office:value-type="float" office:value="1888" table:number-columns-spanned="2" table:number-rows-spanned="1" table:style-name="ce7">
            <text:p>1,888</text:p>
          </table:table-cell>
          <table:covered-table-cell/>
          <table:table-cell office:value-type="percentage" office:value="0.52444444444444449" table:style-name="ce4">
            <text:p>52.44%</text:p>
          </table:table-cell>
          <table:table-cell office:value-type="float" office:value="2999.2950211864409" table:number-columns-spanned="2" table:number-rows-spanned="1" table:style-name="ce7">
            <text:p>2,999</text:p>
          </table:table-cell>
          <table:covered-table-cell/>
          <table:table-cell office:value-type="float" office:value="5662669" table:style-name="ce3">
            <text:p>5,662,669</text:p>
          </table:table-cell>
          <table:table-cell office:value-type="float" office:value="9075468" table:style-name="ce3">
            <text:p>9,075,468</text:p>
          </table:table-cell>
          <table:table-cell office:value-type="float" office:value="15959929" table:style-name="ce3">
            <text:p>15,959,92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首都大飯店</text:p>
          </table:table-cell>
          <table:covered-table-cell table:number-columns-repeated="4"/>
          <table:table-cell office:value-type="string" office:string-value="首都大飯店" table:formula="of:=SUBSTITUTE([.A35];&quot;*&quot;;&quot;&quot;)" table:style-name="ce5">
            <text:p>首都大飯店</text:p>
          </table:table-cell>
          <table:table-cell office:value-type="string" table:style-name="ce5">
            <text:p>Taipei</text:p>
          </table:table-cell>
          <table:table-cell office:value-type="float" office:value="129" table:style-name="ce3">
            <text:p>129</text:p>
          </table:table-cell>
          <table:table-cell office:value-type="float" office:value="2021" table:number-columns-spanned="2" table:number-rows-spanned="1" table:style-name="ce7">
            <text:p>2,021</text:p>
          </table:table-cell>
          <table:covered-table-cell/>
          <table:table-cell office:value-type="percentage" office:value="0.52222222222222225" table:style-name="ce4">
            <text:p>52.22%</text:p>
          </table:table-cell>
          <table:table-cell office:value-type="float" office:value="3129.607619990104" table:number-columns-spanned="2" table:number-rows-spanned="1" table:style-name="ce7">
            <text:p>3,130</text:p>
          </table:table-cell>
          <table:covered-table-cell/>
          <table:table-cell office:value-type="float" office:value="6324937" table:style-name="ce3">
            <text:p>6,324,937</text:p>
          </table:table-cell>
          <table:table-cell office:value-type="float" office:value="1807795" table:style-name="ce3">
            <text:p>1,807,795</text:p>
          </table:table-cell>
          <table:table-cell office:value-type="float" office:value="8739488" table:style-name="ce3">
            <text:p>8,739,4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君品大酒店</text:p>
          </table:table-cell>
          <table:covered-table-cell table:number-columns-repeated="4"/>
          <table:table-cell office:value-type="string" office:string-value="台北君品大酒店" table:formula="of:=SUBSTITUTE([.A36];&quot;*&quot;;&quot;&quot;)" table:style-name="ce5">
            <text:p>台北君品大酒店</text:p>
          </table:table-cell>
          <table:table-cell office:value-type="string" table:style-name="ce5">
            <text:p>Taipei</text:p>
          </table:table-cell>
          <table:table-cell office:value-type="float" office:value="286" table:style-name="ce3">
            <text:p>286</text:p>
          </table:table-cell>
          <table:table-cell office:value-type="float" office:value="6460" table:number-columns-spanned="2" table:number-rows-spanned="1" table:style-name="ce7">
            <text:p>6,460</text:p>
          </table:table-cell>
          <table:covered-table-cell/>
          <table:table-cell office:value-type="percentage" office:value="0.75291375291375295" table:style-name="ce4">
            <text:p>75.29%</text:p>
          </table:table-cell>
          <table:table-cell office:value-type="float" office:value="4839.3654798761609" table:number-columns-spanned="2" table:number-rows-spanned="1" table:style-name="ce7">
            <text:p>4,839</text:p>
          </table:table-cell>
          <table:covered-table-cell/>
          <table:table-cell office:value-type="float" office:value="31262301" table:style-name="ce3">
            <text:p>31,262,301</text:p>
          </table:table-cell>
          <table:table-cell office:value-type="float" office:value="53900678" table:style-name="ce3">
            <text:p>53,900,678</text:p>
          </table:table-cell>
          <table:table-cell office:value-type="float" office:value="89177120" table:style-name="ce3">
            <text:p>89,177,12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花園大酒店</text:p>
          </table:table-cell>
          <table:covered-table-cell table:number-columns-repeated="4"/>
          <table:table-cell office:value-type="string" office:string-value="台北花園大酒店" table:formula="of:=SUBSTITUTE([.A37];&quot;*&quot;;&quot;&quot;)" table:style-name="ce5">
            <text:p>台北花園大酒店</text:p>
          </table:table-cell>
          <table:table-cell office:value-type="string" table:style-name="ce5">
            <text:p>Taipei</text:p>
          </table:table-cell>
          <table:table-cell office:value-type="float" office:value="241" table:style-name="ce3">
            <text:p>241</text:p>
          </table:table-cell>
          <table:table-cell office:value-type="float" office:value="6349" table:number-columns-spanned="2" table:number-rows-spanned="1" table:style-name="ce7">
            <text:p>6,349</text:p>
          </table:table-cell>
          <table:covered-table-cell/>
          <table:table-cell office:value-type="percentage" office:value="0.87814661134163208" table:style-name="ce4">
            <text:p>87.81%</text:p>
          </table:table-cell>
          <table:table-cell office:value-type="float" office:value="2076.0214206961732" table:number-columns-spanned="2" table:number-rows-spanned="1" table:style-name="ce7">
            <text:p>2,076</text:p>
          </table:table-cell>
          <table:covered-table-cell/>
          <table:table-cell office:value-type="float" office:value="13180660" table:style-name="ce3">
            <text:p>13,180,660</text:p>
          </table:table-cell>
          <table:table-cell office:value-type="float" office:value="19585072" table:style-name="ce3">
            <text:p>19,585,072</text:p>
          </table:table-cell>
          <table:table-cell office:value-type="float" office:value="36006915" table:style-name="ce3">
            <text:p>36,006,9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日勝生加賀屋國際溫泉飯店</text:p>
          </table:table-cell>
          <table:covered-table-cell table:number-columns-repeated="4"/>
          <table:table-cell office:value-type="string" office:string-value="日勝生加賀屋國際溫泉飯店" table:formula="of:=SUBSTITUTE([.A38];&quot;*&quot;;&quot;&quot;)" table:style-name="ce5">
            <text:p>日勝生加賀屋國際溫泉飯店</text:p>
          </table:table-cell>
          <table:table-cell office:value-type="string" table:style-name="ce5">
            <text:p>Taipei</text:p>
          </table:table-cell>
          <table:table-cell office:value-type="float" office:value="90" table:style-name="ce3">
            <text:p>90</text:p>
          </table:table-cell>
          <table:table-cell office:value-type="float" office:value="1278" table:number-columns-spanned="2" table:number-rows-spanned="1" table:style-name="ce7">
            <text:p>1,278</text:p>
          </table:table-cell>
          <table:covered-table-cell/>
          <table:table-cell office:value-type="percentage" office:value="0.47333333333333327" table:style-name="ce4">
            <text:p>47.33%</text:p>
          </table:table-cell>
          <table:table-cell office:value-type="float" office:value="5745.7558685446011" table:number-columns-spanned="2" table:number-rows-spanned="1" table:style-name="ce7">
            <text:p>5,746</text:p>
          </table:table-cell>
          <table:covered-table-cell/>
          <table:table-cell office:value-type="float" office:value="7343076" table:style-name="ce3">
            <text:p>7,343,076</text:p>
          </table:table-cell>
          <table:table-cell office:value-type="float" office:value="6935278" table:style-name="ce3">
            <text:p>6,935,278</text:p>
          </table:table-cell>
          <table:table-cell office:value-type="float" office:value="21086905" table:style-name="ce3">
            <text:p>21,086,90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麗禧溫泉酒店</text:p>
          </table:table-cell>
          <table:covered-table-cell table:number-columns-repeated="4"/>
          <table:table-cell office:value-type="string" office:string-value="北投麗禧溫泉酒店" table:formula="of:=SUBSTITUTE([.A39];&quot;*&quot;;&quot;&quot;)" table:style-name="ce5">
            <text:p>北投麗禧溫泉酒店</text:p>
          </table:table-cell>
          <table:table-cell office:value-type="string" table:style-name="ce5">
            <text:p>Taipei</text:p>
          </table:table-cell>
          <table:table-cell office:value-type="float" office:value="66" table:style-name="ce3">
            <text:p>66</text:p>
          </table:table-cell>
          <table:table-cell office:value-type="float" office:value="915" table:number-columns-spanned="2" table:number-rows-spanned="1" table:style-name="ce7">
            <text:p>915</text:p>
          </table:table-cell>
          <table:covered-table-cell/>
          <table:table-cell office:value-type="percentage" office:value="0.4621212121212121" table:style-name="ce4">
            <text:p>46.21%</text:p>
          </table:table-cell>
          <table:table-cell office:value-type="float" office:value="12951.066666666669" table:number-columns-spanned="2" table:number-rows-spanned="1" table:style-name="ce7">
            <text:p>12,951</text:p>
          </table:table-cell>
          <table:covered-table-cell/>
          <table:table-cell office:value-type="float" office:value="11850226" table:style-name="ce3">
            <text:p>11,850,226</text:p>
          </table:table-cell>
          <table:table-cell office:value-type="float" office:value="6985565" table:style-name="ce3">
            <text:p>6,985,565</text:p>
          </table:table-cell>
          <table:table-cell office:value-type="float" office:value="24082937" table:style-name="ce3">
            <text:p>24,082,9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寒舍艾麗酒店</text:p>
          </table:table-cell>
          <table:covered-table-cell table:number-columns-repeated="4"/>
          <table:table-cell office:value-type="string" office:string-value="寒舍艾麗酒店" table:formula="of:=SUBSTITUTE([.A40];&quot;*&quot;;&quot;&quot;)" table:style-name="ce5">
            <text:p>寒舍艾麗酒店</text:p>
          </table:table-cell>
          <table:table-cell office:value-type="string" table:style-name="ce5">
            <text:p>Taipei</text:p>
          </table:table-cell>
          <table:table-cell office:value-type="float" office:value="235" table:style-name="ce3">
            <text:p>235</text:p>
          </table:table-cell>
          <table:table-cell office:value-type="float" office:value="4864" table:number-columns-spanned="2" table:number-rows-spanned="1" table:style-name="ce7">
            <text:p>4,864</text:p>
          </table:table-cell>
          <table:covered-table-cell/>
          <table:table-cell office:value-type="percentage" office:value="0.68992907801418435" table:style-name="ce4">
            <text:p>68.99%</text:p>
          </table:table-cell>
          <table:table-cell office:value-type="float" office:value="6022.6858552631566" table:number-columns-spanned="2" table:number-rows-spanned="1" table:style-name="ce7">
            <text:p>6,023</text:p>
          </table:table-cell>
          <table:covered-table-cell/>
          <table:table-cell office:value-type="float" office:value="29294344" table:style-name="ce3">
            <text:p>29,294,344</text:p>
          </table:table-cell>
          <table:table-cell office:value-type="float" office:value="22072001" table:style-name="ce3">
            <text:p>22,072,001</text:p>
          </table:table-cell>
          <table:table-cell office:value-type="float" office:value="56495532" table:style-name="ce3">
            <text:p>56,495,53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老爺酒店</text:p>
          </table:table-cell>
          <table:covered-table-cell table:number-columns-repeated="4"/>
          <table:table-cell office:value-type="string" office:string-value="北投老爺酒店" table:formula="of:=SUBSTITUTE([.A41];&quot;*&quot;;&quot;&quot;)" table:style-name="ce5">
            <text:p>北投老爺酒店</text:p>
          </table:table-cell>
          <table:table-cell office:value-type="string" table:style-name="ce5">
            <text:p>Taipei</text:p>
          </table:table-cell>
          <table:table-cell office:value-type="float" office:value="50" table:style-name="ce3">
            <text:p>50</text:p>
          </table:table-cell>
          <table:table-cell office:value-type="float" office:value="730" table:number-columns-spanned="2" table:number-rows-spanned="1" table:style-name="ce7">
            <text:p>730</text:p>
          </table:table-cell>
          <table:covered-table-cell/>
          <table:table-cell office:value-type="percentage" office:value="0.48666666666666669" table:style-name="ce4">
            <text:p>48.67%</text:p>
          </table:table-cell>
          <table:table-cell office:value-type="float" office:value="4743.821917808219" table:number-columns-spanned="2" table:number-rows-spanned="1" table:style-name="ce7">
            <text:p>4,744</text:p>
          </table:table-cell>
          <table:covered-table-cell/>
          <table:table-cell office:value-type="float" office:value="3462990" table:style-name="ce3">
            <text:p>3,462,990</text:p>
          </table:table-cell>
          <table:table-cell office:value-type="float" office:value="3122101" table:style-name="ce3">
            <text:p>3,122,101</text:p>
          </table:table-cell>
          <table:table-cell office:value-type="float" office:value="7471553" table:style-name="ce3">
            <text:p>7,471,5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有園飯店</text:p>
          </table:table-cell>
          <table:covered-table-cell table:number-columns-repeated="4"/>
          <table:table-cell office:value-type="string" office:string-value="台北有園飯店" table:formula="of:=SUBSTITUTE([.A42];&quot;*&quot;;&quot;&quot;)" table:style-name="ce5">
            <text:p>台北有園飯店</text:p>
          </table:table-cell>
          <table:table-cell office:value-type="string" table:style-name="ce5">
            <text:p>Taipei</text:p>
          </table:table-cell>
          <table:table-cell office:value-type="float" office:value="56" table:style-name="ce3">
            <text:p>56</text:p>
          </table:table-cell>
          <table:table-cell office:value-type="float" office:value="1367" table:number-columns-spanned="2" table:number-rows-spanned="1" table:style-name="ce7">
            <text:p>1,367</text:p>
          </table:table-cell>
          <table:covered-table-cell/>
          <table:table-cell office:value-type="percentage" office:value="0.81369047619047619" table:style-name="ce4">
            <text:p>81.37%</text:p>
          </table:table-cell>
          <table:table-cell office:value-type="float" office:value="2601.9136795903441" table:number-columns-spanned="2" table:number-rows-spanned="1" table:style-name="ce7">
            <text:p>2,602</text:p>
          </table:table-cell>
          <table:covered-table-cell/>
          <table:table-cell office:value-type="float" office:value="3556816" table:style-name="ce3">
            <text:p>3,556,816</text:p>
          </table:table-cell>
          <table:table-cell office:value-type="float" office:value="395244" table:style-name="ce3">
            <text:p>395,244</text:p>
          </table:table-cell>
          <table:table-cell office:value-type="float" office:value="4017580" table:style-name="ce3">
            <text:p>4,017,58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合尊酒店 S Hotel</text:p>
          </table:table-cell>
          <table:covered-table-cell table:number-columns-repeated="4"/>
          <table:table-cell office:value-type="string" office:string-value="合尊酒店 S Hotel" table:formula="of:=SUBSTITUTE([.A43];&quot;*&quot;;&quot;&quot;)" table:style-name="ce5">
            <text:p>合尊酒店 S Hotel</text:p>
          </table:table-cell>
          <table:table-cell office:value-type="string" table:style-name="ce5">
            <text:p>Taipei</text:p>
          </table:table-cell>
          <table:table-cell office:value-type="float" office:value="101" table:style-name="ce3">
            <text:p>101</text:p>
          </table:table-cell>
          <table:table-cell office:value-type="float" office:value="1788" table:number-columns-spanned="2" table:number-rows-spanned="1" table:style-name="ce7">
            <text:p>1,788</text:p>
          </table:table-cell>
          <table:covered-table-cell/>
          <table:table-cell office:value-type="percentage" office:value="0.59009900990099007" table:style-name="ce4">
            <text:p>59.01%</text:p>
          </table:table-cell>
          <table:table-cell office:value-type="float" office:value="3680.8998881431771" table:number-columns-spanned="2" table:number-rows-spanned="1" table:style-name="ce7">
            <text:p>3,681</text:p>
          </table:table-cell>
          <table:covered-table-cell/>
          <table:table-cell office:value-type="float" office:value="6581449" table:style-name="ce3">
            <text:p>6,581,449</text:p>
          </table:table-cell>
          <table:table-cell office:value-type="float" office:value="3065018" table:style-name="ce3">
            <text:p>3,065,018</text:p>
          </table:table-cell>
          <table:table-cell office:value-type="float" office:value="10645971" table:style-name="ce3">
            <text:p>10,645,97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中山雅樂軒酒店</text:p>
          </table:table-cell>
          <table:covered-table-cell table:number-columns-repeated="4"/>
          <table:table-cell office:value-type="string" office:string-value="台北中山雅樂軒酒店" table:formula="of:=SUBSTITUTE([.A44];&quot;*&quot;;&quot;&quot;)" table:style-name="ce5">
            <text:p>台北中山雅樂軒酒店</text:p>
          </table:table-cell>
          <table:table-cell office:value-type="string" table:style-name="ce5">
            <text:p>Taipei</text:p>
          </table:table-cell>
          <table:table-cell office:value-type="float" office:value="88" table:style-name="ce3">
            <text:p>88</text:p>
          </table:table-cell>
          <table:table-cell office:value-type="float" office:value="2229" table:number-columns-spanned="2" table:number-rows-spanned="1" table:style-name="ce7">
            <text:p>2,229</text:p>
          </table:table-cell>
          <table:covered-table-cell/>
          <table:table-cell office:value-type="percentage" office:value="0.84431818181818186" table:style-name="ce4">
            <text:p>84.43%</text:p>
          </table:table-cell>
          <table:table-cell office:value-type="float" office:value="4187.9991027366532" table:number-columns-spanned="2" table:number-rows-spanned="1" table:style-name="ce7">
            <text:p>4,188</text:p>
          </table:table-cell>
          <table:covered-table-cell/>
          <table:table-cell office:value-type="float" office:value="9335050" table:style-name="ce3">
            <text:p>9,335,050</text:p>
          </table:table-cell>
          <table:table-cell office:value-type="float" office:value="683278" table:style-name="ce3">
            <text:p>683,278</text:p>
          </table:table-cell>
          <table:table-cell office:value-type="float" office:value="11186275" table:style-name="ce3">
            <text:p>11,186,27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義華酒店</text:p>
          </table:table-cell>
          <table:covered-table-cell table:number-columns-repeated="4"/>
          <table:table-cell office:value-type="string" office:string-value="義華酒店" table:formula="of:=SUBSTITUTE([.A45];&quot;*&quot;;&quot;&quot;)" table:style-name="ce5">
            <text:p>義華酒店</text:p>
          </table:table-cell>
          <table:table-cell office:value-type="string" table:style-name="ce5">
            <text:p>Taipei</text:p>
          </table:table-cell>
          <table:table-cell office:value-type="float" office:value="149" table:style-name="ce3">
            <text:p>149</text:p>
          </table:table-cell>
          <table:table-cell office:value-type="float" office:value="1359" table:number-columns-spanned="2" table:number-rows-spanned="1" table:style-name="ce7">
            <text:p>1,359</text:p>
          </table:table-cell>
          <table:covered-table-cell/>
          <table:table-cell office:value-type="percentage" office:value="0.30402684563758392" table:style-name="ce4">
            <text:p>30.40%</text:p>
          </table:table-cell>
          <table:table-cell office:value-type="float" office:value="4009.6946284032379" table:number-columns-spanned="2" table:number-rows-spanned="1" table:style-name="ce7">
            <text:p>4,010</text:p>
          </table:table-cell>
          <table:covered-table-cell/>
          <table:table-cell office:value-type="float" office:value="5449175" table:style-name="ce3">
            <text:p>5,449,175</text:p>
          </table:table-cell>
          <table:table-cell office:value-type="float" office:value="142708" table:style-name="ce3">
            <text:p>142,708</text:p>
          </table:table-cell>
          <table:table-cell office:value-type="float" office:value="8156665" table:style-name="ce3">
            <text:p>8,156,6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園大飯店</text:p>
          </table:table-cell>
          <table:covered-table-cell table:number-columns-repeated="4"/>
          <table:table-cell office:value-type="string" office:string-value="華園大飯店" table:formula="of:=SUBSTITUTE([.A46];&quot;*&quot;;&quot;&quot;)" table:style-name="ce5">
            <text:p>華園大飯店</text:p>
          </table:table-cell>
          <table:table-cell office:value-type="string" table:style-name="ce5">
            <text:p>Kaohsiung</text:p>
          </table:table-cell>
          <table:table-cell office:value-type="float" office:value="269" table:style-name="ce3">
            <text:p>269</text:p>
          </table:table-cell>
          <table:table-cell office:value-type="float" office:value="5731" table:number-columns-spanned="2" table:number-rows-spanned="1" table:style-name="ce7">
            <text:p>5,731</text:p>
          </table:table-cell>
          <table:covered-table-cell/>
          <table:table-cell office:value-type="percentage" office:value="0.71016109045848819" table:style-name="ce4">
            <text:p>71.02%</text:p>
          </table:table-cell>
          <table:table-cell office:value-type="float" office:value="1363.5641249345661" table:number-columns-spanned="2" table:number-rows-spanned="1" table:style-name="ce7">
            <text:p>1,364</text:p>
          </table:table-cell>
          <table:covered-table-cell/>
          <table:table-cell office:value-type="float" office:value="7814586" table:style-name="ce3">
            <text:p>7,814,586</text:p>
          </table:table-cell>
          <table:table-cell office:value-type="float" office:value="3589312" table:style-name="ce3">
            <text:p>3,589,312</text:p>
          </table:table-cell>
          <table:table-cell office:value-type="float" office:value="11843388" table:style-name="ce3">
            <text:p>11,843,3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王大飯店</text:p>
          </table:table-cell>
          <table:covered-table-cell table:number-columns-repeated="4"/>
          <table:table-cell office:value-type="string" office:string-value="華王大飯店" table:formula="of:=SUBSTITUTE([.A47];&quot;*&quot;;&quot;&quot;)" table:style-name="ce5">
            <text:p>華王大飯店</text:p>
          </table:table-cell>
          <table:table-cell office:value-type="string" table:style-name="ce5">
            <text:p>Kaohsiung</text:p>
          </table:table-cell>
          <table:table-cell office:value-type="float" office:value="297" table:style-name="ce3">
            <text:p>297</text:p>
          </table:table-cell>
          <table:table-cell office:value-type="float" office:value="2055" table:number-columns-spanned="2" table:number-rows-spanned="1" table:style-name="ce7">
            <text:p>2,055</text:p>
          </table:table-cell>
          <table:covered-table-cell/>
          <table:table-cell office:value-type="percentage" office:value="0.23063973063973059" table:style-name="ce4">
            <text:p>23.06%</text:p>
          </table:table-cell>
          <table:table-cell office:value-type="float" office:value="1498.7888077858879" table:number-columns-spanned="2" table:number-rows-spanned="1" table:style-name="ce7">
            <text:p>1,499</text:p>
          </table:table-cell>
          <table:covered-table-cell/>
          <table:table-cell office:value-type="float" office:value="3080011" table:style-name="ce3">
            <text:p>3,080,011</text:p>
          </table:table-cell>
          <table:table-cell office:value-type="float" office:value="990798" table:style-name="ce3">
            <text:p>990,798</text:p>
          </table:table-cell>
          <table:table-cell office:value-type="float" office:value="4100818" table:style-name="ce3">
            <text:p>4,100,81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國賓大飯店</text:p>
          </table:table-cell>
          <table:covered-table-cell table:number-columns-repeated="4"/>
          <table:table-cell office:value-type="string" office:string-value="高雄國賓大飯店" table:formula="of:=SUBSTITUTE([.A48];&quot;*&quot;;&quot;&quot;)" table:style-name="ce5">
            <text:p>高雄國賓大飯店</text:p>
          </table:table-cell>
          <table:table-cell office:value-type="string" table:style-name="ce5">
            <text:p>Kaohsiung</text:p>
          </table:table-cell>
          <table:table-cell office:value-type="float" office:value="453" table:style-name="ce3">
            <text:p>453</text:p>
          </table:table-cell>
          <table:table-cell office:value-type="float" office:value="9991" table:number-columns-spanned="2" table:number-rows-spanned="1" table:style-name="ce7">
            <text:p>9,991</text:p>
          </table:table-cell>
          <table:covered-table-cell/>
          <table:table-cell office:value-type="percentage" office:value="0.73517292126563649" table:style-name="ce4">
            <text:p>73.52%</text:p>
          </table:table-cell>
          <table:table-cell office:value-type="float" office:value="2013.3412070863781" table:number-columns-spanned="2" table:number-rows-spanned="1" table:style-name="ce7">
            <text:p>2,013</text:p>
          </table:table-cell>
          <table:covered-table-cell/>
          <table:table-cell office:value-type="float" office:value="20115292" table:style-name="ce3">
            <text:p>20,115,292</text:p>
          </table:table-cell>
          <table:table-cell office:value-type="float" office:value="39117253" table:style-name="ce3">
            <text:p>39,117,253</text:p>
          </table:table-cell>
          <table:table-cell office:value-type="float" office:value="60955303" table:style-name="ce3">
            <text:p>60,955,30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漢來大飯店</text:p>
          </table:table-cell>
          <table:covered-table-cell table:number-columns-repeated="4"/>
          <table:table-cell office:value-type="string" office:string-value="漢來大飯店" table:formula="of:=SUBSTITUTE([.A49];&quot;*&quot;;&quot;&quot;)" table:style-name="ce5">
            <text:p>漢來大飯店</text:p>
          </table:table-cell>
          <table:table-cell office:value-type="string" table:style-name="ce5">
            <text:p>Kaohsiung</text:p>
          </table:table-cell>
          <table:table-cell office:value-type="float" office:value="535" table:style-name="ce3">
            <text:p>535</text:p>
          </table:table-cell>
          <table:table-cell office:value-type="float" office:value="11803" table:number-columns-spanned="2" table:number-rows-spanned="1" table:style-name="ce7">
            <text:p>11,803</text:p>
          </table:table-cell>
          <table:covered-table-cell/>
          <table:table-cell office:value-type="percentage" office:value="0.73538940809968845" table:style-name="ce4">
            <text:p>73.54%</text:p>
          </table:table-cell>
          <table:table-cell office:value-type="float" office:value="2850.7156655087688" table:number-columns-spanned="2" table:number-rows-spanned="1" table:style-name="ce7">
            <text:p>2,851</text:p>
          </table:table-cell>
          <table:covered-table-cell/>
          <table:table-cell office:value-type="float" office:value="33646997" table:style-name="ce3">
            <text:p>33,646,997</text:p>
          </table:table-cell>
          <table:table-cell office:value-type="float" office:value="58986545" table:style-name="ce3">
            <text:p>58,986,545</text:p>
          </table:table-cell>
          <table:table-cell office:value-type="float" office:value="142003352" table:style-name="ce3">
            <text:p>142,003,35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福華大飯店</text:p>
          </table:table-cell>
          <table:covered-table-cell table:number-columns-repeated="4"/>
          <table:table-cell office:value-type="string" office:string-value="高雄福華大飯店" table:formula="of:=SUBSTITUTE([.A50];&quot;*&quot;;&quot;&quot;)" table:style-name="ce5">
            <text:p>高雄福華大飯店</text:p>
          </table:table-cell>
          <table:table-cell office:value-type="string" table:style-name="ce5">
            <text:p>Kaohsiung</text:p>
          </table:table-cell>
          <table:table-cell office:value-type="float" office:value="271" table:style-name="ce3">
            <text:p>271</text:p>
          </table:table-cell>
          <table:table-cell office:value-type="float" office:value="5680" table:number-columns-spanned="2" table:number-rows-spanned="1" table:style-name="ce7">
            <text:p>5,680</text:p>
          </table:table-cell>
          <table:covered-table-cell/>
          <table:table-cell office:value-type="percentage" office:value="0.69864698646986467" table:style-name="ce4">
            <text:p>69.86%</text:p>
          </table:table-cell>
          <table:table-cell office:value-type="float" office:value="2191.403873239437" table:number-columns-spanned="2" table:number-rows-spanned="1" table:style-name="ce7">
            <text:p>2,191</text:p>
          </table:table-cell>
          <table:covered-table-cell/>
          <table:table-cell office:value-type="float" office:value="12447174" table:style-name="ce3">
            <text:p>12,447,174</text:p>
          </table:table-cell>
          <table:table-cell office:value-type="float" office:value="18437330" table:style-name="ce3">
            <text:p>18,437,330</text:p>
          </table:table-cell>
          <table:table-cell office:value-type="float" office:value="34198461" table:style-name="ce3">
            <text:p>34,198,46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寒軒國際大飯店</text:p>
          </table:table-cell>
          <table:covered-table-cell table:number-columns-repeated="4"/>
          <table:table-cell office:value-type="string" office:string-value="寒軒國際大飯店" table:formula="of:=SUBSTITUTE([.A51];&quot;*&quot;;&quot;&quot;)" table:style-name="ce5">
            <text:p>寒軒國際大飯店</text:p>
          </table:table-cell>
          <table:table-cell office:value-type="string" table:style-name="ce5">
            <text:p>Kaohsiung</text:p>
          </table:table-cell>
          <table:table-cell office:value-type="float" office:value="380" table:style-name="ce3">
            <text:p>380</text:p>
          </table:table-cell>
          <table:table-cell office:value-type="float" office:value="7627" table:number-columns-spanned="2" table:number-rows-spanned="1" table:style-name="ce7">
            <text:p>7,627</text:p>
          </table:table-cell>
          <table:covered-table-cell/>
          <table:table-cell office:value-type="percentage" office:value="0.6690350877192982" table:style-name="ce4">
            <text:p>66.90%</text:p>
          </table:table-cell>
          <table:table-cell office:value-type="float" office:value="1892.833486298676" table:number-columns-spanned="2" table:number-rows-spanned="1" table:style-name="ce7">
            <text:p>1,893</text:p>
          </table:table-cell>
          <table:covered-table-cell/>
          <table:table-cell office:value-type="float" office:value="14436641" table:style-name="ce3">
            <text:p>14,436,641</text:p>
          </table:table-cell>
          <table:table-cell office:value-type="float" office:value="16925451" table:style-name="ce3">
            <text:p>16,925,451</text:p>
          </table:table-cell>
          <table:table-cell office:value-type="float" office:value="32411485" table:style-name="ce3">
            <text:p>32,411,48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麗尊大酒店</text:p>
          </table:table-cell>
          <table:covered-table-cell table:number-columns-repeated="4"/>
          <table:table-cell office:value-type="string" office:string-value="麗尊大酒店" table:formula="of:=SUBSTITUTE([.A52];&quot;*&quot;;&quot;&quot;)" table:style-name="ce5">
            <text:p>麗尊大酒店</text:p>
          </table:table-cell>
          <table:table-cell office:value-type="string" table:style-name="ce5">
            <text:p>Kaohsiung</text:p>
          </table:table-cell>
          <table:table-cell office:value-type="float" office:value="198" table:style-name="ce3">
            <text:p>198</text:p>
          </table:table-cell>
          <table:table-cell office:value-type="float" office:value="3219" table:number-columns-spanned="2" table:number-rows-spanned="1" table:style-name="ce7">
            <text:p>3,219</text:p>
          </table:table-cell>
          <table:covered-table-cell/>
          <table:table-cell office:value-type="percentage" office:value="0.54191919191919191" table:style-name="ce4">
            <text:p>54.19%</text:p>
          </table:table-cell>
          <table:table-cell office:value-type="float" office:value="2190.326498912706" table:number-columns-spanned="2" table:number-rows-spanned="1" table:style-name="ce7">
            <text:p>2,190</text:p>
          </table:table-cell>
          <table:covered-table-cell/>
          <table:table-cell office:value-type="float" office:value="7050661" table:style-name="ce3">
            <text:p>7,050,661</text:p>
          </table:table-cell>
          <table:table-cell office:value-type="float" office:value="15843521" table:style-name="ce3">
            <text:p>15,843,521</text:p>
          </table:table-cell>
          <table:table-cell office:value-type="float" office:value="24085256" table:style-name="ce3">
            <text:p>24,085,25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義大皇家酒店</text:p>
          </table:table-cell>
          <table:covered-table-cell table:number-columns-repeated="4"/>
          <table:table-cell office:value-type="string" office:string-value="義大皇家酒店" table:formula="of:=SUBSTITUTE([.A53];&quot;*&quot;;&quot;&quot;)" table:style-name="ce5">
            <text:p>義大皇家酒店</text:p>
          </table:table-cell>
          <table:table-cell office:value-type="string" table:style-name="ce5">
            <text:p>Kaohsiung</text:p>
          </table:table-cell>
          <table:table-cell office:value-type="float" office:value="656" table:style-name="ce3">
            <text:p>656</text:p>
          </table:table-cell>
          <table:table-cell office:value-type="float" office:value="10050" table:number-columns-spanned="2" table:number-rows-spanned="1" table:style-name="ce7">
            <text:p>10,050</text:p>
          </table:table-cell>
          <table:covered-table-cell/>
          <table:table-cell office:value-type="percentage" office:value="0.51067073170731703" table:style-name="ce4">
            <text:p>51.07%</text:p>
          </table:table-cell>
          <table:table-cell office:value-type="float" office:value="2909" table:number-columns-spanned="2" table:number-rows-spanned="1" table:style-name="ce7">
            <text:p>2,909</text:p>
          </table:table-cell>
          <table:covered-table-cell/>
          <table:table-cell office:value-type="float" office:value="29235450" table:style-name="ce3">
            <text:p>29,235,450</text:p>
          </table:table-cell>
          <table:table-cell office:value-type="float" office:value="25762153" table:style-name="ce3">
            <text:p>25,762,153</text:p>
          </table:table-cell>
          <table:table-cell office:value-type="float" office:value="58015024" table:style-name="ce3">
            <text:p>58,015,0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高雄</text:p>
          </table:table-cell>
          <table:covered-table-cell table:number-columns-repeated="4"/>
          <table:table-cell office:value-type="string" office:string-value="福容大飯店 高雄" table:formula="of:=SUBSTITUTE([.A54];&quot;*&quot;;&quot;&quot;)" table:style-name="ce5">
            <text:p>福容大飯店 高雄</text:p>
          </table:table-cell>
          <table:table-cell office:value-type="string" table:style-name="ce5">
            <text:p>Kaohsiung</text:p>
          </table:table-cell>
          <table:table-cell office:value-type="float" office:value="250" table:style-name="ce3">
            <text:p>250</text:p>
          </table:table-cell>
          <table:table-cell office:value-type="float" office:value="4726" table:number-columns-spanned="2" table:number-rows-spanned="1" table:style-name="ce7">
            <text:p>4,726</text:p>
          </table:table-cell>
          <table:covered-table-cell/>
          <table:table-cell office:value-type="percentage" office:value="0.63013333333333332" table:style-name="ce4">
            <text:p>63.01%</text:p>
          </table:table-cell>
          <table:table-cell office:value-type="float" office:value="1648.103681760474" table:number-columns-spanned="2" table:number-rows-spanned="1" table:style-name="ce7">
            <text:p>1,648</text:p>
          </table:table-cell>
          <table:covered-table-cell/>
          <table:table-cell office:value-type="float" office:value="7788938" table:style-name="ce3">
            <text:p>7,788,938</text:p>
          </table:table-cell>
          <table:table-cell office:value-type="float" office:value="11201842" table:style-name="ce3">
            <text:p>11,201,842</text:p>
          </table:table-cell>
          <table:table-cell office:value-type="float" office:value="19007548" table:style-name="ce3">
            <text:p>19,007,54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晶英國際行館</text:p>
          </table:table-cell>
          <table:covered-table-cell table:number-columns-repeated="4"/>
          <table:table-cell office:value-type="string" office:string-value="晶英國際行館" table:formula="of:=SUBSTITUTE([.A55];&quot;*&quot;;&quot;&quot;)" table:style-name="ce5">
            <text:p>晶英國際行館</text:p>
          </table:table-cell>
          <table:table-cell office:value-type="string" table:style-name="ce5">
            <text:p>Kaohsiung</text:p>
          </table:table-cell>
          <table:table-cell office:value-type="float" office:value="147" table:style-name="ce3">
            <text:p>147</text:p>
          </table:table-cell>
          <table:table-cell office:value-type="float" office:value="1323" table:number-columns-spanned="2" table:number-rows-spanned="1" table:style-name="ce7">
            <text:p>1,323</text:p>
          </table:table-cell>
          <table:covered-table-cell/>
          <table:table-cell office:value-type="percentage" office:value="0.3" table:style-name="ce4">
            <text:p>30.00%</text:p>
          </table:table-cell>
          <table:table-cell office:value-type="float" office:value="5893.4996220710509" table:number-columns-spanned="2" table:number-rows-spanned="1" table:style-name="ce7">
            <text:p>5,893</text:p>
          </table:table-cell>
          <table:covered-table-cell/>
          <table:table-cell office:value-type="float" office:value="7797100" table:style-name="ce3">
            <text:p>7,797,100</text:p>
          </table:table-cell>
          <table:table-cell office:value-type="float" office:value="11303763" table:style-name="ce3">
            <text:p>11,303,763</text:p>
          </table:table-cell>
          <table:table-cell office:value-type="float" office:value="22116476" table:style-name="ce3">
            <text:p>22,116,47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全國大飯店</text:p>
          </table:table-cell>
          <table:covered-table-cell table:number-columns-repeated="4"/>
          <table:table-cell office:value-type="string" office:string-value="全國大飯店" table:formula="of:=SUBSTITUTE([.A56];&quot;*&quot;;&quot;&quot;)" table:style-name="ce5">
            <text:p>全國大飯店</text:p>
          </table:table-cell>
          <table:table-cell office:value-type="string" table:style-name="ce5">
            <text:p>Taichung</text:p>
          </table:table-cell>
          <table:table-cell office:value-type="float" office:value="178" table:style-name="ce3">
            <text:p>178</text:p>
          </table:table-cell>
          <table:table-cell office:value-type="float" office:value="3368" table:number-columns-spanned="2" table:number-rows-spanned="1" table:style-name="ce7">
            <text:p>3,368</text:p>
          </table:table-cell>
          <table:covered-table-cell/>
          <table:table-cell office:value-type="percentage" office:value="0.63071161048689139" table:style-name="ce4">
            <text:p>63.07%</text:p>
          </table:table-cell>
          <table:table-cell office:value-type="float" office:value="2086.3877672209028" table:number-columns-spanned="2" table:number-rows-spanned="1" table:style-name="ce7">
            <text:p>2,086</text:p>
          </table:table-cell>
          <table:covered-table-cell/>
          <table:table-cell office:value-type="float" office:value="7026954" table:style-name="ce3">
            <text:p>7,026,954</text:p>
          </table:table-cell>
          <table:table-cell office:value-type="float" office:value="10557597" table:style-name="ce3">
            <text:p>10,557,597</text:p>
          </table:table-cell>
          <table:table-cell office:value-type="float" office:value="22799137" table:style-name="ce3">
            <text:p>22,799,1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桂冠酒店(台中)</text:p>
          </table:table-cell>
          <table:covered-table-cell table:number-columns-repeated="4"/>
          <table:table-cell office:value-type="string" office:string-value="長榮桂冠酒店(台中)" table:formula="of:=SUBSTITUTE([.A57];&quot;*&quot;;&quot;&quot;)" table:style-name="ce5">
            <text:p>長榮桂冠酒店(台中)</text:p>
          </table:table-cell>
          <table:table-cell office:value-type="string" table:style-name="ce5">
            <text:p>Taichung</text:p>
          </table:table-cell>
          <table:table-cell office:value-type="float" office:value="354" table:style-name="ce3">
            <text:p>354</text:p>
          </table:table-cell>
          <table:table-cell office:value-type="float" office:value="6248" table:number-columns-spanned="2" table:number-rows-spanned="1" table:style-name="ce7">
            <text:p>6,248</text:p>
          </table:table-cell>
          <table:covered-table-cell/>
          <table:table-cell office:value-type="percentage" office:value="0.58832391713747645" table:style-name="ce4">
            <text:p>58.83%</text:p>
          </table:table-cell>
          <table:table-cell office:value-type="float" office:value="2249.644526248399" table:number-columns-spanned="2" table:number-rows-spanned="1" table:style-name="ce7">
            <text:p>2,250</text:p>
          </table:table-cell>
          <table:covered-table-cell/>
          <table:table-cell office:value-type="float" office:value="14055779" table:style-name="ce3">
            <text:p>14,055,779</text:p>
          </table:table-cell>
          <table:table-cell office:value-type="float" office:value="56917328" table:style-name="ce3">
            <text:p>56,917,328</text:p>
          </table:table-cell>
          <table:table-cell office:value-type="float" office:value="75766592" table:style-name="ce3">
            <text:p>75,766,59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福華大飯店</text:p>
          </table:table-cell>
          <table:covered-table-cell table:number-columns-repeated="4"/>
          <table:table-cell office:value-type="string" office:string-value="台中福華大飯店" table:formula="of:=SUBSTITUTE([.A58];&quot;*&quot;;&quot;&quot;)" table:style-name="ce5">
            <text:p>台中福華大飯店</text:p>
          </table:table-cell>
          <table:table-cell office:value-type="string" table:style-name="ce5">
            <text:p>Taichung</text:p>
          </table:table-cell>
          <table:table-cell office:value-type="float" office:value="155" table:style-name="ce3">
            <text:p>155</text:p>
          </table:table-cell>
          <table:table-cell office:value-type="float" office:value="3237" table:number-columns-spanned="2" table:number-rows-spanned="1" table:style-name="ce7">
            <text:p>3,237</text:p>
          </table:table-cell>
          <table:covered-table-cell/>
          <table:table-cell office:value-type="percentage" office:value="0.69612903225806455" table:style-name="ce4">
            <text:p>69.61%</text:p>
          </table:table-cell>
          <table:table-cell office:value-type="float" office:value="2596.8736484399142" table:number-columns-spanned="2" table:number-rows-spanned="1" table:style-name="ce7">
            <text:p>2,597</text:p>
          </table:table-cell>
          <table:covered-table-cell/>
          <table:table-cell office:value-type="float" office:value="8406080" table:style-name="ce3">
            <text:p>8,406,080</text:p>
          </table:table-cell>
          <table:table-cell office:value-type="float" office:value="10681441" table:style-name="ce3">
            <text:p>10,681,441</text:p>
          </table:table-cell>
          <table:table-cell office:value-type="float" office:value="22130709" table:style-name="ce3">
            <text:p>22,130,70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金典酒店</text:p>
          </table:table-cell>
          <table:covered-table-cell table:number-columns-repeated="4"/>
          <table:table-cell office:value-type="string" office:string-value="台中金典酒店" table:formula="of:=SUBSTITUTE([.A59];&quot;*&quot;;&quot;&quot;)" table:style-name="ce5">
            <text:p>台中金典酒店</text:p>
          </table:table-cell>
          <table:table-cell office:value-type="string" table:style-name="ce5">
            <text:p>Taichung</text:p>
          </table:table-cell>
          <table:table-cell office:value-type="float" office:value="222" table:style-name="ce3">
            <text:p>222</text:p>
          </table:table-cell>
          <table:table-cell office:value-type="float" office:value="4602" table:number-columns-spanned="2" table:number-rows-spanned="1" table:style-name="ce7">
            <text:p>4,602</text:p>
          </table:table-cell>
          <table:covered-table-cell/>
          <table:table-cell office:value-type="percentage" office:value="0.69099099099099104" table:style-name="ce4">
            <text:p>69.10%</text:p>
          </table:table-cell>
          <table:table-cell office:value-type="float" office:value="2927.8470230334642" table:number-columns-spanned="2" table:number-rows-spanned="1" table:style-name="ce7">
            <text:p>2,928</text:p>
          </table:table-cell>
          <table:covered-table-cell/>
          <table:table-cell office:value-type="float" office:value="13473952" table:style-name="ce3">
            <text:p>13,473,952</text:p>
          </table:table-cell>
          <table:table-cell office:value-type="float" office:value="18651671" table:style-name="ce3">
            <text:p>18,651,671</text:p>
          </table:table-cell>
          <table:table-cell office:value-type="float" office:value="43996090" table:style-name="ce3">
            <text:p>43,996,0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海灣藝術酒店</text:p>
          </table:table-cell>
          <table:covered-table-cell table:number-columns-repeated="4"/>
          <table:table-cell office:value-type="string" office:string-value="海灣藝術酒店" table:formula="of:=SUBSTITUTE([.A60];&quot;*&quot;;&quot;&quot;)" table:style-name="ce5">
            <text:p>海灣藝術酒店</text:p>
          </table:table-cell>
          <table:table-cell office:value-type="string" table:style-name="ce5">
            <text:p>Taichung</text:p>
          </table:table-cell>
          <table:table-cell office:value-type="float" office:value="226" table:style-name="ce3">
            <text:p>226</text:p>
          </table:table-cell>
          <table:table-cell office:value-type="float" office:value="808" table:number-columns-spanned="2" table:number-rows-spanned="1" table:style-name="ce7">
            <text:p>808</text:p>
          </table:table-cell>
          <table:covered-table-cell/>
          <table:table-cell office:value-type="percentage" office:value="0.1191740412979351" table:style-name="ce4">
            <text:p>11.92%</text:p>
          </table:table-cell>
          <table:table-cell office:value-type="float" office:value="1592.591584158416" table:number-columns-spanned="2" table:number-rows-spanned="1" table:style-name="ce7">
            <text:p>1,593</text:p>
          </table:table-cell>
          <table:covered-table-cell/>
          <table:table-cell office:value-type="float" office:value="1286814" table:style-name="ce3">
            <text:p>1,286,814</text:p>
          </table:table-cell>
          <table:table-cell office:value-type="float" office:value="319835" table:style-name="ce3">
            <text:p>319,835</text:p>
          </table:table-cell>
          <table:table-cell office:value-type="float" office:value="1773911" table:style-name="ce3">
            <text:p>1,773,91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裕元花園酒店</text:p>
          </table:table-cell>
          <table:covered-table-cell table:number-columns-repeated="4"/>
          <table:table-cell office:value-type="string" office:string-value="裕元花園酒店" table:formula="of:=SUBSTITUTE([.A61];&quot;*&quot;;&quot;&quot;)" table:style-name="ce5">
            <text:p>裕元花園酒店</text:p>
          </table:table-cell>
          <table:table-cell office:value-type="string" table:style-name="ce5">
            <text:p>Taichung</text:p>
          </table:table-cell>
          <table:table-cell office:value-type="float" office:value="149" table:style-name="ce3">
            <text:p>149</text:p>
          </table:table-cell>
          <table:table-cell office:value-type="float" office:value="3489" table:number-columns-spanned="2" table:number-rows-spanned="1" table:style-name="ce7">
            <text:p>3,489</text:p>
          </table:table-cell>
          <table:covered-table-cell/>
          <table:table-cell office:value-type="percentage" office:value="0.7805369127516778" table:style-name="ce4">
            <text:p>78.05%</text:p>
          </table:table-cell>
          <table:table-cell office:value-type="float" office:value="3077.264259100029" table:number-columns-spanned="2" table:number-rows-spanned="1" table:style-name="ce7">
            <text:p>3,077</text:p>
          </table:table-cell>
          <table:covered-table-cell/>
          <table:table-cell office:value-type="float" office:value="10736575" table:style-name="ce3">
            <text:p>10,736,575</text:p>
          </table:table-cell>
          <table:table-cell office:value-type="float" office:value="24837857" table:style-name="ce3">
            <text:p>24,837,857</text:p>
          </table:table-cell>
          <table:table-cell office:value-type="float" office:value="40334557" table:style-name="ce3">
            <text:p>40,334,55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中港酒店</text:p>
          </table:table-cell>
          <table:covered-table-cell table:number-columns-repeated="4"/>
          <table:table-cell office:value-type="string" office:string-value="台中港酒店" table:formula="of:=SUBSTITUTE([.A62];&quot;*&quot;;&quot;&quot;)" table:style-name="ce5">
            <text:p>台中港酒店</text:p>
          </table:table-cell>
          <table:table-cell office:value-type="string" table:style-name="ce5">
            <text:p>Taichung</text:p>
          </table:table-cell>
          <table:table-cell office:value-type="float" office:value="200" table:style-name="ce3">
            <text:p>200</text:p>
          </table:table-cell>
          <table:table-cell office:value-type="float" office:value="3560" table:number-columns-spanned="2" table:number-rows-spanned="1" table:style-name="ce7">
            <text:p>3,560</text:p>
          </table:table-cell>
          <table:covered-table-cell/>
          <table:table-cell office:value-type="percentage" office:value="0.59333333333333338" table:style-name="ce4">
            <text:p>59.33%</text:p>
          </table:table-cell>
          <table:table-cell office:value-type="float" office:value="2610.7957865168542" table:number-columns-spanned="2" table:number-rows-spanned="1" table:style-name="ce7">
            <text:p>2,611</text:p>
          </table:table-cell>
          <table:covered-table-cell/>
          <table:table-cell office:value-type="float" office:value="9294433" table:style-name="ce3">
            <text:p>9,294,433</text:p>
          </table:table-cell>
          <table:table-cell office:value-type="float" office:value="3379735" table:style-name="ce3">
            <text:p>3,379,735</text:p>
          </table:table-cell>
          <table:table-cell office:value-type="float" office:value="13613615" table:style-name="ce3">
            <text:p>13,613,6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亞士都飯店</text:p>
          </table:table-cell>
          <table:covered-table-cell table:number-columns-repeated="4"/>
          <table:table-cell office:value-type="string" office:string-value="花蓮亞士都飯店" table:formula="of:=SUBSTITUTE([.A63];&quot;*&quot;;&quot;&quot;)" table:style-name="ce5">
            <text:p>花蓮亞士都飯店</text:p>
          </table:table-cell>
          <table:table-cell office:value-type="string" table:style-name="ce5">
            <text:p>Hualien</text:p>
          </table:table-cell>
          <table:table-cell office:value-type="float" office:value="167" table:style-name="ce3">
            <text:p>167</text:p>
          </table:table-cell>
          <table:table-cell office:value-type="float" office:value="1438" table:number-columns-spanned="2" table:number-rows-spanned="1" table:style-name="ce7">
            <text:p>1,438</text:p>
          </table:table-cell>
          <table:covered-table-cell/>
          <table:table-cell office:value-type="percentage" office:value="0.28702594810379239" table:style-name="ce4">
            <text:p>28.70%</text:p>
          </table:table-cell>
          <table:table-cell office:value-type="float" office:value="1265.883866481224" table:number-columns-spanned="2" table:number-rows-spanned="1" table:style-name="ce7">
            <text:p>1,266</text:p>
          </table:table-cell>
          <table:covered-table-cell/>
          <table:table-cell office:value-type="float" office:value="1820341" table:style-name="ce3">
            <text:p>1,820,341</text:p>
          </table:table-cell>
          <table:table-cell office:value-type="float" office:value="1022338" table:style-name="ce3">
            <text:p>1,022,338</text:p>
          </table:table-cell>
          <table:table-cell office:value-type="float" office:value="2862679" table:style-name="ce3">
            <text:p>2,862,67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翰品酒店</text:p>
          </table:table-cell>
          <table:covered-table-cell table:number-columns-repeated="4"/>
          <table:table-cell office:value-type="string" office:string-value="花蓮翰品酒店" table:formula="of:=SUBSTITUTE([.A64];&quot;*&quot;;&quot;&quot;)" table:style-name="ce5">
            <text:p>花蓮翰品酒店</text:p>
          </table:table-cell>
          <table:table-cell office:value-type="string" table:style-name="ce5">
            <text:p>Hualien</text:p>
          </table:table-cell>
          <table:table-cell office:value-type="float" office:value="197" table:style-name="ce3">
            <text:p>197</text:p>
          </table:table-cell>
          <table:table-cell office:value-type="float" office:value="3876" table:number-columns-spanned="2" table:number-rows-spanned="1" table:style-name="ce7">
            <text:p>3,876</text:p>
          </table:table-cell>
          <table:covered-table-cell/>
          <table:table-cell office:value-type="percentage" office:value="0.65583756345177668" table:style-name="ce4">
            <text:p>65.58%</text:p>
          </table:table-cell>
          <table:table-cell office:value-type="float" office:value="2400.1426728586171" table:number-columns-spanned="2" table:number-rows-spanned="1" table:style-name="ce7">
            <text:p>2,400</text:p>
          </table:table-cell>
          <table:covered-table-cell/>
          <table:table-cell office:value-type="float" office:value="9302953" table:style-name="ce3">
            <text:p>9,302,953</text:p>
          </table:table-cell>
          <table:table-cell office:value-type="float" office:value="8485701" table:style-name="ce3">
            <text:p>8,485,701</text:p>
          </table:table-cell>
          <table:table-cell office:value-type="float" office:value="19415566" table:style-name="ce3">
            <text:p>19,415,56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侖大飯店</text:p>
          </table:table-cell>
          <table:covered-table-cell table:number-columns-repeated="4"/>
          <table:table-cell office:value-type="string" office:string-value="美侖大飯店" table:formula="of:=SUBSTITUTE([.A65];&quot;*&quot;;&quot;&quot;)" table:style-name="ce5">
            <text:p>美侖大飯店</text:p>
          </table:table-cell>
          <table:table-cell office:value-type="string" table:style-name="ce5">
            <text:p>Hualien</text:p>
          </table:table-cell>
          <table:table-cell office:value-type="float" office:value="343" table:style-name="ce3">
            <text:p>343</text:p>
          </table:table-cell>
          <table:table-cell office:value-type="float" office:value="4618" table:number-columns-spanned="2" table:number-rows-spanned="1" table:style-name="ce7">
            <text:p>4,618</text:p>
          </table:table-cell>
          <table:covered-table-cell/>
          <table:table-cell office:value-type="percentage" office:value="0.44878522837706508" table:style-name="ce4">
            <text:p>44.88%</text:p>
          </table:table-cell>
          <table:table-cell office:value-type="float" office:value="2230.4900389779132" table:number-columns-spanned="2" table:number-rows-spanned="1" table:style-name="ce7">
            <text:p>2,230</text:p>
          </table:table-cell>
          <table:covered-table-cell/>
          <table:table-cell office:value-type="float" office:value="10300403" table:style-name="ce3">
            <text:p>10,300,403</text:p>
          </table:table-cell>
          <table:table-cell office:value-type="float" office:value="7582269" table:style-name="ce3">
            <text:p>7,582,269</text:p>
          </table:table-cell>
          <table:table-cell office:value-type="float" office:value="19194379" table:style-name="ce3">
            <text:p>19,194,37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遠雄悅來大飯店</text:p>
          </table:table-cell>
          <table:covered-table-cell table:number-columns-repeated="4"/>
          <table:table-cell office:value-type="string" office:string-value="遠雄悅來大飯店" table:formula="of:=SUBSTITUTE([.A66];&quot;*&quot;;&quot;&quot;)" table:style-name="ce5">
            <text:p>遠雄悅來大飯店</text:p>
          </table:table-cell>
          <table:table-cell office:value-type="string" table:style-name="ce5">
            <text:p>Hualien</text:p>
          </table:table-cell>
          <table:table-cell office:value-type="float" office:value="381" table:style-name="ce3">
            <text:p>381</text:p>
          </table:table-cell>
          <table:table-cell office:value-type="float" office:value="4737" table:number-columns-spanned="2" table:number-rows-spanned="1" table:style-name="ce7">
            <text:p>4,737</text:p>
          </table:table-cell>
          <table:covered-table-cell/>
          <table:table-cell office:value-type="percentage" office:value="0.41443569553805781" table:style-name="ce4">
            <text:p>41.44%</text:p>
          </table:table-cell>
          <table:table-cell office:value-type="float" office:value="3066.3622545915141" table:number-columns-spanned="2" table:number-rows-spanned="1" table:style-name="ce7">
            <text:p>3,066</text:p>
          </table:table-cell>
          <table:covered-table-cell/>
          <table:table-cell office:value-type="float" office:value="14525358" table:style-name="ce3">
            <text:p>14,525,358</text:p>
          </table:table-cell>
          <table:table-cell office:value-type="float" office:value="16369587" table:style-name="ce3">
            <text:p>16,369,587</text:p>
          </table:table-cell>
          <table:table-cell office:value-type="float" office:value="35404816" table:style-name="ce3">
            <text:p>35,404,81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瑞穗天合國際觀光酒店</text:p>
          </table:table-cell>
          <table:covered-table-cell table:number-columns-repeated="4"/>
          <table:table-cell office:value-type="string" office:string-value="瑞穗天合國際觀光酒店" table:formula="of:=SUBSTITUTE([.A67];&quot;*&quot;;&quot;&quot;)" table:style-name="ce5">
            <text:p>瑞穗天合國際觀光酒店</text:p>
          </table:table-cell>
          <table:table-cell office:value-type="string" table:style-name="ce5">
            <text:p>Hualien</text:p>
          </table:table-cell>
          <table:table-cell office:value-type="float" office:value="198" table:style-name="ce3">
            <text:p>198</text:p>
          </table:table-cell>
          <table:table-cell office:value-type="float" office:value="3454" table:number-columns-spanned="2" table:number-rows-spanned="1" table:style-name="ce7">
            <text:p>3,454</text:p>
          </table:table-cell>
          <table:covered-table-cell/>
          <table:table-cell office:value-type="percentage" office:value="0.58148148148148149" table:style-name="ce4">
            <text:p>58.15%</text:p>
          </table:table-cell>
          <table:table-cell office:value-type="float" office:value="6811.442385639838" table:number-columns-spanned="2" table:number-rows-spanned="1" table:style-name="ce7">
            <text:p>6,811</text:p>
          </table:table-cell>
          <table:covered-table-cell/>
          <table:table-cell office:value-type="float" office:value="23526722" table:style-name="ce3">
            <text:p>23,526,722</text:p>
          </table:table-cell>
          <table:table-cell office:value-type="float" office:value="11002338" table:style-name="ce3">
            <text:p>11,002,338</text:p>
          </table:table-cell>
          <table:table-cell office:value-type="float" office:value="40020166" table:style-name="ce3">
            <text:p>40,020,16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晶悅國際飯店</text:p>
          </table:table-cell>
          <table:covered-table-cell table:number-columns-repeated="4"/>
          <table:table-cell office:value-type="string" office:string-value="晶悅國際飯店" table:formula="of:=SUBSTITUTE([.A68];&quot;*&quot;;&quot;&quot;)" table:style-name="ce5">
            <text:p>晶悅國際飯店</text:p>
          </table:table-cell>
          <table:table-cell office:value-type="string" table:style-name="ce5">
            <text:p>Taoyuan-Hsinchu-Miaoli</text:p>
          </table:table-cell>
          <table:table-cell office:value-type="float" office:value="388" table:style-name="ce3">
            <text:p>388</text:p>
          </table:table-cell>
          <table:table-cell office:value-type="float" office:value="4667" table:number-columns-spanned="2" table:number-rows-spanned="1" table:style-name="ce7">
            <text:p>4,667</text:p>
          </table:table-cell>
          <table:covered-table-cell/>
          <table:table-cell office:value-type="percentage" office:value="0.4009450171821306" table:style-name="ce4">
            <text:p>40.09%</text:p>
          </table:table-cell>
          <table:table-cell office:value-type="float" office:value="1695.263552603386" table:number-columns-spanned="2" table:number-rows-spanned="1" table:style-name="ce7">
            <text:p>1,695</text:p>
          </table:table-cell>
          <table:covered-table-cell/>
          <table:table-cell office:value-type="float" office:value="7911795" table:style-name="ce3">
            <text:p>7,911,795</text:p>
          </table:table-cell>
          <table:table-cell office:value-type="float" office:value="5693999" table:style-name="ce3">
            <text:p>5,693,999</text:p>
          </table:table-cell>
          <table:table-cell office:value-type="float" office:value="14356101" table:style-name="ce3">
            <text:p>14,356,10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尊爵天際大飯店</text:p>
          </table:table-cell>
          <table:covered-table-cell table:number-columns-repeated="4"/>
          <table:table-cell office:value-type="string" office:string-value="尊爵天際大飯店" table:formula="of:=SUBSTITUTE([.A69];&quot;*&quot;;&quot;&quot;)" table:style-name="ce5">
            <text:p>尊爵天際大飯店</text:p>
          </table:table-cell>
          <table:table-cell office:value-type="string" table:style-name="ce5">
            <text:p>Taoyuan-Hsinchu-Miaoli</text:p>
          </table:table-cell>
          <table:table-cell office:value-type="float" office:value="250" table:style-name="ce3">
            <text:p>250</text:p>
          </table:table-cell>
          <table:table-cell office:value-type="float" office:value="5628" table:number-columns-spanned="2" table:number-rows-spanned="1" table:style-name="ce7">
            <text:p>5,628</text:p>
          </table:table-cell>
          <table:covered-table-cell/>
          <table:table-cell office:value-type="percentage" office:value="0.75039999999999996" table:style-name="ce4">
            <text:p>75.04%</text:p>
          </table:table-cell>
          <table:table-cell office:value-type="float" office:value="2257.6670220326941" table:number-columns-spanned="2" table:number-rows-spanned="1" table:style-name="ce7">
            <text:p>2,258</text:p>
          </table:table-cell>
          <table:covered-table-cell/>
          <table:table-cell office:value-type="float" office:value="12706150" table:style-name="ce3">
            <text:p>12,706,150</text:p>
          </table:table-cell>
          <table:table-cell office:value-type="float" office:value="29930874" table:style-name="ce3">
            <text:p>29,930,874</text:p>
          </table:table-cell>
          <table:table-cell office:value-type="float" office:value="42949965" table:style-name="ce3">
            <text:p>42,949,9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南方莊園渡假飯店</text:p>
          </table:table-cell>
          <table:covered-table-cell table:number-columns-repeated="4"/>
          <table:table-cell office:value-type="string" office:string-value="南方莊園渡假飯店" table:formula="of:=SUBSTITUTE([.A70];&quot;*&quot;;&quot;&quot;)" table:style-name="ce5">
            <text:p>南方莊園渡假飯店</text:p>
          </table:table-cell>
          <table:table-cell office:value-type="string" table:style-name="ce5">
            <text:p>Taoyuan-Hsinchu-Miaoli</text:p>
          </table:table-cell>
          <table:table-cell office:value-type="float" office:value="111" table:style-name="ce3">
            <text:p>111</text:p>
          </table:table-cell>
          <table:table-cell office:value-type="float" office:value="1867" table:number-columns-spanned="2" table:number-rows-spanned="1" table:style-name="ce7">
            <text:p>1,867</text:p>
          </table:table-cell>
          <table:covered-table-cell/>
          <table:table-cell office:value-type="percentage" office:value="0.56066066066066067" table:style-name="ce4">
            <text:p>56.07%</text:p>
          </table:table-cell>
          <table:table-cell office:value-type="float" office:value="3936.0637386181038" table:number-columns-spanned="2" table:number-rows-spanned="1" table:style-name="ce7">
            <text:p>3,936</text:p>
          </table:table-cell>
          <table:covered-table-cell/>
          <table:table-cell office:value-type="float" office:value="7348631" table:style-name="ce3">
            <text:p>7,348,631</text:p>
          </table:table-cell>
          <table:table-cell office:value-type="float" office:value="11594012" table:style-name="ce3">
            <text:p>11,594,012</text:p>
          </table:table-cell>
          <table:table-cell office:value-type="float" office:value="26033524" table:style-name="ce3">
            <text:p>26,033,5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諾富特華航桃園機場飯店</text:p>
          </table:table-cell>
          <table:covered-table-cell table:number-columns-repeated="4"/>
          <table:table-cell office:value-type="string" office:string-value="台北諾富特華航桃園機場飯店" table:formula="of:=SUBSTITUTE([.A71];&quot;*&quot;;&quot;&quot;)" table:style-name="ce5">
            <text:p>台北諾富特華航桃園機場飯店</text:p>
          </table:table-cell>
          <table:table-cell office:value-type="string" table:style-name="ce5">
            <text:p>Taoyuan-Hsinchu-Miaoli</text:p>
          </table:table-cell>
          <table:table-cell office:value-type="float" office:value="516" table:style-name="ce3">
            <text:p>516</text:p>
          </table:table-cell>
          <table:table-cell office:value-type="float" office:value="10205" table:number-columns-spanned="2" table:number-rows-spanned="1" table:style-name="ce7">
            <text:p>10,205</text:p>
          </table:table-cell>
          <table:covered-table-cell/>
          <table:table-cell office:value-type="percentage" office:value="0.6592377260981912" table:style-name="ce4">
            <text:p>65.92%</text:p>
          </table:table-cell>
          <table:table-cell office:value-type="float" office:value="2735.8942675159242" table:number-columns-spanned="2" table:number-rows-spanned="1" table:style-name="ce7">
            <text:p>2,736</text:p>
          </table:table-cell>
          <table:covered-table-cell/>
          <table:table-cell office:value-type="float" office:value="27919801" table:style-name="ce3">
            <text:p>27,919,801</text:p>
          </table:table-cell>
          <table:table-cell office:value-type="float" office:value="22708563" table:style-name="ce3">
            <text:p>22,708,563</text:p>
          </table:table-cell>
          <table:table-cell office:value-type="float" office:value="55226223" table:style-name="ce3">
            <text:p>55,226,22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桃園喜來登酒店</text:p>
          </table:table-cell>
          <table:covered-table-cell table:number-columns-repeated="4"/>
          <table:table-cell office:value-type="string" office:string-value="桃園喜來登酒店" table:formula="of:=SUBSTITUTE([.A72];&quot;*&quot;;&quot;&quot;)" table:style-name="ce5">
            <text:p>桃園喜來登酒店</text:p>
          </table:table-cell>
          <table:table-cell office:value-type="string" table:style-name="ce5">
            <text:p>Taoyuan-Hsinchu-Miaoli</text:p>
          </table:table-cell>
          <table:table-cell office:value-type="float" office:value="187" table:style-name="ce3">
            <text:p>187</text:p>
          </table:table-cell>
          <table:table-cell office:value-type="float" office:value="741" table:number-columns-spanned="2" table:number-rows-spanned="1" table:style-name="ce7">
            <text:p>741</text:p>
          </table:table-cell>
          <table:covered-table-cell/>
          <table:table-cell office:value-type="percentage" office:value="0.1320855614973262" table:style-name="ce4">
            <text:p>13.21%</text:p>
          </table:table-cell>
          <table:table-cell office:value-type="float" office:value="2989.8340080971661" table:number-columns-spanned="2" table:number-rows-spanned="1" table:style-name="ce7">
            <text:p>2,990</text:p>
          </table:table-cell>
          <table:covered-table-cell/>
          <table:table-cell office:value-type="float" office:value="2215467" table:style-name="ce3">
            <text:p>2,215,467</text:p>
          </table:table-cell>
          <table:table-cell office:value-type="float" office:value="6788944" table:style-name="ce3">
            <text:p>6,788,944</text:p>
          </table:table-cell>
          <table:table-cell office:value-type="float" office:value="9564636" table:style-name="ce3">
            <text:p>9,564,63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喜來登大飯店</text:p>
          </table:table-cell>
          <table:covered-table-cell table:number-columns-repeated="4"/>
          <table:table-cell office:value-type="string" office:string-value="新竹喜來登大飯店" table:formula="of:=SUBSTITUTE([.A73];&quot;*&quot;;&quot;&quot;)" table:style-name="ce5">
            <text:p>新竹喜來登大飯店</text:p>
          </table:table-cell>
          <table:table-cell office:value-type="string" table:style-name="ce5">
            <text:p>Taoyuan-Hsinchu-Miaoli</text:p>
          </table:table-cell>
          <table:table-cell office:value-type="float" office:value="386" table:style-name="ce3">
            <text:p>386</text:p>
          </table:table-cell>
          <table:table-cell office:value-type="float" office:value="8471" table:number-columns-spanned="2" table:number-rows-spanned="1" table:style-name="ce7">
            <text:p>8,471</text:p>
          </table:table-cell>
          <table:covered-table-cell/>
          <table:table-cell office:value-type="percentage" office:value="0.73151986183074269" table:style-name="ce4">
            <text:p>73.15%</text:p>
          </table:table-cell>
          <table:table-cell office:value-type="float" office:value="3948.8921024672409" table:number-columns-spanned="2" table:number-rows-spanned="1" table:style-name="ce7">
            <text:p>3,949</text:p>
          </table:table-cell>
          <table:covered-table-cell/>
          <table:table-cell office:value-type="float" office:value="33451065" table:style-name="ce3">
            <text:p>33,451,065</text:p>
          </table:table-cell>
          <table:table-cell office:value-type="float" office:value="52274242" table:style-name="ce3">
            <text:p>52,274,242</text:p>
          </table:table-cell>
          <table:table-cell office:value-type="float" office:value="94974430" table:style-name="ce3">
            <text:p>94,974,43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老爺大酒店</text:p>
          </table:table-cell>
          <table:covered-table-cell table:number-columns-repeated="4"/>
          <table:table-cell office:value-type="string" office:string-value="新竹老爺大酒店" table:formula="of:=SUBSTITUTE([.A74];&quot;*&quot;;&quot;&quot;)" table:style-name="ce5">
            <text:p>新竹老爺大酒店</text:p>
          </table:table-cell>
          <table:table-cell office:value-type="string" table:style-name="ce5">
            <text:p>Taoyuan-Hsinchu-Miaoli</text:p>
          </table:table-cell>
          <table:table-cell office:value-type="float" office:value="208" table:style-name="ce3">
            <text:p>208</text:p>
          </table:table-cell>
          <table:table-cell office:value-type="float" office:value="4017" table:number-columns-spanned="2" table:number-rows-spanned="1" table:style-name="ce7">
            <text:p>4,017</text:p>
          </table:table-cell>
          <table:covered-table-cell/>
          <table:table-cell office:value-type="percentage" office:value="0.64375000000000004" table:style-name="ce4">
            <text:p>64.38%</text:p>
          </table:table-cell>
          <table:table-cell office:value-type="float" office:value="3083.5006223549908" table:number-columns-spanned="2" table:number-rows-spanned="1" table:style-name="ce7">
            <text:p>3,084</text:p>
          </table:table-cell>
          <table:covered-table-cell/>
          <table:table-cell office:value-type="float" office:value="12386422" table:style-name="ce3">
            <text:p>12,386,422</text:p>
          </table:table-cell>
          <table:table-cell office:value-type="float" office:value="20887375" table:style-name="ce3">
            <text:p>20,887,375</text:p>
          </table:table-cell>
          <table:table-cell office:value-type="float" office:value="34388788" table:style-name="ce3">
            <text:p>34,388,7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國賓大飯店</text:p>
          </table:table-cell>
          <table:covered-table-cell table:number-columns-repeated="4"/>
          <table:table-cell office:value-type="string" office:string-value="新竹國賓大飯店" table:formula="of:=SUBSTITUTE([.A75];&quot;*&quot;;&quot;&quot;)" table:style-name="ce5">
            <text:p>新竹國賓大飯店</text:p>
          </table:table-cell>
          <table:table-cell office:value-type="string" table:style-name="ce5">
            <text:p>Taoyuan-Hsinchu-Miaoli</text:p>
          </table:table-cell>
          <table:table-cell office:value-type="float" office:value="257" table:style-name="ce3">
            <text:p>257</text:p>
          </table:table-cell>
          <table:table-cell office:value-type="float" office:value="5665" table:number-columns-spanned="2" table:number-rows-spanned="1" table:style-name="ce7">
            <text:p>5,665</text:p>
          </table:table-cell>
          <table:covered-table-cell/>
          <table:table-cell office:value-type="percentage" office:value="0.7347600518806745" table:style-name="ce4">
            <text:p>73.48%</text:p>
          </table:table-cell>
          <table:table-cell office:value-type="float" office:value="2956.0654898499561" table:number-columns-spanned="2" table:number-rows-spanned="1" table:style-name="ce7">
            <text:p>2,956</text:p>
          </table:table-cell>
          <table:covered-table-cell/>
          <table:table-cell office:value-type="float" office:value="16746111" table:style-name="ce3">
            <text:p>16,746,111</text:p>
          </table:table-cell>
          <table:table-cell office:value-type="float" office:value="33324585" table:style-name="ce3">
            <text:p>33,324,585</text:p>
          </table:table-cell>
          <table:table-cell office:value-type="float" office:value="54428256" table:style-name="ce3">
            <text:p>54,428,25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尊爵大飯店</text:p>
          </table:table-cell>
          <table:covered-table-cell table:number-columns-repeated="4"/>
          <table:table-cell office:value-type="string" office:string-value="尊爵大飯店" table:formula="of:=SUBSTITUTE([.A76];&quot;*&quot;;&quot;&quot;)" table:style-name="ce5">
            <text:p>尊爵大飯店</text:p>
          </table:table-cell>
          <table:table-cell office:value-type="string" table:style-name="ce5">
            <text:p>Taoyuan-Hsinchu-Miaoli</text:p>
          </table:table-cell>
          <table:table-cell office:value-type="float" office:value="231" table:style-name="ce3">
            <text:p>231</text:p>
          </table:table-cell>
          <table:table-cell office:value-type="float" office:value="4621" table:number-columns-spanned="2" table:number-rows-spanned="1" table:style-name="ce7">
            <text:p>4,621</text:p>
          </table:table-cell>
          <table:covered-table-cell/>
          <table:table-cell office:value-type="percentage" office:value="0.66681096681096685" table:style-name="ce4">
            <text:p>66.68%</text:p>
          </table:table-cell>
          <table:table-cell office:value-type="float" office:value="2165.2657433455961" table:number-columns-spanned="2" table:number-rows-spanned="1" table:style-name="ce7">
            <text:p>2,165</text:p>
          </table:table-cell>
          <table:covered-table-cell/>
          <table:table-cell office:value-type="float" office:value="10005693" table:style-name="ce3">
            <text:p>10,005,693</text:p>
          </table:table-cell>
          <table:table-cell office:value-type="float" office:value="13666742" table:style-name="ce3">
            <text:p>13,666,742</text:p>
          </table:table-cell>
          <table:table-cell office:value-type="float" office:value="24905435" table:style-name="ce3">
            <text:p>24,905,4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古華花園飯店</text:p>
          </table:table-cell>
          <table:covered-table-cell table:number-columns-repeated="4"/>
          <table:table-cell office:value-type="string" office:string-value="古華花園飯店" table:formula="of:=SUBSTITUTE([.A77];&quot;*&quot;;&quot;&quot;)" table:style-name="ce5">
            <text:p>古華花園飯店</text:p>
          </table:table-cell>
          <table:table-cell office:value-type="string" table:style-name="ce5">
            <text:p>Taoyuan-Hsinchu-Miaoli</text:p>
          </table:table-cell>
          <table:table-cell office:value-type="float" office:value="255" table:style-name="ce3">
            <text:p>255</text:p>
          </table:table-cell>
          <table:table-cell office:value-type="float" office:value="5584" table:number-columns-spanned="2" table:number-rows-spanned="1" table:style-name="ce7">
            <text:p>5,584</text:p>
          </table:table-cell>
          <table:covered-table-cell/>
          <table:table-cell office:value-type="percentage" office:value="0.72993464052287582" table:style-name="ce4">
            <text:p>72.99%</text:p>
          </table:table-cell>
          <table:table-cell office:value-type="float" office:value="2902.401862464184" table:number-columns-spanned="2" table:number-rows-spanned="1" table:style-name="ce7">
            <text:p>2,902</text:p>
          </table:table-cell>
          <table:covered-table-cell/>
          <table:table-cell office:value-type="float" office:value="16207012" table:style-name="ce3">
            <text:p>16,207,012</text:p>
          </table:table-cell>
          <table:table-cell office:value-type="float" office:value="22166618" table:style-name="ce3">
            <text:p>22,166,618</text:p>
          </table:table-cell>
          <table:table-cell office:value-type="float" office:value="40495955" table:style-name="ce3">
            <text:p>40,495,95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 text:c="2"/>桃園</text:p>
          </table:table-cell>
          <table:covered-table-cell table:number-columns-repeated="4"/>
          <table:table-cell office:value-type="string" office:string-value="福容大飯店   桃園" table:formula="of:=SUBSTITUTE([.A78];&quot;*&quot;;&quot;&quot;)" table:style-name="ce5">
            <text:p>福容大飯店 <text:s text:c="2"/>桃園</text:p>
          </table:table-cell>
          <table:table-cell office:value-type="string" table:style-name="ce5">
            <text:p>Taoyuan-Hsinchu-Miaoli</text:p>
          </table:table-cell>
          <table:table-cell office:value-type="float" office:value="182" table:style-name="ce3">
            <text:p>182</text:p>
          </table:table-cell>
          <table:table-cell office:value-type="float" office:value="3932" table:number-columns-spanned="2" table:number-rows-spanned="1" table:style-name="ce7">
            <text:p>3,932</text:p>
          </table:table-cell>
          <table:covered-table-cell/>
          <table:table-cell office:value-type="percentage" office:value="0.72014652014652014" table:style-name="ce4">
            <text:p>72.01%</text:p>
          </table:table-cell>
          <table:table-cell office:value-type="float" office:value="1821.4758392675481" table:number-columns-spanned="2" table:number-rows-spanned="1" table:style-name="ce7">
            <text:p>1,821</text:p>
          </table:table-cell>
          <table:covered-table-cell/>
          <table:table-cell office:value-type="float" office:value="7162043" table:style-name="ce3">
            <text:p>7,162,043</text:p>
          </table:table-cell>
          <table:table-cell office:value-type="float" office:value="4536363" table:style-name="ce3">
            <text:p>4,536,363</text:p>
          </table:table-cell>
          <table:table-cell office:value-type="float" office:value="12267435" table:style-name="ce3">
            <text:p>12,267,4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林口</text:p>
          </table:table-cell>
          <table:covered-table-cell table:number-columns-repeated="4"/>
          <table:table-cell office:value-type="string" office:string-value="福容大飯店 林口" table:formula="of:=SUBSTITUTE([.A79];&quot;*&quot;;&quot;&quot;)" table:style-name="ce5">
            <text:p>福容大飯店 林口</text:p>
          </table:table-cell>
          <table:table-cell office:value-type="string" table:style-name="ce5">
            <text:p>Taoyuan-Hsinchu-Miaoli</text:p>
          </table:table-cell>
          <table:table-cell office:value-type="float" office:value="149" table:style-name="ce3">
            <text:p>149</text:p>
          </table:table-cell>
          <table:table-cell office:value-type="float" office:value="3110" table:number-columns-spanned="2" table:number-rows-spanned="1" table:style-name="ce7">
            <text:p>3,110</text:p>
          </table:table-cell>
          <table:covered-table-cell/>
          <table:table-cell office:value-type="percentage" office:value="0.69574944071588363" table:style-name="ce4">
            <text:p>69.57%</text:p>
          </table:table-cell>
          <table:table-cell office:value-type="float" office:value="2064.311897106109" table:number-columns-spanned="2" table:number-rows-spanned="1" table:style-name="ce7">
            <text:p>2,064</text:p>
          </table:table-cell>
          <table:covered-table-cell/>
          <table:table-cell office:value-type="float" office:value="6420010" table:style-name="ce3">
            <text:p>6,420,010</text:p>
          </table:table-cell>
          <table:table-cell office:value-type="float" office:value="2498508" table:style-name="ce3">
            <text:p>2,498,508</text:p>
          </table:table-cell>
          <table:table-cell office:value-type="float" office:value="8960262" table:style-name="ce3">
            <text:p>8,960,26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豐邑喜來登大飯店</text:p>
          </table:table-cell>
          <table:covered-table-cell table:number-columns-repeated="4"/>
          <table:table-cell office:value-type="string" office:string-value="豐邑喜來登大飯店" table:formula="of:=SUBSTITUTE([.A80];&quot;*&quot;;&quot;&quot;)" table:style-name="ce5">
            <text:p>豐邑喜來登大飯店</text:p>
          </table:table-cell>
          <table:table-cell office:value-type="string" table:style-name="ce5">
            <text:p>Taoyuan-Hsinchu-Miaoli</text:p>
          </table:table-cell>
          <table:table-cell office:value-type="float" office:value="384" table:style-name="ce3">
            <text:p>384</text:p>
          </table:table-cell>
          <table:table-cell office:value-type="float" office:value="2824" table:number-columns-spanned="2" table:number-rows-spanned="1" table:style-name="ce7">
            <text:p>2,824</text:p>
          </table:table-cell>
          <table:covered-table-cell/>
          <table:table-cell office:value-type="percentage" office:value="0.24513888888888891" table:style-name="ce4">
            <text:p>24.51%</text:p>
          </table:table-cell>
          <table:table-cell office:value-type="float" office:value="2961.3197592067991" table:number-columns-spanned="2" table:number-rows-spanned="1" table:style-name="ce7">
            <text:p>2,961</text:p>
          </table:table-cell>
          <table:covered-table-cell/>
          <table:table-cell office:value-type="float" office:value="8362767" table:style-name="ce3">
            <text:p>8,362,767</text:p>
          </table:table-cell>
          <table:table-cell office:value-type="float" office:value="4192164" table:style-name="ce3">
            <text:p>4,192,164</text:p>
          </table:table-cell>
          <table:table-cell office:value-type="float" office:value="13749983" table:style-name="ce3">
            <text:p>13,749,98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馥藝金鬱金香酒店</text:p>
          </table:table-cell>
          <table:covered-table-cell table:number-columns-repeated="4"/>
          <table:table-cell office:value-type="string" office:string-value="馥藝金鬱金香酒店" table:formula="of:=SUBSTITUTE([.A81];&quot;*&quot;;&quot;&quot;)" table:style-name="ce5">
            <text:p>馥藝金鬱金香酒店</text:p>
          </table:table-cell>
          <table:table-cell office:value-type="string" table:style-name="ce5">
            <text:p>Taoyuan-Hsinchu-Miaoli</text:p>
          </table:table-cell>
          <table:table-cell office:value-type="float" office:value="191" table:style-name="ce3">
            <text:p>191</text:p>
          </table:table-cell>
          <table:table-cell office:value-type="float" office:value="3376" table:number-columns-spanned="2" table:number-rows-spanned="1" table:style-name="ce7">
            <text:p>3,376</text:p>
          </table:table-cell>
          <table:covered-table-cell/>
          <table:table-cell office:value-type="percentage" office:value="0.58917975567190228" table:style-name="ce4">
            <text:p>58.92%</text:p>
          </table:table-cell>
          <table:table-cell office:value-type="float" office:value="1773.406398104265" table:number-columns-spanned="2" table:number-rows-spanned="1" table:style-name="ce7">
            <text:p>1,773</text:p>
          </table:table-cell>
          <table:covered-table-cell/>
          <table:table-cell office:value-type="float" office:value="5987020" table:style-name="ce3">
            <text:p>5,987,020</text:p>
          </table:table-cell>
          <table:table-cell office:value-type="float" office:value="3391628" table:style-name="ce3">
            <text:p>3,391,628</text:p>
          </table:table-cell>
          <table:table-cell office:value-type="float" office:value="9503118" table:style-name="ce3">
            <text:p>9,503,11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陽明山中國麗緻大飯店</text:p>
          </table:table-cell>
          <table:covered-table-cell table:number-columns-repeated="4"/>
          <table:table-cell office:value-type="string" office:string-value="陽明山中國麗緻大飯店" table:formula="of:=SUBSTITUTE([.A82];&quot;*&quot;;&quot;&quot;)" table:style-name="ce5">
            <text:p>陽明山中國麗緻大飯店</text:p>
          </table:table-cell>
          <table:table-cell office:value-type="string" table:style-name="ce5">
            <text:p>Scenery</text:p>
          </table:table-cell>
          <table:table-cell office:value-type="float" office:value="47" table:style-name="ce3">
            <text:p>47</text:p>
          </table:table-cell>
          <table:table-cell office:value-type="float" office:value="431" table:number-columns-spanned="2" table:number-rows-spanned="1" table:style-name="ce7">
            <text:p>431</text:p>
          </table:table-cell>
          <table:covered-table-cell/>
          <table:table-cell office:value-type="percentage" office:value="0.30567375886524822" table:style-name="ce4">
            <text:p>30.57%</text:p>
          </table:table-cell>
          <table:table-cell office:value-type="float" office:value="3568.9211136890949" table:number-columns-spanned="2" table:number-rows-spanned="1" table:style-name="ce7">
            <text:p>3,569</text:p>
          </table:table-cell>
          <table:covered-table-cell/>
          <table:table-cell office:value-type="float" office:value="1538205" table:style-name="ce3">
            <text:p>1,538,205</text:p>
          </table:table-cell>
          <table:table-cell office:value-type="float" office:value="1490488" table:style-name="ce3">
            <text:p>1,490,488</text:p>
          </table:table-cell>
          <table:table-cell office:value-type="float" office:value="4628917" table:style-name="ce3">
            <text:p>4,628,91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趣淘漫旅</text:p>
          </table:table-cell>
          <table:covered-table-cell table:number-columns-repeated="4"/>
          <table:table-cell office:value-type="string" office:string-value="趣淘漫旅" table:formula="of:=SUBSTITUTE([.A83];&quot;*&quot;;&quot;&quot;)" table:style-name="ce5">
            <text:p>趣淘漫旅</text:p>
          </table:table-cell>
          <table:table-cell office:value-type="string" table:style-name="ce5">
            <text:p>Scenery</text:p>
          </table:table-cell>
          <table:table-cell office:value-type="float" office:value="198" table:style-name="ce3">
            <text:p>198</text:p>
          </table:table-cell>
          <table:table-cell office:value-type="float" office:value="2709" table:number-columns-spanned="2" table:number-rows-spanned="1" table:style-name="ce7">
            <text:p>2,709</text:p>
          </table:table-cell>
          <table:covered-table-cell/>
          <table:table-cell office:value-type="percentage" office:value="0.45606060606060611" table:style-name="ce4">
            <text:p>45.61%</text:p>
          </table:table-cell>
          <table:table-cell office:value-type="float" office:value="3080.2783314876342" table:number-columns-spanned="2" table:number-rows-spanned="1" table:style-name="ce7">
            <text:p>3,080</text:p>
          </table:table-cell>
          <table:covered-table-cell/>
          <table:table-cell office:value-type="float" office:value="8344474" table:style-name="ce3">
            <text:p>8,344,474</text:p>
          </table:table-cell>
          <table:table-cell office:value-type="float" office:value="2655573" table:style-name="ce3">
            <text:p>2,655,573</text:p>
          </table:table-cell>
          <table:table-cell office:value-type="float" office:value="12389488" table:style-name="ce3">
            <text:p>12,389,4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圓山大飯店</text:p>
          </table:table-cell>
          <table:covered-table-cell table:number-columns-repeated="4"/>
          <table:table-cell office:value-type="string" office:string-value="高雄圓山大飯店" table:formula="of:=SUBSTITUTE([.A84];&quot;*&quot;;&quot;&quot;)" table:style-name="ce5">
            <text:p>高雄圓山大飯店</text:p>
          </table:table-cell>
          <table:table-cell office:value-type="string" table:style-name="ce5">
            <text:p>Scenery</text:p>
          </table:table-cell>
          <table:table-cell office:value-type="float" office:value="107" table:style-name="ce3">
            <text:p>107</text:p>
          </table:table-cell>
          <table:table-cell office:value-type="float" office:value="1260" table:number-columns-spanned="2" table:number-rows-spanned="1" table:style-name="ce7">
            <text:p>1,260</text:p>
          </table:table-cell>
          <table:covered-table-cell/>
          <table:table-cell office:value-type="percentage" office:value="0.3925233644859813" table:style-name="ce4">
            <text:p>39.25%</text:p>
          </table:table-cell>
          <table:table-cell office:value-type="float" office:value="2415.9039682539678" table:number-columns-spanned="2" table:number-rows-spanned="1" table:style-name="ce7">
            <text:p>2,416</text:p>
          </table:table-cell>
          <table:covered-table-cell/>
          <table:table-cell office:value-type="float" office:value="3044039" table:style-name="ce3">
            <text:p>3,044,039</text:p>
          </table:table-cell>
          <table:table-cell office:value-type="float" office:value="7197310" table:style-name="ce3">
            <text:p>7,197,310</text:p>
          </table:table-cell>
          <table:table-cell office:value-type="float" office:value="11762012" table:style-name="ce3">
            <text:p>11,762,01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礁溪老爺大酒店</text:p>
          </table:table-cell>
          <table:covered-table-cell table:number-columns-repeated="4"/>
          <table:table-cell office:value-type="string" office:string-value="礁溪老爺大酒店" table:formula="of:=SUBSTITUTE([.A85];&quot;*&quot;;&quot;&quot;)" table:style-name="ce5">
            <text:p>礁溪老爺大酒店</text:p>
          </table:table-cell>
          <table:table-cell office:value-type="string" table:style-name="ce5">
            <text:p>Scenery</text:p>
          </table:table-cell>
          <table:table-cell office:value-type="float" office:value="197" table:style-name="ce3">
            <text:p>197</text:p>
          </table:table-cell>
          <table:table-cell office:value-type="float" office:value="4278" table:number-columns-spanned="2" table:number-rows-spanned="1" table:style-name="ce7">
            <text:p>4,278</text:p>
          </table:table-cell>
          <table:covered-table-cell/>
          <table:table-cell office:value-type="percentage" office:value="0.72385786802030461" table:style-name="ce4">
            <text:p>72.39%</text:p>
          </table:table-cell>
          <table:table-cell office:value-type="float" office:value="6460.1879382889201" table:number-columns-spanned="2" table:number-rows-spanned="1" table:style-name="ce7">
            <text:p>6,460</text:p>
          </table:table-cell>
          <table:covered-table-cell/>
          <table:table-cell office:value-type="float" office:value="27636684" table:style-name="ce3">
            <text:p>27,636,684</text:p>
          </table:table-cell>
          <table:table-cell office:value-type="float" office:value="22251502" table:style-name="ce3">
            <text:p>22,251,502</text:p>
          </table:table-cell>
          <table:table-cell office:value-type="float" office:value="58899697" table:style-name="ce3">
            <text:p>58,899,6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涵碧樓大飯店</text:p>
          </table:table-cell>
          <table:covered-table-cell table:number-columns-repeated="4"/>
          <table:table-cell office:value-type="string" office:string-value="涵碧樓大飯店" table:formula="of:=SUBSTITUTE([.A86];&quot;*&quot;;&quot;&quot;)" table:style-name="ce5">
            <text:p>涵碧樓大飯店</text:p>
          </table:table-cell>
          <table:table-cell office:value-type="string" table:style-name="ce5">
            <text:p>Scenery</text:p>
          </table:table-cell>
          <table:table-cell office:value-type="float" office:value="96" table:style-name="ce3">
            <text:p>96</text:p>
          </table:table-cell>
          <table:table-cell office:value-type="float" office:value="2283" table:number-columns-spanned="2" table:number-rows-spanned="1" table:style-name="ce7">
            <text:p>2,283</text:p>
          </table:table-cell>
          <table:covered-table-cell/>
          <table:table-cell office:value-type="percentage" office:value="0.79270833333333335" table:style-name="ce4">
            <text:p>79.27%</text:p>
          </table:table-cell>
          <table:table-cell office:value-type="float" office:value="14008.80070083224" table:number-columns-spanned="2" table:number-rows-spanned="1" table:style-name="ce7">
            <text:p>14,009</text:p>
          </table:table-cell>
          <table:covered-table-cell/>
          <table:table-cell office:value-type="float" office:value="31982092" table:style-name="ce3">
            <text:p>31,982,092</text:p>
          </table:table-cell>
          <table:table-cell office:value-type="float" office:value="3077281" table:style-name="ce3">
            <text:p>3,077,281</text:p>
          </table:table-cell>
          <table:table-cell office:value-type="float" office:value="37544505" table:style-name="ce3">
            <text:p>37,544,50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雲品溫泉酒店日月潭</text:p>
          </table:table-cell>
          <table:covered-table-cell table:number-columns-repeated="4"/>
          <table:table-cell office:value-type="string" office:string-value="雲品溫泉酒店日月潭" table:formula="of:=SUBSTITUTE([.A87];&quot;*&quot;;&quot;&quot;)" table:style-name="ce5">
            <text:p>雲品溫泉酒店日月潭</text:p>
          </table:table-cell>
          <table:table-cell office:value-type="string" table:style-name="ce5">
            <text:p>Scenery</text:p>
          </table:table-cell>
          <table:table-cell office:value-type="float" office:value="211" table:style-name="ce3">
            <text:p>211</text:p>
          </table:table-cell>
          <table:table-cell office:value-type="float" office:value="4263" table:number-columns-spanned="2" table:number-rows-spanned="1" table:style-name="ce7">
            <text:p>4,263</text:p>
          </table:table-cell>
          <table:covered-table-cell/>
          <table:table-cell office:value-type="percentage" office:value="0.67345971563981044" table:style-name="ce4">
            <text:p>67.35%</text:p>
          </table:table-cell>
          <table:table-cell office:value-type="float" office:value="7843.1083743842364" table:number-columns-spanned="2" table:number-rows-spanned="1" table:style-name="ce7">
            <text:p>7,843</text:p>
          </table:table-cell>
          <table:covered-table-cell/>
          <table:table-cell office:value-type="float" office:value="33435171" table:style-name="ce3">
            <text:p>33,435,171</text:p>
          </table:table-cell>
          <table:table-cell office:value-type="float" office:value="20973780" table:style-name="ce3">
            <text:p>20,973,780</text:p>
          </table:table-cell>
          <table:table-cell office:value-type="float" office:value="58381635" table:style-name="ce3">
            <text:p>58,381,6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日月行館</text:p>
          </table:table-cell>
          <table:covered-table-cell table:number-columns-repeated="4"/>
          <table:table-cell office:value-type="string" office:string-value="日月行館" table:formula="of:=SUBSTITUTE([.A88];&quot;*&quot;;&quot;&quot;)" table:style-name="ce5">
            <text:p>日月行館</text:p>
          </table:table-cell>
          <table:table-cell office:value-type="string" table:style-name="ce5">
            <text:p>Scenery</text:p>
          </table:table-cell>
          <table:table-cell office:value-type="float" office:value="92" table:style-name="ce3">
            <text:p>92</text:p>
          </table:table-cell>
          <table:table-cell office:value-type="float" office:value="805" table:number-columns-spanned="2" table:number-rows-spanned="1" table:style-name="ce7">
            <text:p>805</text:p>
          </table:table-cell>
          <table:covered-table-cell/>
          <table:table-cell office:value-type="percentage" office:value="0.29166666666666669" table:style-name="ce4">
            <text:p>29.17%</text:p>
          </table:table-cell>
          <table:table-cell office:value-type="float" office:value="10010.63354037267" table:number-columns-spanned="2" table:number-rows-spanned="1" table:style-name="ce7">
            <text:p>10,011</text:p>
          </table:table-cell>
          <table:covered-table-cell/>
          <table:table-cell office:value-type="float" office:value="8058560" table:style-name="ce3">
            <text:p>8,058,560</text:p>
          </table:table-cell>
          <table:table-cell office:value-type="float" office:value="2080174" table:style-name="ce3">
            <text:p>2,080,174</text:p>
          </table:table-cell>
          <table:table-cell office:value-type="float" office:value="10168602" table:style-name="ce3">
            <text:p>10,168,60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凱撒大飯店</text:p>
          </table:table-cell>
          <table:covered-table-cell table:number-columns-repeated="4"/>
          <table:table-cell office:value-type="string" office:string-value="凱撒大飯店" table:formula="of:=SUBSTITUTE([.A89];&quot;*&quot;;&quot;&quot;)" table:style-name="ce5">
            <text:p>凱撒大飯店</text:p>
          </table:table-cell>
          <table:table-cell office:value-type="string" table:style-name="ce5">
            <text:p>Scenery</text:p>
          </table:table-cell>
          <table:table-cell office:value-type="float" office:value="281" table:style-name="ce3">
            <text:p>281</text:p>
          </table:table-cell>
          <table:table-cell office:value-type="float" office:value="7537" table:number-columns-spanned="2" table:number-rows-spanned="1" table:style-name="ce7">
            <text:p>7,537</text:p>
          </table:table-cell>
          <table:covered-table-cell/>
          <table:table-cell office:value-type="percentage" office:value="0.89406880189798343" table:style-name="ce4">
            <text:p>89.41%</text:p>
          </table:table-cell>
          <table:table-cell office:value-type="float" office:value="5167.5535358896113" table:number-columns-spanned="2" table:number-rows-spanned="1" table:style-name="ce7">
            <text:p>5,168</text:p>
          </table:table-cell>
          <table:covered-table-cell/>
          <table:table-cell office:value-type="float" office:value="38947851" table:style-name="ce3">
            <text:p>38,947,851</text:p>
          </table:table-cell>
          <table:table-cell office:value-type="float" office:value="7254245" table:style-name="ce3">
            <text:p>7,254,245</text:p>
          </table:table-cell>
          <table:table-cell office:value-type="float" office:value="48328758" table:style-name="ce3">
            <text:p>48,328,7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墾丁福華渡假飯店</text:p>
          </table:table-cell>
          <table:covered-table-cell table:number-columns-repeated="4"/>
          <table:table-cell office:value-type="string" office:string-value="墾丁福華渡假飯店" table:formula="of:=SUBSTITUTE([.A90];&quot;*&quot;;&quot;&quot;)" table:style-name="ce5">
            <text:p>墾丁福華渡假飯店</text:p>
          </table:table-cell>
          <table:table-cell office:value-type="string" table:style-name="ce5">
            <text:p>Scenery</text:p>
          </table:table-cell>
          <table:table-cell office:value-type="float" office:value="458" table:style-name="ce3">
            <text:p>458</text:p>
          </table:table-cell>
          <table:table-cell office:value-type="float" office:value="8575" table:number-columns-spanned="2" table:number-rows-spanned="1" table:style-name="ce7">
            <text:p>8,575</text:p>
          </table:table-cell>
          <table:covered-table-cell/>
          <table:table-cell office:value-type="percentage" office:value="0.62409024745269281" table:style-name="ce4">
            <text:p>62.41%</text:p>
          </table:table-cell>
          <table:table-cell office:value-type="float" office:value="3067.4485131195329" table:number-columns-spanned="2" table:number-rows-spanned="1" table:style-name="ce7">
            <text:p>3,067</text:p>
          </table:table-cell>
          <table:covered-table-cell/>
          <table:table-cell office:value-type="float" office:value="26303371" table:style-name="ce3">
            <text:p>26,303,371</text:p>
          </table:table-cell>
          <table:table-cell office:value-type="float" office:value="9415171" table:style-name="ce3">
            <text:p>9,415,171</text:p>
          </table:table-cell>
          <table:table-cell office:value-type="float" office:value="37425740" table:style-name="ce3">
            <text:p>37,425,74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東方渡假酒店</text:p>
          </table:table-cell>
          <table:covered-table-cell table:number-columns-repeated="4"/>
          <table:table-cell office:value-type="string" office:string-value="東方渡假酒店" table:formula="of:=SUBSTITUTE([.A91];&quot;*&quot;;&quot;&quot;)" table:style-name="ce5">
            <text:p>東方渡假酒店</text:p>
          </table:table-cell>
          <table:table-cell office:value-type="string" table:style-name="ce5">
            <text:p>Scenery</text:p>
          </table:table-cell>
          <table:table-cell office:value-type="float" office:value="112" table:style-name="ce3">
            <text:p>112</text:p>
          </table:table-cell>
          <table:table-cell office:value-type="float" office:value="0" table:number-columns-spanned="2" table:number-rows-spanned="1" table:style-name="ce7">
            <text:p>0</text:p>
          </table:table-cell>
          <table:covered-table-cell/>
          <table:table-cell office:value-type="percentage" office:value="0" table:style-name="ce4">
            <text:p>0.00%</text:p>
          </table:table-cell>
          <table:table-cell office:value-type="string" table:number-columns-spanned="2" table:number-rows-spanned="1" table:style-name="ce7">
            <text:p><text:s/></text:p>
          </table:table-cell>
          <table:covered-table-cell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知本老爺大酒店</text:p>
          </table:table-cell>
          <table:covered-table-cell table:number-columns-repeated="4"/>
          <table:table-cell office:value-type="string" office:string-value="知本老爺大酒店" table:formula="of:=SUBSTITUTE([.A92];&quot;*&quot;;&quot;&quot;)" table:style-name="ce5">
            <text:p>知本老爺大酒店</text:p>
          </table:table-cell>
          <table:table-cell office:value-type="string" table:style-name="ce5">
            <text:p>Scenery</text:p>
          </table:table-cell>
          <table:table-cell office:value-type="float" office:value="182" table:style-name="ce3">
            <text:p>182</text:p>
          </table:table-cell>
          <table:table-cell office:value-type="float" office:value="3292" table:number-columns-spanned="2" table:number-rows-spanned="1" table:style-name="ce7">
            <text:p>3,292</text:p>
          </table:table-cell>
          <table:covered-table-cell/>
          <table:table-cell office:value-type="percentage" office:value="0.6029304029304029" table:style-name="ce4">
            <text:p>60.29%</text:p>
          </table:table-cell>
          <table:table-cell office:value-type="float" office:value="3843.8748481166458" table:number-columns-spanned="2" table:number-rows-spanned="1" table:style-name="ce7">
            <text:p>3,844</text:p>
          </table:table-cell>
          <table:covered-table-cell/>
          <table:table-cell office:value-type="float" office:value="12654036" table:style-name="ce3">
            <text:p>12,654,036</text:p>
          </table:table-cell>
          <table:table-cell office:value-type="float" office:value="8078897" table:style-name="ce3">
            <text:p>8,078,897</text:p>
          </table:table-cell>
          <table:table-cell office:value-type="float" office:value="24000040" table:style-name="ce3">
            <text:p>24,000,04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太魯閣晶英酒店</text:p>
          </table:table-cell>
          <table:covered-table-cell table:number-columns-repeated="4"/>
          <table:table-cell office:value-type="string" office:string-value="太魯閣晶英酒店" table:formula="of:=SUBSTITUTE([.A93];&quot;*&quot;;&quot;&quot;)" table:style-name="ce5">
            <text:p>太魯閣晶英酒店</text:p>
          </table:table-cell>
          <table:table-cell office:value-type="string" table:style-name="ce5">
            <text:p>Scenery</text:p>
          </table:table-cell>
          <table:table-cell office:value-type="float" office:value="160" table:style-name="ce3">
            <text:p>160</text:p>
          </table:table-cell>
          <table:table-cell office:value-type="float" office:value="3157" table:number-columns-spanned="2" table:number-rows-spanned="1" table:style-name="ce7">
            <text:p>3,157</text:p>
          </table:table-cell>
          <table:covered-table-cell/>
          <table:table-cell office:value-type="percentage" office:value="0.65770833333333334" table:style-name="ce4">
            <text:p>65.77%</text:p>
          </table:table-cell>
          <table:table-cell office:value-type="float" office:value="7079.7139689578717" table:number-columns-spanned="2" table:number-rows-spanned="1" table:style-name="ce7">
            <text:p>7,080</text:p>
          </table:table-cell>
          <table:covered-table-cell/>
          <table:table-cell office:value-type="float" office:value="22350657" table:style-name="ce3">
            <text:p>22,350,657</text:p>
          </table:table-cell>
          <table:table-cell office:value-type="float" office:value="7891130" table:style-name="ce3">
            <text:p>7,891,130</text:p>
          </table:table-cell>
          <table:table-cell office:value-type="float" office:value="33436310" table:style-name="ce3">
            <text:p>33,436,3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福隆</text:p>
          </table:table-cell>
          <table:covered-table-cell table:number-columns-repeated="4"/>
          <table:table-cell office:value-type="string" office:string-value="福容大飯店 福隆" table:formula="of:=SUBSTITUTE([.A94];&quot;*&quot;;&quot;&quot;)" table:style-name="ce5">
            <text:p>福容大飯店 福隆</text:p>
          </table:table-cell>
          <table:table-cell office:value-type="string" table:style-name="ce5">
            <text:p>Scenery</text:p>
          </table:table-cell>
          <table:table-cell office:value-type="float" office:value="174" table:style-name="ce3">
            <text:p>174</text:p>
          </table:table-cell>
          <table:table-cell office:value-type="float" office:value="1849" table:number-columns-spanned="2" table:number-rows-spanned="1" table:style-name="ce7">
            <text:p>1,849</text:p>
          </table:table-cell>
          <table:covered-table-cell/>
          <table:table-cell office:value-type="percentage" office:value="0.35421455938697322" table:style-name="ce4">
            <text:p>35.42%</text:p>
          </table:table-cell>
          <table:table-cell office:value-type="float" office:value="5221.0319091400761" table:number-columns-spanned="2" table:number-rows-spanned="1" table:style-name="ce7">
            <text:p>5,221</text:p>
          </table:table-cell>
          <table:covered-table-cell/>
          <table:table-cell office:value-type="float" office:value="9653688" table:style-name="ce3">
            <text:p>9,653,688</text:p>
          </table:table-cell>
          <table:table-cell office:value-type="float" office:value="5911066" table:style-name="ce3">
            <text:p>5,911,066</text:p>
          </table:table-cell>
          <table:table-cell office:value-type="float" office:value="15871174" table:style-name="ce3">
            <text:p>15,871,17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龍谷大飯店</text:p>
          </table:table-cell>
          <table:covered-table-cell table:number-columns-repeated="4"/>
          <table:table-cell office:value-type="string" office:string-value="龍谷大飯店" table:formula="of:=SUBSTITUTE([.A95];&quot;*&quot;;&quot;&quot;)" table:style-name="ce5">
            <text:p>龍谷大飯店</text:p>
          </table:table-cell>
          <table:table-cell office:value-type="string" table:style-name="ce5">
            <text:p>Scenery</text:p>
          </table:table-cell>
          <table:table-cell office:value-type="float" office:value="189" table:style-name="ce3">
            <text:p>189</text:p>
          </table:table-cell>
          <table:table-cell office:value-type="float" office:value="1555" table:number-columns-spanned="2" table:number-rows-spanned="1" table:style-name="ce7">
            <text:p>1,555</text:p>
          </table:table-cell>
          <table:covered-table-cell/>
          <table:table-cell office:value-type="percentage" office:value="0.2742504409171076" table:style-name="ce4">
            <text:p>27.43%</text:p>
          </table:table-cell>
          <table:table-cell office:value-type="float" office:value="1625.6070739549839" table:number-columns-spanned="2" table:number-rows-spanned="1" table:style-name="ce7">
            <text:p>1,626</text:p>
          </table:table-cell>
          <table:covered-table-cell/>
          <table:table-cell office:value-type="float" office:value="2527819" table:style-name="ce3">
            <text:p>2,527,819</text:p>
          </table:table-cell>
          <table:table-cell office:value-type="float" office:value="1351395" table:style-name="ce3">
            <text:p>1,351,395</text:p>
          </table:table-cell>
          <table:table-cell office:value-type="float" office:value="4241880" table:style-name="ce3">
            <text:p>4,241,88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</text:p>
          </table:table-cell>
          <table:covered-table-cell table:number-columns-repeated="4"/>
          <table:table-cell office:value-type="string" office:string-value="阿里山賓館" table:formula="of:=SUBSTITUTE([.A96];&quot;*&quot;;&quot;&quot;)" table:style-name="ce5">
            <text:p>阿里山賓館</text:p>
          </table:table-cell>
          <table:table-cell office:value-type="string" table:style-name="ce5">
            <text:p>Scenery</text:p>
          </table:table-cell>
          <table:table-cell office:value-type="float" office:value="35" table:style-name="ce3">
            <text:p>35</text:p>
          </table:table-cell>
          <table:table-cell office:value-type="float" office:value="375" table:number-columns-spanned="2" table:number-rows-spanned="1" table:style-name="ce7">
            <text:p>375</text:p>
          </table:table-cell>
          <table:covered-table-cell/>
          <table:table-cell office:value-type="percentage" office:value="0.35714285714285721" table:style-name="ce4">
            <text:p>35.71%</text:p>
          </table:table-cell>
          <table:table-cell office:value-type="float" office:value="5549.282666666667" table:number-columns-spanned="2" table:number-rows-spanned="1" table:style-name="ce7">
            <text:p>5,549</text:p>
          </table:table-cell>
          <table:covered-table-cell/>
          <table:table-cell office:value-type="float" office:value="2080981" table:style-name="ce3">
            <text:p>2,080,981</text:p>
          </table:table-cell>
          <table:table-cell office:value-type="float" office:value="0" table:style-name="ce3">
            <text:p>0</text:p>
          </table:table-cell>
          <table:table-cell office:value-type="float" office:value="2080981" table:style-name="ce3">
            <text:p>2,080,98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名都觀光渡假大飯店</text:p>
          </table:table-cell>
          <table:covered-table-cell table:number-columns-repeated="4"/>
          <table:table-cell office:value-type="string" office:string-value="名都觀光渡假大飯店" table:formula="of:=SUBSTITUTE([.A97];&quot;*&quot;;&quot;&quot;)" table:style-name="ce5">
            <text:p>名都觀光渡假大飯店</text:p>
          </table:table-cell>
          <table:table-cell office:value-type="string" table:style-name="ce5">
            <text:p>Scenery</text:p>
          </table:table-cell>
          <table:table-cell office:value-type="float" office:value="97" table:style-name="ce3">
            <text:p>97</text:p>
          </table:table-cell>
          <table:table-cell office:value-type="float" office:value="898" table:number-columns-spanned="2" table:number-rows-spanned="1" table:style-name="ce7">
            <text:p>898</text:p>
          </table:table-cell>
          <table:covered-table-cell/>
          <table:table-cell office:value-type="percentage" office:value="0.30859106529209618" table:style-name="ce4">
            <text:p>30.86%</text:p>
          </table:table-cell>
          <table:table-cell office:value-type="float" office:value="1332.9287305122491" table:number-columns-spanned="2" table:number-rows-spanned="1" table:style-name="ce7">
            <text:p>1,333</text:p>
          </table:table-cell>
          <table:covered-table-cell/>
          <table:table-cell office:value-type="float" office:value="1196970" table:style-name="ce3">
            <text:p>1,196,970</text:p>
          </table:table-cell>
          <table:table-cell office:value-type="float" office:value="3000549" table:style-name="ce3">
            <text:p>3,000,549</text:p>
          </table:table-cell>
          <table:table-cell office:value-type="float" office:value="4286558" table:style-name="ce3">
            <text:p>4,286,5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(新館)</text:p>
          </table:table-cell>
          <table:covered-table-cell table:number-columns-repeated="4"/>
          <table:table-cell office:value-type="string" office:string-value="阿里山賓館(新館)" table:formula="of:=SUBSTITUTE([.A98];&quot;*&quot;;&quot;&quot;)" table:style-name="ce5">
            <text:p>阿里山賓館(新館)</text:p>
          </table:table-cell>
          <table:table-cell office:value-type="string" table:style-name="ce5">
            <text:p>Scenery</text:p>
          </table:table-cell>
          <table:table-cell office:value-type="float" office:value="104" table:style-name="ce3">
            <text:p>104</text:p>
          </table:table-cell>
          <table:table-cell office:value-type="float" office:value="1919" table:number-columns-spanned="2" table:number-rows-spanned="1" table:style-name="ce7">
            <text:p>1,919</text:p>
          </table:table-cell>
          <table:covered-table-cell/>
          <table:table-cell office:value-type="percentage" office:value="0.6150641025641026" table:style-name="ce4">
            <text:p>61.51%</text:p>
          </table:table-cell>
          <table:table-cell office:value-type="float" office:value="5294.4663887441366" table:number-columns-spanned="2" table:number-rows-spanned="1" table:style-name="ce7">
            <text:p>5,294</text:p>
          </table:table-cell>
          <table:covered-table-cell/>
          <table:table-cell office:value-type="float" office:value="10160081" table:style-name="ce3">
            <text:p>10,160,081</text:p>
          </table:table-cell>
          <table:table-cell office:value-type="float" office:value="5732314" table:style-name="ce3">
            <text:p>5,732,314</text:p>
          </table:table-cell>
          <table:table-cell office:value-type="float" office:value="16143775" table:style-name="ce3">
            <text:p>16,143,77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墾丁怡灣渡假酒店</text:p>
          </table:table-cell>
          <table:covered-table-cell table:number-columns-repeated="4"/>
          <table:table-cell office:value-type="string" office:string-value="墾丁怡灣渡假酒店" table:formula="of:=SUBSTITUTE([.A99];&quot;*&quot;;&quot;&quot;)" table:style-name="ce5">
            <text:p>墾丁怡灣渡假酒店</text:p>
          </table:table-cell>
          <table:table-cell office:value-type="string" table:style-name="ce5">
            <text:p>Scenery</text:p>
          </table:table-cell>
          <table:table-cell office:value-type="float" office:value="240" table:style-name="ce3">
            <text:p>240</text:p>
          </table:table-cell>
          <table:table-cell office:value-type="float" office:value="1856" table:number-columns-spanned="2" table:number-rows-spanned="1" table:style-name="ce7">
            <text:p>1,856</text:p>
          </table:table-cell>
          <table:covered-table-cell/>
          <table:table-cell office:value-type="percentage" office:value="0.25777777777777777" table:style-name="ce4">
            <text:p>25.78%</text:p>
          </table:table-cell>
          <table:table-cell office:value-type="float" office:value="2865.1314655172409" table:number-columns-spanned="2" table:number-rows-spanned="1" table:style-name="ce7">
            <text:p>2,865</text:p>
          </table:table-cell>
          <table:covered-table-cell/>
          <table:table-cell office:value-type="float" office:value="5317684" table:style-name="ce3">
            <text:p>5,317,684</text:p>
          </table:table-cell>
          <table:table-cell office:value-type="float" office:value="1122143" table:style-name="ce3">
            <text:p>1,122,143</text:p>
          </table:table-cell>
          <table:table-cell office:value-type="float" office:value="6546496" table:style-name="ce3">
            <text:p>6,546,49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容大飯店 <text:s text:c="3"/>淡水漁人碼頭</text:p>
          </table:table-cell>
          <table:covered-table-cell table:number-columns-repeated="4"/>
          <table:table-cell office:value-type="string" office:string-value="福容大飯店    淡水漁人碼頭" table:formula="of:=SUBSTITUTE([.A100];&quot;*&quot;;&quot;&quot;)" table:style-name="ce5">
            <text:p>福容大飯店 <text:s text:c="3"/>淡水漁人碼頭</text:p>
          </table:table-cell>
          <table:table-cell office:value-type="string" table:style-name="ce5">
            <text:p>Others</text:p>
          </table:table-cell>
          <table:table-cell office:value-type="float" office:value="198" table:style-name="ce3">
            <text:p>198</text:p>
          </table:table-cell>
          <table:table-cell office:value-type="float" office:value="2881" table:number-columns-spanned="2" table:number-rows-spanned="1" table:style-name="ce7">
            <text:p>2,881</text:p>
          </table:table-cell>
          <table:covered-table-cell/>
          <table:table-cell office:value-type="percentage" office:value="0.48501683501683501" table:style-name="ce4">
            <text:p>48.50%</text:p>
          </table:table-cell>
          <table:table-cell office:value-type="float" office:value="3878.6251301631378" table:number-columns-spanned="2" table:number-rows-spanned="1" table:style-name="ce7">
            <text:p>3,879</text:p>
          </table:table-cell>
          <table:covered-table-cell/>
          <table:table-cell office:value-type="float" office:value="11174319" table:style-name="ce3">
            <text:p>11,174,319</text:p>
          </table:table-cell>
          <table:table-cell office:value-type="float" office:value="13628962" table:style-name="ce3">
            <text:p>13,628,962</text:p>
          </table:table-cell>
          <table:table-cell office:value-type="float" office:value="26727809" table:style-name="ce3">
            <text:p>26,727,80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大板根渡假酒店</text:p>
          </table:table-cell>
          <table:covered-table-cell table:number-columns-repeated="4"/>
          <table:table-cell office:value-type="string" office:string-value="大板根渡假酒店" table:formula="of:=SUBSTITUTE([.A101];&quot;*&quot;;&quot;&quot;)" table:style-name="ce5">
            <text:p>大板根渡假酒店</text:p>
          </table:table-cell>
          <table:table-cell office:value-type="string" table:style-name="ce5">
            <text:p>Others</text:p>
          </table:table-cell>
          <table:table-cell office:value-type="float" office:value="95" table:style-name="ce3">
            <text:p>95</text:p>
          </table:table-cell>
          <table:table-cell office:value-type="float" office:value="2339" table:number-columns-spanned="2" table:number-rows-spanned="1" table:style-name="ce7">
            <text:p>2,339</text:p>
          </table:table-cell>
          <table:covered-table-cell/>
          <table:table-cell office:value-type="percentage" office:value="0.82070175438596493" table:style-name="ce4">
            <text:p>82.07%</text:p>
          </table:table-cell>
          <table:table-cell office:value-type="float" office:value="4657.1167165455327" table:number-columns-spanned="2" table:number-rows-spanned="1" table:style-name="ce7">
            <text:p>4,657</text:p>
          </table:table-cell>
          <table:covered-table-cell/>
          <table:table-cell office:value-type="float" office:value="10892996" table:style-name="ce3">
            <text:p>10,892,996</text:p>
          </table:table-cell>
          <table:table-cell office:value-type="float" office:value="13555174" table:style-name="ce3">
            <text:p>13,555,174</text:p>
          </table:table-cell>
          <table:table-cell office:value-type="float" office:value="38265008" table:style-name="ce3">
            <text:p>38,265,00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板橋凱撒大飯店</text:p>
          </table:table-cell>
          <table:covered-table-cell table:number-columns-repeated="4"/>
          <table:table-cell office:value-type="string" office:string-value="板橋凱撒大飯店" table:formula="of:=SUBSTITUTE([.A102];&quot;*&quot;;&quot;&quot;)" table:style-name="ce5">
            <text:p>板橋凱撒大飯店</text:p>
          </table:table-cell>
          <table:table-cell office:value-type="string" table:style-name="ce5">
            <text:p>Others</text:p>
          </table:table-cell>
          <table:table-cell office:value-type="float" office:value="400" table:style-name="ce3">
            <text:p>400</text:p>
          </table:table-cell>
          <table:table-cell office:value-type="float" office:value="8390" table:number-columns-spanned="2" table:number-rows-spanned="1" table:style-name="ce7">
            <text:p>8,390</text:p>
          </table:table-cell>
          <table:covered-table-cell/>
          <table:table-cell office:value-type="percentage" office:value="0.69916666666666671" table:style-name="ce4">
            <text:p>69.92%</text:p>
          </table:table-cell>
          <table:table-cell office:value-type="float" office:value="3711.4660309892729" table:number-columns-spanned="2" table:number-rows-spanned="1" table:style-name="ce7">
            <text:p>3,711</text:p>
          </table:table-cell>
          <table:covered-table-cell/>
          <table:table-cell office:value-type="float" office:value="31139200" table:style-name="ce3">
            <text:p>31,139,200</text:p>
          </table:table-cell>
          <table:table-cell office:value-type="float" office:value="8676788" table:style-name="ce3">
            <text:p>8,676,788</text:p>
          </table:table-cell>
          <table:table-cell office:value-type="float" office:value="39890828" table:style-name="ce3">
            <text:p>39,890,8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飯店</text:p>
          </table:table-cell>
          <table:covered-table-cell table:number-columns-repeated="4"/>
          <table:table-cell office:value-type="string" office:string-value="台南大飯店" table:formula="of:=SUBSTITUTE([.A103];&quot;*&quot;;&quot;&quot;)" table:style-name="ce5">
            <text:p>台南大飯店</text:p>
          </table:table-cell>
          <table:table-cell office:value-type="string" table:style-name="ce5">
            <text:p>Others</text:p>
          </table:table-cell>
          <table:table-cell office:value-type="float" office:value="152" table:style-name="ce3">
            <text:p>152</text:p>
          </table:table-cell>
          <table:table-cell office:value-type="float" office:value="2457" table:number-columns-spanned="2" table:number-rows-spanned="1" table:style-name="ce7">
            <text:p>2,457</text:p>
          </table:table-cell>
          <table:covered-table-cell/>
          <table:table-cell office:value-type="percentage" office:value="0.53881578947368425" table:style-name="ce4">
            <text:p>53.88%</text:p>
          </table:table-cell>
          <table:table-cell office:value-type="float" office:value="1991.8111518111521" table:number-columns-spanned="2" table:number-rows-spanned="1" table:style-name="ce7">
            <text:p>1,992</text:p>
          </table:table-cell>
          <table:covered-table-cell/>
          <table:table-cell office:value-type="float" office:value="4893880" table:style-name="ce3">
            <text:p>4,893,880</text:p>
          </table:table-cell>
          <table:table-cell office:value-type="float" office:value="7627258" table:style-name="ce3">
            <text:p>7,627,258</text:p>
          </table:table-cell>
          <table:table-cell office:value-type="float" office:value="13726505" table:style-name="ce3">
            <text:p>13,726,50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大億麗緻酒店</text:p>
          </table:table-cell>
          <table:covered-table-cell table:number-columns-repeated="4"/>
          <table:table-cell office:value-type="string" office:string-value="大億麗緻酒店" table:formula="of:=SUBSTITUTE([.A104];&quot;*&quot;;&quot;&quot;)" table:style-name="ce5">
            <text:p>大億麗緻酒店</text:p>
          </table:table-cell>
          <table:table-cell office:value-type="string" table:style-name="ce5">
            <text:p>Others</text:p>
          </table:table-cell>
          <table:table-cell office:value-type="float" office:value="315" table:style-name="ce3">
            <text:p>315</text:p>
          </table:table-cell>
          <table:table-cell office:value-type="float" office:value="5923" table:number-columns-spanned="2" table:number-rows-spanned="1" table:style-name="ce7">
            <text:p>5,923</text:p>
          </table:table-cell>
          <table:covered-table-cell/>
          <table:table-cell office:value-type="percentage" office:value="0.62677248677248676" table:style-name="ce4">
            <text:p>62.68%</text:p>
          </table:table-cell>
          <table:table-cell office:value-type="float" office:value="2702.0599358433228" table:number-columns-spanned="2" table:number-rows-spanned="1" table:style-name="ce7">
            <text:p>2,702</text:p>
          </table:table-cell>
          <table:covered-table-cell/>
          <table:table-cell office:value-type="float" office:value="16004301" table:style-name="ce3">
            <text:p>16,004,301</text:p>
          </table:table-cell>
          <table:table-cell office:value-type="float" office:value="18479732" table:style-name="ce3">
            <text:p>18,479,732</text:p>
          </table:table-cell>
          <table:table-cell office:value-type="float" office:value="38601851" table:style-name="ce3">
            <text:p>38,601,85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糖長榮酒店(台南)</text:p>
          </table:table-cell>
          <table:covered-table-cell table:number-columns-repeated="4"/>
          <table:table-cell office:value-type="string" office:string-value="台糖長榮酒店(台南)" table:formula="of:=SUBSTITUTE([.A105];&quot;*&quot;;&quot;&quot;)" table:style-name="ce5">
            <text:p>台糖長榮酒店(台南)</text:p>
          </table:table-cell>
          <table:table-cell office:value-type="string" table:style-name="ce5">
            <text:p>Others</text:p>
          </table:table-cell>
          <table:table-cell office:value-type="float" office:value="197" table:style-name="ce3">
            <text:p>197</text:p>
          </table:table-cell>
          <table:table-cell office:value-type="float" office:value="4593" table:number-columns-spanned="2" table:number-rows-spanned="1" table:style-name="ce7">
            <text:p>4,593</text:p>
          </table:table-cell>
          <table:covered-table-cell/>
          <table:table-cell office:value-type="percentage" office:value="0.7771573604060914" table:style-name="ce4">
            <text:p>77.72%</text:p>
          </table:table-cell>
          <table:table-cell office:value-type="float" office:value="2365.140213368169" table:number-columns-spanned="2" table:number-rows-spanned="1" table:style-name="ce7">
            <text:p>2,365</text:p>
          </table:table-cell>
          <table:covered-table-cell/>
          <table:table-cell office:value-type="float" office:value="10863089" table:style-name="ce3">
            <text:p>10,863,089</text:p>
          </table:table-cell>
          <table:table-cell office:value-type="float" office:value="25620252" table:style-name="ce3">
            <text:p>25,620,252</text:p>
          </table:table-cell>
          <table:table-cell office:value-type="float" office:value="37921966" table:style-name="ce3">
            <text:p>37,921,96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南遠東國際大飯店</text:p>
          </table:table-cell>
          <table:covered-table-cell table:number-columns-repeated="4"/>
          <table:table-cell office:value-type="string" office:string-value="香格里拉台南遠東國際大飯店" table:formula="of:=SUBSTITUTE([.A106];&quot;*&quot;;&quot;&quot;)" table:style-name="ce5">
            <text:p>香格里拉台南遠東國際大飯店</text:p>
          </table:table-cell>
          <table:table-cell office:value-type="string" table:style-name="ce5">
            <text:p>Others</text:p>
          </table:table-cell>
          <table:table-cell office:value-type="float" office:value="331" table:style-name="ce3">
            <text:p>331</text:p>
          </table:table-cell>
          <table:table-cell office:value-type="float" office:value="6009" table:number-columns-spanned="2" table:number-rows-spanned="1" table:style-name="ce7">
            <text:p>6,009</text:p>
          </table:table-cell>
          <table:covered-table-cell/>
          <table:table-cell office:value-type="percentage" office:value="0.60513595166163137" table:style-name="ce4">
            <text:p>60.51%</text:p>
          </table:table-cell>
          <table:table-cell office:value-type="float" office:value="3479.7663504742891" table:number-columns-spanned="2" table:number-rows-spanned="1" table:style-name="ce7">
            <text:p>3,480</text:p>
          </table:table-cell>
          <table:covered-table-cell/>
          <table:table-cell office:value-type="float" office:value="20909916" table:style-name="ce3">
            <text:p>20,909,916</text:p>
          </table:table-cell>
          <table:table-cell office:value-type="float" office:value="20910812" table:style-name="ce3">
            <text:p>20,910,812</text:p>
          </table:table-cell>
          <table:table-cell office:value-type="float" office:value="47432280" table:style-name="ce3">
            <text:p>47,432,28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員皇冠假日酒店</text:p>
          </table:table-cell>
          <table:covered-table-cell table:number-columns-repeated="4"/>
          <table:table-cell office:value-type="string" office:string-value="台南大員皇冠假日酒店" table:formula="of:=SUBSTITUTE([.A107];&quot;*&quot;;&quot;&quot;)" table:style-name="ce5">
            <text:p>台南大員皇冠假日酒店</text:p>
          </table:table-cell>
          <table:table-cell office:value-type="string" table:style-name="ce5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3731" table:number-columns-spanned="2" table:number-rows-spanned="1" table:style-name="ce7">
            <text:p>3,731</text:p>
          </table:table-cell>
          <table:covered-table-cell/>
          <table:table-cell office:value-type="percentage" office:value="0.53838383838383841" table:style-name="ce4">
            <text:p>53.84%</text:p>
          </table:table-cell>
          <table:table-cell office:value-type="float" office:value="3034.9024390243899" table:number-columns-spanned="2" table:number-rows-spanned="1" table:style-name="ce7">
            <text:p>3,035</text:p>
          </table:table-cell>
          <table:covered-table-cell/>
          <table:table-cell office:value-type="float" office:value="11323221" table:style-name="ce3">
            <text:p>11,323,221</text:p>
          </table:table-cell>
          <table:table-cell office:value-type="float" office:value="15665544" table:style-name="ce3">
            <text:p>15,665,544</text:p>
          </table:table-cell>
          <table:table-cell office:value-type="float" office:value="29913086" table:style-name="ce3">
            <text:p>29,913,08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蘭城晶英酒店</text:p>
          </table:table-cell>
          <table:covered-table-cell table:number-columns-repeated="4"/>
          <table:table-cell office:value-type="string" office:string-value="蘭城晶英酒店" table:formula="of:=SUBSTITUTE([.A108];&quot;*&quot;;&quot;&quot;)" table:style-name="ce5">
            <text:p>蘭城晶英酒店</text:p>
          </table:table-cell>
          <table:table-cell office:value-type="string" table:style-name="ce5">
            <text:p>Others</text:p>
          </table:table-cell>
          <table:table-cell office:value-type="float" office:value="193" table:style-name="ce3">
            <text:p>193</text:p>
          </table:table-cell>
          <table:table-cell office:value-type="float" office:value="3947" table:number-columns-spanned="2" table:number-rows-spanned="1" table:style-name="ce7">
            <text:p>3,947</text:p>
          </table:table-cell>
          <table:covered-table-cell/>
          <table:table-cell office:value-type="percentage" office:value="0.68169257340241796" table:style-name="ce4">
            <text:p>68.17%</text:p>
          </table:table-cell>
          <table:table-cell office:value-type="float" office:value="8620.008360780339" table:number-columns-spanned="2" table:number-rows-spanned="1" table:style-name="ce7">
            <text:p>8,620</text:p>
          </table:table-cell>
          <table:covered-table-cell/>
          <table:table-cell office:value-type="float" office:value="34023173" table:style-name="ce3">
            <text:p>34,023,173</text:p>
          </table:table-cell>
          <table:table-cell office:value-type="float" office:value="31215886" table:style-name="ce3">
            <text:p>31,215,886</text:p>
          </table:table-cell>
          <table:table-cell office:value-type="float" office:value="73201468" table:style-name="ce3">
            <text:p>73,201,46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鳳凰酒店(礁溪)</text:p>
          </table:table-cell>
          <table:covered-table-cell table:number-columns-repeated="4"/>
          <table:table-cell office:value-type="string" office:string-value="長榮鳳凰酒店(礁溪)" table:formula="of:=SUBSTITUTE([.A109];&quot;*&quot;;&quot;&quot;)" table:style-name="ce5">
            <text:p>長榮鳳凰酒店(礁溪)</text:p>
          </table:table-cell>
          <table:table-cell office:value-type="string" table:style-name="ce5">
            <text:p>Others</text:p>
          </table:table-cell>
          <table:table-cell office:value-type="float" office:value="231" table:style-name="ce3">
            <text:p>231</text:p>
          </table:table-cell>
          <table:table-cell office:value-type="float" office:value="4322" table:number-columns-spanned="2" table:number-rows-spanned="1" table:style-name="ce7">
            <text:p>4,322</text:p>
          </table:table-cell>
          <table:covered-table-cell/>
          <table:table-cell office:value-type="percentage" office:value="0.6236652236652237" table:style-name="ce4">
            <text:p>62.37%</text:p>
          </table:table-cell>
          <table:table-cell office:value-type="float" office:value="5315.0985654789447" table:number-columns-spanned="2" table:number-rows-spanned="1" table:style-name="ce7">
            <text:p>5,315</text:p>
          </table:table-cell>
          <table:covered-table-cell/>
          <table:table-cell office:value-type="float" office:value="22971856" table:style-name="ce3">
            <text:p>22,971,856</text:p>
          </table:table-cell>
          <table:table-cell office:value-type="float" office:value="17921007" table:style-name="ce3">
            <text:p>17,921,007</text:p>
          </table:table-cell>
          <table:table-cell office:value-type="float" office:value="46816980" table:style-name="ce3">
            <text:p>46,816,98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綠舞國際觀光飯店</text:p>
          </table:table-cell>
          <table:covered-table-cell table:number-columns-repeated="4"/>
          <table:table-cell office:value-type="string" office:string-value="綠舞國際觀光飯店" table:formula="of:=SUBSTITUTE([.A110];&quot;*&quot;;&quot;&quot;)" table:style-name="ce5">
            <text:p>綠舞國際觀光飯店</text:p>
          </table:table-cell>
          <table:table-cell office:value-type="string" table:style-name="ce5">
            <text:p>Others</text:p>
          </table:table-cell>
          <table:table-cell office:value-type="float" office:value="104" table:style-name="ce3">
            <text:p>104</text:p>
          </table:table-cell>
          <table:table-cell office:value-type="float" office:value="925" table:number-columns-spanned="2" table:number-rows-spanned="1" table:style-name="ce7">
            <text:p>925</text:p>
          </table:table-cell>
          <table:covered-table-cell/>
          <table:table-cell office:value-type="percentage" office:value="0.29647435897435898" table:style-name="ce4">
            <text:p>29.65%</text:p>
          </table:table-cell>
          <table:table-cell office:value-type="float" office:value="5289.0497297297297" table:number-columns-spanned="2" table:number-rows-spanned="1" table:style-name="ce7">
            <text:p>5,289</text:p>
          </table:table-cell>
          <table:covered-table-cell/>
          <table:table-cell office:value-type="float" office:value="4892371" table:style-name="ce3">
            <text:p>4,892,371</text:p>
          </table:table-cell>
          <table:table-cell office:value-type="float" office:value="3237924" table:style-name="ce3">
            <text:p>3,237,924</text:p>
          </table:table-cell>
          <table:table-cell office:value-type="float" office:value="9313698" table:style-name="ce3">
            <text:p>9,313,69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麒麟大飯店</text:p>
          </table:table-cell>
          <table:covered-table-cell table:number-columns-repeated="4"/>
          <table:table-cell office:value-type="string" office:string-value="麒麟大飯店" table:formula="of:=SUBSTITUTE([.A111];&quot;*&quot;;&quot;&quot;)" table:style-name="ce5">
            <text:p>麒麟大飯店</text:p>
          </table:table-cell>
          <table:table-cell office:value-type="string" table:style-name="ce5">
            <text:p>Others</text:p>
          </table:table-cell>
          <table:table-cell office:value-type="float" office:value="167" table:style-name="ce3">
            <text:p>167</text:p>
          </table:table-cell>
          <table:table-cell office:value-type="float" office:value="1548" table:number-columns-spanned="2" table:number-rows-spanned="1" table:style-name="ce7">
            <text:p>1,548</text:p>
          </table:table-cell>
          <table:covered-table-cell/>
          <table:table-cell office:value-type="percentage" office:value="0.30898203592814372" table:style-name="ce4">
            <text:p>30.90%</text:p>
          </table:table-cell>
          <table:table-cell office:value-type="float" office:value="3049.5717054263559" table:number-columns-spanned="2" table:number-rows-spanned="1" table:style-name="ce7">
            <text:p>3,050</text:p>
          </table:table-cell>
          <table:covered-table-cell/>
          <table:table-cell office:value-type="float" office:value="4720737" table:style-name="ce3">
            <text:p>4,720,737</text:p>
          </table:table-cell>
          <table:table-cell office:value-type="float" office:value="1597700" table:style-name="ce3">
            <text:p>1,597,700</text:p>
          </table:table-cell>
          <table:table-cell office:value-type="float" office:value="6572693" table:style-name="ce3">
            <text:p>6,572,6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娜路彎大酒店</text:p>
          </table:table-cell>
          <table:covered-table-cell table:number-columns-repeated="4"/>
          <table:table-cell office:value-type="string" office:string-value="娜路彎大酒店" table:formula="of:=SUBSTITUTE([.A112];&quot;*&quot;;&quot;&quot;)" table:style-name="ce5">
            <text:p>娜路彎大酒店</text:p>
          </table:table-cell>
          <table:table-cell office:value-type="string" table:style-name="ce5">
            <text:p>Others</text:p>
          </table:table-cell>
          <table:table-cell office:value-type="float" office:value="276" table:style-name="ce3">
            <text:p>276</text:p>
          </table:table-cell>
          <table:table-cell office:value-type="float" office:value="4405" table:number-columns-spanned="2" table:number-rows-spanned="1" table:style-name="ce7">
            <text:p>4,405</text:p>
          </table:table-cell>
          <table:covered-table-cell/>
          <table:table-cell office:value-type="percentage" office:value="0.53200483091787443" table:style-name="ce4">
            <text:p>53.20%</text:p>
          </table:table-cell>
          <table:table-cell office:value-type="float" office:value="3270" table:number-columns-spanned="2" table:number-rows-spanned="1" table:style-name="ce7">
            <text:p>3,270</text:p>
          </table:table-cell>
          <table:covered-table-cell/>
          <table:table-cell office:value-type="float" office:value="14404350" table:style-name="ce3">
            <text:p>14,404,350</text:p>
          </table:table-cell>
          <table:table-cell office:value-type="float" office:value="11485984" table:style-name="ce3">
            <text:p>11,485,984</text:p>
          </table:table-cell>
          <table:table-cell office:value-type="float" office:value="32781702" table:style-name="ce3">
            <text:p>32,781,70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樂樂日暉溫泉酒店</text:p>
          </table:table-cell>
          <table:covered-table-cell table:number-columns-repeated="4"/>
          <table:table-cell office:value-type="string" office:string-value="樂樂日暉溫泉酒店" table:formula="of:=SUBSTITUTE([.A113];&quot;*&quot;;&quot;&quot;)" table:style-name="ce5">
            <text:p>樂樂日暉溫泉酒店</text:p>
          </table:table-cell>
          <table:table-cell office:value-type="string" table:style-name="ce5">
            <text:p>Others</text:p>
          </table:table-cell>
          <table:table-cell office:value-type="float" office:value="48" table:style-name="ce3">
            <text:p>48</text:p>
          </table:table-cell>
          <table:table-cell office:value-type="float" office:value="299" table:number-columns-spanned="2" table:number-rows-spanned="1" table:style-name="ce7">
            <text:p>299</text:p>
          </table:table-cell>
          <table:covered-table-cell/>
          <table:table-cell office:value-type="percentage" office:value="0.2076388888888889" table:style-name="ce4">
            <text:p>20.76%</text:p>
          </table:table-cell>
          <table:table-cell office:value-type="float" office:value="2343.7792642140471" table:number-columns-spanned="2" table:number-rows-spanned="1" table:style-name="ce7">
            <text:p>2,344</text:p>
          </table:table-cell>
          <table:covered-table-cell/>
          <table:table-cell office:value-type="float" office:value="700790" table:style-name="ce3">
            <text:p>700,790</text:p>
          </table:table-cell>
          <table:table-cell office:value-type="float" office:value="0" table:style-name="ce3">
            <text:p>0</text:p>
          </table:table-cell>
          <table:table-cell office:value-type="float" office:value="700790" table:style-name="ce3">
            <text:p>700,7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耐斯王子大飯店</text:p>
          </table:table-cell>
          <table:covered-table-cell table:number-columns-repeated="4"/>
          <table:table-cell office:value-type="string" office:string-value="耐斯王子大飯店" table:formula="of:=SUBSTITUTE([.A114];&quot;*&quot;;&quot;&quot;)" table:style-name="ce5">
            <text:p>耐斯王子大飯店</text:p>
          </table:table-cell>
          <table:table-cell office:value-type="string" table:style-name="ce5">
            <text:p>Others</text:p>
          </table:table-cell>
          <table:table-cell office:value-type="float" office:value="245" table:style-name="ce3">
            <text:p>245</text:p>
          </table:table-cell>
          <table:table-cell office:value-type="float" office:value="4180" table:number-columns-spanned="2" table:number-rows-spanned="1" table:style-name="ce7">
            <text:p>4,180</text:p>
          </table:table-cell>
          <table:covered-table-cell/>
          <table:table-cell office:value-type="percentage" office:value="0.56870748299319729" table:style-name="ce4">
            <text:p>56.87%</text:p>
          </table:table-cell>
          <table:table-cell office:value-type="float" office:value="2081.5184210526322" table:number-columns-spanned="2" table:number-rows-spanned="1" table:style-name="ce7">
            <text:p>2,082</text:p>
          </table:table-cell>
          <table:covered-table-cell/>
          <table:table-cell office:value-type="float" office:value="8700747" table:style-name="ce3">
            <text:p>8,700,747</text:p>
          </table:table-cell>
          <table:table-cell office:value-type="float" office:value="12624413" table:style-name="ce3">
            <text:p>12,624,413</text:p>
          </table:table-cell>
          <table:table-cell office:value-type="float" office:value="22269324" table:style-name="ce3">
            <text:p>22,269,3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澎湖福朋喜來登酒店</text:p>
          </table:table-cell>
          <table:covered-table-cell table:number-columns-repeated="4"/>
          <table:table-cell office:value-type="string" office:string-value="澎湖福朋喜來登酒店" table:formula="of:=SUBSTITUTE([.A115];&quot;*&quot;;&quot;&quot;)" table:style-name="ce5">
            <text:p>澎湖福朋喜來登酒店</text:p>
          </table:table-cell>
          <table:table-cell office:value-type="string" table:style-name="ce5">
            <text:p>Others</text:p>
          </table:table-cell>
          <table:table-cell office:value-type="float" office:value="331" table:style-name="ce3">
            <text:p>331</text:p>
          </table:table-cell>
          <table:table-cell office:value-type="float" office:value="5549" table:number-columns-spanned="2" table:number-rows-spanned="1" table:style-name="ce7">
            <text:p>5,549</text:p>
          </table:table-cell>
          <table:covered-table-cell/>
          <table:table-cell office:value-type="percentage" office:value="0.55881168177240681" table:style-name="ce4">
            <text:p>55.88%</text:p>
          </table:table-cell>
          <table:table-cell office:value-type="float" office:value="2879.7359884663902" table:number-columns-spanned="2" table:number-rows-spanned="1" table:style-name="ce7">
            <text:p>2,880</text:p>
          </table:table-cell>
          <table:covered-table-cell/>
          <table:table-cell office:value-type="float" office:value="15979655" table:style-name="ce3">
            <text:p>15,979,655</text:p>
          </table:table-cell>
          <table:table-cell office:value-type="float" office:value="15472218" table:style-name="ce3">
            <text:p>15,472,218</text:p>
          </table:table-cell>
          <table:table-cell office:value-type="float" office:value="35480624" table:style-name="ce3">
            <text:p>35,480,6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瓏山林台北中和飯店</text:p>
          </table:table-cell>
          <table:covered-table-cell table:number-columns-repeated="4"/>
          <table:table-cell office:value-type="string" office:string-value="瓏山林台北中和飯店" table:formula="of:=SUBSTITUTE([.A116];&quot;*&quot;;&quot;&quot;)" table:style-name="ce5">
            <text:p>瓏山林台北中和飯店</text:p>
          </table:table-cell>
          <table:table-cell office:value-type="string" table:style-name="ce5">
            <text:p>Others</text:p>
          </table:table-cell>
          <table:table-cell office:value-type="float" office:value="126" table:style-name="ce3">
            <text:p>126</text:p>
          </table:table-cell>
          <table:table-cell office:value-type="float" office:value="1150" table:number-columns-spanned="2" table:number-rows-spanned="1" table:style-name="ce7">
            <text:p>1,150</text:p>
          </table:table-cell>
          <table:covered-table-cell/>
          <table:table-cell office:value-type="percentage" office:value="0.30423280423280419" table:style-name="ce4">
            <text:p>30.42%</text:p>
          </table:table-cell>
          <table:table-cell office:value-type="float" office:value="2431.4860869565218" table:number-columns-spanned="2" table:number-rows-spanned="1" table:style-name="ce7">
            <text:p>2,431</text:p>
          </table:table-cell>
          <table:covered-table-cell/>
          <table:table-cell office:value-type="float" office:value="2796209" table:style-name="ce3">
            <text:p>2,796,209</text:p>
          </table:table-cell>
          <table:table-cell office:value-type="float" office:value="5822514" table:style-name="ce3">
            <text:p>5,822,514</text:p>
          </table:table-cell>
          <table:table-cell office:value-type="float" office:value="9793537" table:style-name="ce3">
            <text:p>9,793,53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和昇帝景飯店</text:p>
          </table:table-cell>
          <table:covered-table-cell table:number-columns-repeated="4"/>
          <table:table-cell office:value-type="string" office:string-value="和昇帝景飯店" table:formula="of:=SUBSTITUTE([.A117];&quot;*&quot;;&quot;&quot;)" table:style-name="ce5">
            <text:p>和昇帝景飯店</text:p>
          </table:table-cell>
          <table:table-cell office:value-type="string" table:style-name="ce5">
            <text:p>Others</text:p>
          </table:table-cell>
          <table:table-cell office:value-type="float" office:value="60" table:style-name="ce3">
            <text:p>60</text:p>
          </table:table-cell>
          <table:table-cell office:value-type="float" office:value="649" table:number-columns-spanned="2" table:number-rows-spanned="1" table:style-name="ce7">
            <text:p>649</text:p>
          </table:table-cell>
          <table:covered-table-cell/>
          <table:table-cell office:value-type="percentage" office:value="0.36055555555555557" table:style-name="ce4">
            <text:p>36.06%</text:p>
          </table:table-cell>
          <table:table-cell office:value-type="float" office:value="2344.6548536209548" table:number-columns-spanned="2" table:number-rows-spanned="1" table:style-name="ce7">
            <text:p>2,345</text:p>
          </table:table-cell>
          <table:covered-table-cell/>
          <table:table-cell office:value-type="float" office:value="1521681" table:style-name="ce3">
            <text:p>1,521,681</text:p>
          </table:table-cell>
          <table:table-cell office:value-type="float" office:value="5700" table:style-name="ce3">
            <text:p>5,700</text:p>
          </table:table-cell>
          <table:table-cell office:value-type="float" office:value="1527381" table:style-name="ce3">
            <text:p>1,527,38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碧特弗大飯店</text:p>
          </table:table-cell>
          <table:covered-table-cell table:number-columns-repeated="4"/>
          <table:table-cell office:value-type="string" office:string-value="碧特弗大飯店" table:formula="of:=SUBSTITUTE([.A118];&quot;*&quot;;&quot;&quot;)" table:style-name="ce5">
            <text:p>碧特弗大飯店</text:p>
          </table:table-cell>
          <table:table-cell office:value-type="string" table:style-name="ce5">
            <text:p>Others</text:p>
          </table:table-cell>
          <table:table-cell office:value-type="float" office:value="54" table:style-name="ce3">
            <text:p>54</text:p>
          </table:table-cell>
          <table:table-cell office:value-type="float" office:value="192" table:number-columns-spanned="2" table:number-rows-spanned="1" table:style-name="ce7">
            <text:p>192</text:p>
          </table:table-cell>
          <table:covered-table-cell/>
          <table:table-cell office:value-type="percentage" office:value="0.1185185185185185" table:style-name="ce4">
            <text:p>11.85%</text:p>
          </table:table-cell>
          <table:table-cell office:value-type="float" office:value="2760.317708333333" table:number-columns-spanned="2" table:number-rows-spanned="1" table:style-name="ce7">
            <text:p>2,760</text:p>
          </table:table-cell>
          <table:covered-table-cell/>
          <table:table-cell office:value-type="float" office:value="529981" table:style-name="ce3">
            <text:p>529,981</text:p>
          </table:table-cell>
          <table:table-cell office:value-type="float" office:value="127600" table:style-name="ce3">
            <text:p>127,600</text:p>
          </table:table-cell>
          <table:table-cell office:value-type="float" office:value="657581" table:style-name="ce3">
            <text:p>657,58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美麗春天大飯店</text:p>
          </table:table-cell>
          <table:covered-table-cell table:number-columns-repeated="4"/>
          <table:table-cell office:value-type="string" office:string-value="美麗春天大飯店" table:formula="of:=SUBSTITUTE([.A119];&quot;*&quot;;&quot;&quot;)" table:style-name="ce5">
            <text:p>美麗春天大飯店</text:p>
          </table:table-cell>
          <table:table-cell office:value-type="string" table:style-name="ce5">
            <text:p>Others</text:p>
          </table:table-cell>
          <table:table-cell office:value-type="float" office:value="34" table:style-name="ce3">
            <text:p>34</text:p>
          </table:table-cell>
          <table:table-cell office:value-type="float" office:value="122" table:number-columns-spanned="2" table:number-rows-spanned="1" table:style-name="ce7">
            <text:p>122</text:p>
          </table:table-cell>
          <table:covered-table-cell/>
          <table:table-cell office:value-type="percentage" office:value="0.11960784313725489" table:style-name="ce4">
            <text:p>11.96%</text:p>
          </table:table-cell>
          <table:table-cell office:value-type="float" office:value="2765.7295081967209" table:number-columns-spanned="2" table:number-rows-spanned="1" table:style-name="ce7">
            <text:p>2,766</text:p>
          </table:table-cell>
          <table:covered-table-cell/>
          <table:table-cell office:value-type="float" office:value="337419" table:style-name="ce3">
            <text:p>337,419</text:p>
          </table:table-cell>
          <table:table-cell office:value-type="float" office:value="169144" table:style-name="ce3">
            <text:p>169,144</text:p>
          </table:table-cell>
          <table:table-cell office:value-type="float" office:value="506563" table:style-name="ce3">
            <text:p>506,56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遠百企業觀光旅館</text:p>
          </table:table-cell>
          <table:covered-table-cell table:number-columns-repeated="4"/>
          <table:table-cell office:value-type="string" office:string-value="遠百企業觀光旅館" table:formula="of:=SUBSTITUTE([.A120];&quot;*&quot;;&quot;&quot;)" table:style-name="ce5">
            <text:p>遠百企業觀光旅館</text:p>
          </table:table-cell>
          <table:table-cell office:value-type="string" table:style-name="ce5">
            <text:p>Others</text:p>
          </table:table-cell>
          <table:table-cell office:value-type="float" office:value="40" table:style-name="ce3">
            <text:p>40</text:p>
          </table:table-cell>
          <table:table-cell office:value-type="float" office:value="79" table:number-columns-spanned="2" table:number-rows-spanned="1" table:style-name="ce7">
            <text:p>79</text:p>
          </table:table-cell>
          <table:covered-table-cell/>
          <table:table-cell office:value-type="percentage" office:value="6.5833333333333327E-2" table:style-name="ce4">
            <text:p>6.58%</text:p>
          </table:table-cell>
          <table:table-cell office:value-type="float" office:value="1007.594936708861" table:number-columns-spanned="2" table:number-rows-spanned="1" table:style-name="ce7">
            <text:p>1,008</text:p>
          </table:table-cell>
          <table:covered-table-cell/>
          <table:table-cell office:value-type="float" office:value="79600" table:style-name="ce3">
            <text:p>79,600</text:p>
          </table:table-cell>
          <table:table-cell office:value-type="float" office:value="0" table:style-name="ce3">
            <text:p>0</text:p>
          </table:table-cell>
          <table:table-cell office:value-type="float" office:value="79600" table:style-name="ce3">
            <text:p>79,6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幼獅大飯店</text:p>
          </table:table-cell>
          <table:covered-table-cell table:number-columns-repeated="4"/>
          <table:table-cell office:value-type="string" office:string-value="幼獅大飯店" table:formula="of:=SUBSTITUTE([.A121];&quot;*&quot;;&quot;&quot;)" table:style-name="ce5">
            <text:p>幼獅大飯店</text:p>
          </table:table-cell>
          <table:table-cell office:value-type="string" table:style-name="ce5">
            <text:p>Others</text:p>
          </table:table-cell>
          <table:table-cell office:value-type="float" office:value="55" table:style-name="ce3">
            <text:p>55</text:p>
          </table:table-cell>
          <table:table-cell office:value-type="float" office:value="312" table:number-columns-spanned="2" table:number-rows-spanned="1" table:style-name="ce7">
            <text:p>312</text:p>
          </table:table-cell>
          <table:covered-table-cell/>
          <table:table-cell office:value-type="percentage" office:value="0.18909090909090909" table:style-name="ce4">
            <text:p>18.91%</text:p>
          </table:table-cell>
          <table:table-cell office:value-type="float" office:value="1591.346153846154" table:number-columns-spanned="2" table:number-rows-spanned="1" table:style-name="ce7">
            <text:p>1,591</text:p>
          </table:table-cell>
          <table:covered-table-cell/>
          <table:table-cell office:value-type="float" office:value="496500" table:style-name="ce3">
            <text:p>496,500</text:p>
          </table:table-cell>
          <table:table-cell office:value-type="float" office:value="0" table:style-name="ce3">
            <text:p>0</text:p>
          </table:table-cell>
          <table:table-cell office:value-type="float" office:value="529060" table:style-name="ce3">
            <text:p>529,06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山泉大飯店</text:p>
          </table:table-cell>
          <table:covered-table-cell table:number-columns-repeated="4"/>
          <table:table-cell office:value-type="string" office:string-value="山泉大飯店" table:formula="of:=SUBSTITUTE([.A122];&quot;*&quot;;&quot;&quot;)" table:style-name="ce5">
            <text:p>山泉大飯店</text:p>
          </table:table-cell>
          <table:table-cell office:value-type="string" table:style-name="ce5">
            <text:p>Others</text:p>
          </table:table-cell>
          <table:table-cell office:value-type="float" office:value="146" table:style-name="ce3">
            <text:p>146</text:p>
          </table:table-cell>
          <table:table-cell office:value-type="float" office:value="2251" table:number-columns-spanned="2" table:number-rows-spanned="1" table:style-name="ce7">
            <text:p>2,251</text:p>
          </table:table-cell>
          <table:covered-table-cell/>
          <table:table-cell office:value-type="percentage" office:value="0.51392694063926936" table:style-name="ce4">
            <text:p>51.39%</text:p>
          </table:table-cell>
          <table:table-cell office:value-type="float" office:value="2041.702354509107" table:number-columns-spanned="2" table:number-rows-spanned="1" table:style-name="ce7">
            <text:p>2,042</text:p>
          </table:table-cell>
          <table:covered-table-cell/>
          <table:table-cell office:value-type="float" office:value="4595872" table:style-name="ce3">
            <text:p>4,595,872</text:p>
          </table:table-cell>
          <table:table-cell office:value-type="float" office:value="790692" table:style-name="ce3">
            <text:p>790,692</text:p>
          </table:table-cell>
          <table:table-cell office:value-type="float" office:value="5670067" table:style-name="ce3">
            <text:p>5,670,0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悅川酒店</text:p>
          </table:table-cell>
          <table:covered-table-cell table:number-columns-repeated="4"/>
          <table:table-cell office:value-type="string" office:string-value="悅川酒店" table:formula="of:=SUBSTITUTE([.A123];&quot;*&quot;;&quot;&quot;)" table:style-name="ce5">
            <text:p>悅川酒店</text:p>
          </table:table-cell>
          <table:table-cell office:value-type="string" table:style-name="ce5">
            <text:p>Others</text:p>
          </table:table-cell>
          <table:table-cell office:value-type="float" office:value="103" table:style-name="ce3">
            <text:p>103</text:p>
          </table:table-cell>
          <table:table-cell office:value-type="float" office:value="2230" table:number-columns-spanned="2" table:number-rows-spanned="1" table:style-name="ce7">
            <text:p>2,230</text:p>
          </table:table-cell>
          <table:covered-table-cell/>
          <table:table-cell office:value-type="percentage" office:value="0.72168284789644011" table:style-name="ce4">
            <text:p>72.17%</text:p>
          </table:table-cell>
          <table:table-cell office:value-type="float" office:value="3649.220179372197" table:number-columns-spanned="2" table:number-rows-spanned="1" table:style-name="ce7">
            <text:p>3,649</text:p>
          </table:table-cell>
          <table:covered-table-cell/>
          <table:table-cell office:value-type="float" office:value="8137761" table:style-name="ce3">
            <text:p>8,137,761</text:p>
          </table:table-cell>
          <table:table-cell office:value-type="float" office:value="5913143" table:style-name="ce3">
            <text:p>5,913,143</text:p>
          </table:table-cell>
          <table:table-cell office:value-type="float" office:value="14050904" table:style-name="ce3">
            <text:p>14,050,90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東桂田喜來登酒店</text:p>
          </table:table-cell>
          <table:covered-table-cell table:number-columns-repeated="4"/>
          <table:table-cell office:value-type="string" office:string-value="台東桂田喜來登酒店" table:formula="of:=SUBSTITUTE([.A124];&quot;*&quot;;&quot;&quot;)" table:style-name="ce5">
            <text:p>台東桂田喜來登酒店</text:p>
          </table:table-cell>
          <table:table-cell office:value-type="string" table:style-name="ce5">
            <text:p>Others</text:p>
          </table:table-cell>
          <table:table-cell office:value-type="float" office:value="278" table:style-name="ce3">
            <text:p>278</text:p>
          </table:table-cell>
          <table:table-cell office:value-type="float" office:value="3427" table:number-columns-spanned="2" table:number-rows-spanned="1" table:style-name="ce7">
            <text:p>3,427</text:p>
          </table:table-cell>
          <table:covered-table-cell/>
          <table:table-cell office:value-type="percentage" office:value="0.41091127098321351" table:style-name="ce4">
            <text:p>41.09%</text:p>
          </table:table-cell>
          <table:table-cell office:value-type="float" office:value="2927.9932885906042" table:number-columns-spanned="2" table:number-rows-spanned="1" table:style-name="ce7">
            <text:p>2,928</text:p>
          </table:table-cell>
          <table:covered-table-cell/>
          <table:table-cell office:value-type="float" office:value="10034233" table:style-name="ce3">
            <text:p>10,034,233</text:p>
          </table:table-cell>
          <table:table-cell office:value-type="float" office:value="11751578" table:style-name="ce3">
            <text:p>11,751,578</text:p>
          </table:table-cell>
          <table:table-cell office:value-type="float" office:value="22395148" table:style-name="ce3">
            <text:p>22,395,14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長榮桂冠酒店(基隆)</text:p>
          </table:table-cell>
          <table:covered-table-cell table:number-columns-repeated="4"/>
          <table:table-cell office:value-type="string" office:string-value="長榮桂冠酒店(基隆)" table:formula="of:=SUBSTITUTE([.A125];&quot;*&quot;;&quot;&quot;)" table:style-name="ce5">
            <text:p>長榮桂冠酒店(基隆)</text:p>
          </table:table-cell>
          <table:table-cell office:value-type="string" table:style-name="ce5">
            <text:p>Others</text:p>
          </table:table-cell>
          <table:table-cell office:value-type="float" office:value="140" table:style-name="ce3">
            <text:p>140</text:p>
          </table:table-cell>
          <table:table-cell office:value-type="float" office:value="3369" table:number-columns-spanned="2" table:number-rows-spanned="1" table:style-name="ce7">
            <text:p>3,369</text:p>
          </table:table-cell>
          <table:covered-table-cell/>
          <table:table-cell office:value-type="percentage" office:value="0.80214285714285716" table:style-name="ce4">
            <text:p>80.21%</text:p>
          </table:table-cell>
          <table:table-cell office:value-type="float" office:value="2461.8970020777679" table:number-columns-spanned="2" table:number-rows-spanned="1" table:style-name="ce7">
            <text:p>2,462</text:p>
          </table:table-cell>
          <table:covered-table-cell/>
          <table:table-cell office:value-type="float" office:value="8294131" table:style-name="ce3">
            <text:p>8,294,131</text:p>
          </table:table-cell>
          <table:table-cell office:value-type="float" office:value="6126966" table:style-name="ce3">
            <text:p>6,126,966</text:p>
          </table:table-cell>
          <table:table-cell office:value-type="float" office:value="17964154" table:style-name="ce3">
            <text:p>17,964,15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鈺通大飯店</text:p>
          </table:table-cell>
          <table:covered-table-cell table:number-columns-repeated="4"/>
          <table:table-cell office:value-type="string" office:string-value="鈺通大飯店" table:formula="of:=SUBSTITUTE([.A126];&quot;*&quot;;&quot;&quot;)" table:style-name="ce5">
            <text:p>鈺通大飯店</text:p>
          </table:table-cell>
          <table:table-cell office:value-type="string" table:style-name="ce5">
            <text:p>Others</text:p>
          </table:table-cell>
          <table:table-cell office:value-type="float" office:value="120" table:style-name="ce3">
            <text:p>120</text:p>
          </table:table-cell>
          <table:table-cell office:value-type="float" office:value="750" table:number-columns-spanned="2" table:number-rows-spanned="1" table:style-name="ce7">
            <text:p>750</text:p>
          </table:table-cell>
          <table:covered-table-cell/>
          <table:table-cell office:value-type="percentage" office:value="0.20833333333333329" table:style-name="ce4">
            <text:p>20.83%</text:p>
          </table:table-cell>
          <table:table-cell office:value-type="float" office:value="1976.6506666666669" table:number-columns-spanned="2" table:number-rows-spanned="1" table:style-name="ce7">
            <text:p>1,977</text:p>
          </table:table-cell>
          <table:covered-table-cell/>
          <table:table-cell office:value-type="float" office:value="1482488" table:style-name="ce3">
            <text:p>1,482,488</text:p>
          </table:table-cell>
          <table:table-cell office:value-type="float" office:value="3016958" table:style-name="ce3">
            <text:p>3,016,958</text:p>
          </table:table-cell>
          <table:table-cell office:value-type="float" office:value="4510553" table:style-name="ce3">
            <text:p>4,510,5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寶華大飯店</text:p>
          </table:table-cell>
          <table:covered-table-cell table:number-columns-repeated="4"/>
          <table:table-cell office:value-type="string" office:string-value="寶華大飯店" table:formula="of:=SUBSTITUTE([.A127];&quot;*&quot;;&quot;&quot;)" table:style-name="ce5">
            <text:p>寶華大飯店</text:p>
          </table:table-cell>
          <table:table-cell office:value-type="string" table:style-name="ce5">
            <text:p>Others</text:p>
          </table:table-cell>
          <table:table-cell office:value-type="float" office:value="78" table:style-name="ce3">
            <text:p>78</text:p>
          </table:table-cell>
          <table:table-cell office:value-type="float" office:value="707" table:number-columns-spanned="2" table:number-rows-spanned="1" table:style-name="ce7">
            <text:p>707</text:p>
          </table:table-cell>
          <table:covered-table-cell/>
          <table:table-cell office:value-type="percentage" office:value="0.30213675213675212" table:style-name="ce4">
            <text:p>30.21%</text:p>
          </table:table-cell>
          <table:table-cell office:value-type="float" office:value="1343.635077793494" table:number-columns-spanned="2" table:number-rows-spanned="1" table:style-name="ce7">
            <text:p>1,344</text:p>
          </table:table-cell>
          <table:covered-table-cell/>
          <table:table-cell office:value-type="float" office:value="949950" table:style-name="ce3">
            <text:p>949,950</text:p>
          </table:table-cell>
          <table:table-cell office:value-type="float" office:value="12600" table:style-name="ce3">
            <text:p>12,600</text:p>
          </table:table-cell>
          <table:table-cell office:value-type="float" office:value="964550" table:style-name="ce3">
            <text:p>964,55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陸島酒店</text:p>
          </table:table-cell>
          <table:covered-table-cell table:number-columns-repeated="4"/>
          <table:table-cell office:value-type="string" office:string-value="陸島酒店" table:formula="of:=SUBSTITUTE([.A128];&quot;*&quot;;&quot;&quot;)" table:style-name="ce5">
            <text:p>陸島酒店</text:p>
          </table:table-cell>
          <table:table-cell office:value-type="string" table:style-name="ce5">
            <text:p>Others</text:p>
          </table:table-cell>
          <table:table-cell office:value-type="float" office:value="47" table:style-name="ce3">
            <text:p>47</text:p>
          </table:table-cell>
          <table:table-cell office:value-type="float" office:value="515" table:number-columns-spanned="2" table:number-rows-spanned="1" table:style-name="ce7">
            <text:p>515</text:p>
          </table:table-cell>
          <table:covered-table-cell/>
          <table:table-cell office:value-type="percentage" office:value="0.36524822695035458" table:style-name="ce4">
            <text:p>36.52%</text:p>
          </table:table-cell>
          <table:table-cell office:value-type="float" office:value="1356.0970873786409" table:number-columns-spanned="2" table:number-rows-spanned="1" table:style-name="ce7">
            <text:p>1,356</text:p>
          </table:table-cell>
          <table:covered-table-cell/>
          <table:table-cell office:value-type="float" office:value="698390" table:style-name="ce3">
            <text:p>698,390</text:p>
          </table:table-cell>
          <table:table-cell office:value-type="float" office:value="81360" table:style-name="ce3">
            <text:p>81,360</text:p>
          </table:table-cell>
          <table:table-cell office:value-type="float" office:value="786100" table:style-name="ce3">
            <text:p>786,100</text:p>
          </table:table-cell>
          <table:table-cell table:number-columns-repeated="16368"/>
        </table:table-row>
        <table:table-row table:number-rows-repeated="10484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47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>Untitled Spreadsheet</dc:title>
    <dc:description/>
    <dc:subject/>
    <meta:initial-creator>Unknown Creator</meta:initial-creator>
    <dc:creator>emmayianpan</dc:creator>
    <meta:creation-date>2021-01-12T06:59:35Z</meta:creation-date>
    <dc:date>2021-03-24T17:12:51Z</dc:date>
  </office:meta>
</office:document-meta>
</file>